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66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21"/>
    <style:style style:name="ce6" style:family="table-cell" style:parent-style-name="Default" style:data-style-name="N11"/>
  </office:automatic-styles>
  <office:body>
    <office:spreadsheet>
      <table:table table:name="size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ENDRILS_A</text:p>
          </table:table-cell>
          <table:table-cell table:style-name="ce1" office:value-type="string" calcext:value-type="string">
            <text:p>TENDRILS_B</text:p>
          </table:table-cell>
          <table:table-cell table:style-name="ce1" office:value-type="string" calcext:value-type="string">
            <text:p>TENDRILS_C</text:p>
          </table:table-cell>
          <table:table-cell table:style-name="ce1" office:value-type="string" calcext:value-type="string">
            <text:p>DISCONNECTED</text:p>
          </table:table-cell>
        </table:table-row>
        <table:table-row table:style-name="ro1">
          <table:table-cell office:value-type="string" calcext:value-type="string">
            <text:p>in.tx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b-NotreDame.txt</text:p>
          </table:table-cell>
          <table:table-cell office:value-type="float" office:value="53968" calcext:value-type="float">
            <text:p>53968</text:p>
          </table:table-cell>
          <table:table-cell office:value-type="float" office:value="0" calcext:value-type="float">
            <text:p>0</text:p>
          </table:table-cell>
          <table:table-cell office:value-type="float" office:value="271761" calcext:value-type="float">
            <text:p>2717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Talk.txt</text:p>
          </table:table-cell>
          <table:table-cell office:value-type="float" office:value="111881" calcext:value-type="float">
            <text:p>111881</text:p>
          </table:table-cell>
          <table:table-cell office:value-type="float" office:value="18872" calcext:value-type="float">
            <text:p>18872</text:p>
          </table:table-cell>
          <table:table-cell office:value-type="float" office:value="2242435" calcext:value-type="float">
            <text:p>2242435</text:p>
          </table:table-cell>
          <table:table-cell office:value-type="float" office:value="10222" calcext:value-type="float">
            <text:p>10222</text:p>
          </table:table-cell>
          <table:table-cell office:value-type="float" office:value="5481" calcext:value-type="float">
            <text:p>5481</text:p>
          </table:table-cell>
          <table:table-cell office:value-type="float" office:value="62" calcext:value-type="float">
            <text:p>62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web-Google.txt</text:p>
          </table:table-cell>
          <table:table-cell office:value-type="float" office:value="434818" calcext:value-type="float">
            <text:p>434818</text:p>
          </table:table-cell>
          <table:table-cell office:value-type="float" office:value="180902" calcext:value-type="float">
            <text:p>180902</text:p>
          </table:table-cell>
          <table:table-cell office:value-type="float" office:value="165675" calcext:value-type="float">
            <text:p>165675</text:p>
          </table:table-cell>
          <table:table-cell office:value-type="float" office:value="30157" calcext:value-type="float">
            <text:p>30157</text:p>
          </table:table-cell>
          <table:table-cell office:value-type="float" office:value="35888" calcext:value-type="float">
            <text:p>35888</text:p>
          </table:table-cell>
          <table:table-cell office:value-type="float" office:value="8362" calcext:value-type="float">
            <text:p>8362</text:p>
          </table:table-cell>
          <table:table-cell office:value-type="float" office:value="19911" calcext:value-type="float">
            <text:p>19911</text:p>
          </table:table-cell>
        </table:table-row>
        <table:table-row table:style-name="ro1">
          <table:table-cell office:value-type="string" calcext:value-type="string">
            <text:p>web-BerkStan.txt</text:p>
          </table:table-cell>
          <table:table-cell office:value-type="float" office:value="334857" calcext:value-type="float">
            <text:p>334857</text:p>
          </table:table-cell>
          <table:table-cell office:value-type="float" office:value="159709" calcext:value-type="float">
            <text:p>159709</text:p>
          </table:table-cell>
          <table:table-cell office:value-type="float" office:value="124974" calcext:value-type="float">
            <text:p>124974</text:p>
          </table:table-cell>
          <table:table-cell office:value-type="float" office:value="13530" calcext:value-type="float">
            <text:p>13530</text:p>
          </table:table-cell>
          <table:table-cell office:value-type="float" office:value="19041" calcext:value-type="float">
            <text:p>19041</text:p>
          </table:table-cell>
          <table:table-cell office:value-type="float" office:value="2671" calcext:value-type="float">
            <text:p>2671</text:p>
          </table:table-cell>
          <table:table-cell office:value-type="float" office:value="30448" calcext:value-type="float">
            <text:p>30448</text:p>
          </table:table-cell>
        </table:table-row>
        <table:table-row table:style-name="ro1">
          <table:table-cell office:value-type="string" calcext:value-type="string">
            <text:p>web-Stanford.txt</text:p>
          </table:table-cell>
          <table:table-cell office:value-type="float" office:value="150532" calcext:value-type="float">
            <text:p>150532</text:p>
          </table:table-cell>
          <table:table-cell office:value-type="float" office:value="32785" calcext:value-type="float">
            <text:p>32785</text:p>
          </table:table-cell>
          <table:table-cell office:value-type="float" office:value="67516" calcext:value-type="float">
            <text:p>67516</text:p>
          </table:table-cell>
          <table:table-cell office:value-type="float" office:value="1690" calcext:value-type="float">
            <text:p>1690</text:p>
          </table:table-cell>
          <table:table-cell office:value-type="float" office:value="2688" calcext:value-type="float">
            <text:p>2688</text:p>
          </table:table-cell>
          <table:table-cell office:value-type="float" office:value="54" calcext:value-type="float">
            <text:p>54</text:p>
          </table:table-cell>
          <table:table-cell office:value-type="float" office:value="26638" calcext:value-type="float">
            <text:p>26638</text:p>
          </table:table-cell>
        </table:table-row>
        <table:table-row table:style-name="ro1">
          <table:table-cell office:value-type="string" calcext:value-type="string">
            <text:p>soc-pokec-relationships.txt</text:p>
          </table:table-cell>
          <table:table-cell office:value-type="float" office:value="1304537" calcext:value-type="float">
            <text:p>1304537</text:p>
          </table:table-cell>
          <table:table-cell office:value-type="float" office:value="113341" calcext:value-type="float">
            <text:p>113341</text:p>
          </table:table-cell>
          <table:table-cell office:value-type="float" office:value="199758" calcext:value-type="float">
            <text:p>199758</text:p>
          </table:table-cell>
          <table:table-cell office:value-type="float" office:value="9090" calcext:value-type="float">
            <text:p>9090</text:p>
          </table:table-cell>
          <table:table-cell office:value-type="float" office:value="5839" calcext:value-type="float">
            <text:p>583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6"/>
        </table:table-row>
      </table:table>
      <table:table table:name="Sheet5" table:style-name="ta1">
        <table:table-column table:style-name="co3" table:number-columns-repeated="11" table:default-cell-style-name="Default"/>
        <table:table-row table:style-name="ro1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i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in.txt</text:p>
          </table:table-cell>
          <table:table-cell office:value-type="string" calcext:value-type="string">
            <text:p>FileSize: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i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0.001104" calcext:value-type="float">
            <text:p>0.001104</text:p>
          </table:table-cell>
          <table:table-cell office:value-type="string" calcext:value-type="string">
            <text:p>-</text:p>
          </table:table-cell>
          <table:table-cell office:value-type="float" office:value="0.000253" calcext:value-type="float">
            <text:p>0.000253</text:p>
          </table:table-cell>
          <table:table-cell table:style-name="ce3" office:value-type="float" office:value="0.000049" calcext:value-type="float">
            <text:p>4.90E-005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7" calcext:value-type="float">
            <text:p>7.00E-006</text:p>
          </table:table-cell>
          <table:table-cell table:style-name="ce3" office:value-type="float" office:value="0.000011" calcext:value-type="float">
            <text:p>1.10E-005</text:p>
          </table:table-cell>
          <table:table-cell office:value-type="float" office:value="0.000661" calcext:value-type="float">
            <text:p>0.00066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i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in.txt</text:p>
          </table:table-cell>
          <table:table-cell office:value-type="string" calcext:value-type="string">
            <text:p>FileSize: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i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0.000822" calcext:value-type="float">
            <text:p>0.000822</text:p>
          </table:table-cell>
          <table:table-cell office:value-type="string" calcext:value-type="string">
            <text:p>-</text:p>
          </table:table-cell>
          <table:table-cell office:value-type="float" office:value="0.000128" calcext:value-type="float">
            <text:p>0.000128</text:p>
          </table:table-cell>
          <table:table-cell table:style-name="ce3" office:value-type="float" office:value="0.000031" calcext:value-type="float">
            <text:p>3.10E-005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table:style-name="ce3" office:value-type="float" office:value="0.000011" calcext:value-type="float">
            <text:p>1.10E-005</text:p>
          </table:table-cell>
          <table:table-cell office:value-type="float" office:value="0.000529" calcext:value-type="float">
            <text:p>0.00052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i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in.txt</text:p>
          </table:table-cell>
          <table:table-cell office:value-type="string" calcext:value-type="string">
            <text:p>FileSize: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i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0.000813" calcext:value-type="float">
            <text:p>0.000813</text:p>
          </table:table-cell>
          <table:table-cell office:value-type="string" calcext:value-type="string">
            <text:p>-</text:p>
          </table:table-cell>
          <table:table-cell office:value-type="float" office:value="0.000123" calcext:value-type="float">
            <text:p>0.000123</text:p>
          </table:table-cell>
          <table:table-cell table:style-name="ce3" office:value-type="float" office:value="0.000031" calcext:value-type="float">
            <text:p>3.10E-005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table:style-name="ce3" office:value-type="float" office:value="0.000011" calcext:value-type="float">
            <text:p>1.10E-005</text:p>
          </table:table-cell>
          <table:table-cell office:value-type="float" office:value="0.000531" calcext:value-type="float">
            <text:p>0.00053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i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in.txt</text:p>
          </table:table-cell>
          <table:table-cell office:value-type="string" calcext:value-type="string">
            <text:p>FileSize: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i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0.000789" calcext:value-type="float">
            <text:p>0.000789</text:p>
          </table:table-cell>
          <table:table-cell office:value-type="string" calcext:value-type="string">
            <text:p>-</text:p>
          </table:table-cell>
          <table:table-cell office:value-type="float" office:value="0.000121" calcext:value-type="float">
            <text:p>0.000121</text:p>
          </table:table-cell>
          <table:table-cell table:style-name="ce3" office:value-type="float" office:value="0.000031" calcext:value-type="float">
            <text:p>3.10E-005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7" calcext:value-type="float">
            <text:p>7.00E-006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float" office:value="0.000506" calcext:value-type="float">
            <text:p>0.00050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i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in.txt</text:p>
          </table:table-cell>
          <table:table-cell office:value-type="string" calcext:value-type="string">
            <text:p>FileSize: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i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0.000474" calcext:value-type="float">
            <text:p>0.000474</text:p>
          </table:table-cell>
          <table:table-cell office:value-type="string" calcext:value-type="string">
            <text:p>-</text:p>
          </table:table-cell>
          <table:table-cell table:style-name="ce3" office:value-type="float" office:value="0.000074" calcext:value-type="float">
            <text:p>7.40E-005</text:p>
          </table:table-cell>
          <table:table-cell table:style-name="ce3" office:value-type="float" office:value="0.000019" calcext:value-type="float">
            <text:p>1.90E-005</text:p>
          </table:table-cell>
          <table:table-cell table:style-name="ce3" office:value-type="float" office:value="0.000003" calcext:value-type="float">
            <text:p>3.00E-006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office:value-type="float" office:value="0.000304" calcext:value-type="float">
            <text:p>0.00030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i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in.txt</text:p>
          </table:table-cell>
          <table:table-cell office:value-type="string" calcext:value-type="string">
            <text:p>FileSize: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i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0.000852" calcext:value-type="float">
            <text:p>0.000852</text:p>
          </table:table-cell>
          <table:table-cell office:value-type="string" calcext:value-type="string">
            <text:p>-</text:p>
          </table:table-cell>
          <table:table-cell office:value-type="float" office:value="0.000123" calcext:value-type="float">
            <text:p>0.000123</text:p>
          </table:table-cell>
          <table:table-cell table:style-name="ce3" office:value-type="float" office:value="0.000031" calcext:value-type="float">
            <text:p>3.10E-005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table:style-name="ce3" office:value-type="float" office:value="0.000011" calcext:value-type="float">
            <text:p>1.10E-005</text:p>
          </table:table-cell>
          <table:table-cell office:value-type="float" office:value="0.000566" calcext:value-type="float">
            <text:p>0.00056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i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in.txt</text:p>
          </table:table-cell>
          <table:table-cell office:value-type="string" calcext:value-type="string">
            <text:p>FileSize: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i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0.000489" calcext:value-type="float">
            <text:p>0.000489</text:p>
          </table:table-cell>
          <table:table-cell office:value-type="string" calcext:value-type="string">
            <text:p>-</text:p>
          </table:table-cell>
          <table:table-cell table:style-name="ce3" office:value-type="float" office:value="0.000073" calcext:value-type="float">
            <text:p>7.30E-005</text:p>
          </table:table-cell>
          <table:table-cell table:style-name="ce3" office:value-type="float" office:value="0.000019" calcext:value-type="float">
            <text:p>1.90E-005</text:p>
          </table:table-cell>
          <table:table-cell table:style-name="ce3" office:value-type="float" office:value="0.000003" calcext:value-type="float">
            <text:p>3.00E-006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i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in.txt</text:p>
          </table:table-cell>
          <table:table-cell office:value-type="string" calcext:value-type="string">
            <text:p>FileSize: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i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0.000494" calcext:value-type="float">
            <text:p>0.000494</text:p>
          </table:table-cell>
          <table:table-cell office:value-type="string" calcext:value-type="string">
            <text:p>-</text:p>
          </table:table-cell>
          <table:table-cell table:style-name="ce3" office:value-type="float" office:value="0.000073" calcext:value-type="float">
            <text:p>7.30E-005</text:p>
          </table:table-cell>
          <table:table-cell table:style-name="ce3" office:value-type="float" office:value="0.000018" calcext:value-type="float">
            <text:p>1.80E-005</text:p>
          </table:table-cell>
          <table:table-cell table:style-name="ce3" office:value-type="float" office:value="0.000002" calcext:value-type="float">
            <text:p>2.00E-006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office:value-type="float" office:value="0.000328" calcext:value-type="float">
            <text:p>0.00032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i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in.txt</text:p>
          </table:table-cell>
          <table:table-cell office:value-type="string" calcext:value-type="string">
            <text:p>FileSize: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i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0.000475" calcext:value-type="float">
            <text:p>0.000475</text:p>
          </table:table-cell>
          <table:table-cell office:value-type="string" calcext:value-type="string">
            <text:p>-</text:p>
          </table:table-cell>
          <table:table-cell table:style-name="ce3" office:value-type="float" office:value="0.000073" calcext:value-type="float">
            <text:p>7.30E-005</text:p>
          </table:table-cell>
          <table:table-cell table:style-name="ce3" office:value-type="float" office:value="0.000019" calcext:value-type="float">
            <text:p>1.90E-005</text:p>
          </table:table-cell>
          <table:table-cell table:style-name="ce3" office:value-type="float" office:value="0.000003" calcext:value-type="float">
            <text:p>3.00E-006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office:value-type="float" office:value="0.000305" calcext:value-type="float">
            <text:p>0.00030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i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in.txt</text:p>
          </table:table-cell>
          <table:table-cell office:value-type="string" calcext:value-type="string">
            <text:p>FileSize: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i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0.000502" calcext:value-type="float">
            <text:p>0.000502</text:p>
          </table:table-cell>
          <table:table-cell office:value-type="string" calcext:value-type="string">
            <text:p>-</text:p>
          </table:table-cell>
          <table:table-cell table:style-name="ce3" office:value-type="float" office:value="0.000072" calcext:value-type="float">
            <text:p>7.20E-005</text:p>
          </table:table-cell>
          <table:table-cell table:style-name="ce3" office:value-type="float" office:value="0.000018" calcext:value-type="float">
            <text:p>1.80E-005</text:p>
          </table:table-cell>
          <table:table-cell table:style-name="ce3" office:value-type="float" office:value="0.000002" calcext:value-type="float">
            <text:p>2.00E-006</text:p>
          </table:table-cell>
          <table:table-cell table:style-name="ce3" office:value-type="float" office:value="0.000003" calcext:value-type="float">
            <text:p>3.00E-006</text:p>
          </table:table-cell>
          <table:table-cell table:style-name="ce3" office:value-type="float" office:value="0.000006" calcext:value-type="float">
            <text:p>6.00E-006</text:p>
          </table:table-cell>
          <table:table-cell office:value-type="float" office:value="0.000333" calcext:value-type="float">
            <text:p>0.00033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NotreDam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NotreDame.txt</text:p>
          </table:table-cell>
          <table:table-cell office:value-type="string" calcext:value-type="string">
            <text:p>FileSize:</text:p>
          </table:table-cell>
          <table:table-cell office:value-type="float" office:value="53968" calcext:value-type="float">
            <text:p>53968</text:p>
          </table:table-cell>
          <table:table-cell office:value-type="float" office:value="0" calcext:value-type="float">
            <text:p>0</text:p>
          </table:table-cell>
          <table:table-cell office:value-type="float" office:value="271761" calcext:value-type="float">
            <text:p>2717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NotreDam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08047" calcext:value-type="float">
            <text:p>1.08047</text:p>
          </table:table-cell>
          <table:table-cell office:value-type="string" calcext:value-type="string">
            <text:p>-</text:p>
          </table:table-cell>
          <table:table-cell office:value-type="float" office:value="0.584091" calcext:value-type="float">
            <text:p>0.584091</text:p>
          </table:table-cell>
          <table:table-cell office:value-type="float" office:value="0.227456" calcext:value-type="float">
            <text:p>0.227456</text:p>
          </table:table-cell>
          <table:table-cell office:value-type="float" office:value="0.026434" calcext:value-type="float">
            <text:p>0.026434</text:p>
          </table:table-cell>
          <table:table-cell office:value-type="float" office:value="0.082992" calcext:value-type="float">
            <text:p>0.082992</text:p>
          </table:table-cell>
          <table:table-cell office:value-type="float" office:value="0.13243" calcext:value-type="float">
            <text:p>0.13243</text:p>
          </table:table-cell>
          <table:table-cell office:value-type="float" office:value="0.026696" calcext:value-type="float">
            <text:p>0.02669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NotreDam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NotreDame.txt</text:p>
          </table:table-cell>
          <table:table-cell office:value-type="string" calcext:value-type="string">
            <text:p>FileSize:</text:p>
          </table:table-cell>
          <table:table-cell office:value-type="float" office:value="53968" calcext:value-type="float">
            <text:p>53968</text:p>
          </table:table-cell>
          <table:table-cell office:value-type="float" office:value="0" calcext:value-type="float">
            <text:p>0</text:p>
          </table:table-cell>
          <table:table-cell office:value-type="float" office:value="271761" calcext:value-type="float">
            <text:p>2717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NotreDam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07897" calcext:value-type="float">
            <text:p>1.07897</text:p>
          </table:table-cell>
          <table:table-cell office:value-type="string" calcext:value-type="string">
            <text:p>-</text:p>
          </table:table-cell>
          <table:table-cell office:value-type="float" office:value="0.577861" calcext:value-type="float">
            <text:p>0.577861</text:p>
          </table:table-cell>
          <table:table-cell office:value-type="float" office:value="0.228003" calcext:value-type="float">
            <text:p>0.228003</text:p>
          </table:table-cell>
          <table:table-cell office:value-type="float" office:value="0.027013" calcext:value-type="float">
            <text:p>0.027013</text:p>
          </table:table-cell>
          <table:table-cell office:value-type="float" office:value="0.084821" calcext:value-type="float">
            <text:p>0.084821</text:p>
          </table:table-cell>
          <table:table-cell office:value-type="float" office:value="0.133348" calcext:value-type="float">
            <text:p>0.133348</text:p>
          </table:table-cell>
          <table:table-cell office:value-type="float" office:value="0.027544" calcext:value-type="float">
            <text:p>0.02754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NotreDam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NotreDame.txt</text:p>
          </table:table-cell>
          <table:table-cell office:value-type="string" calcext:value-type="string">
            <text:p>FileSize:</text:p>
          </table:table-cell>
          <table:table-cell office:value-type="float" office:value="53968" calcext:value-type="float">
            <text:p>53968</text:p>
          </table:table-cell>
          <table:table-cell office:value-type="float" office:value="0" calcext:value-type="float">
            <text:p>0</text:p>
          </table:table-cell>
          <table:table-cell office:value-type="float" office:value="271761" calcext:value-type="float">
            <text:p>2717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NotreDam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07686" calcext:value-type="float">
            <text:p>1.07686</text:p>
          </table:table-cell>
          <table:table-cell office:value-type="string" calcext:value-type="string">
            <text:p>-</text:p>
          </table:table-cell>
          <table:table-cell office:value-type="float" office:value="0.576983" calcext:value-type="float">
            <text:p>0.576983</text:p>
          </table:table-cell>
          <table:table-cell office:value-type="float" office:value="0.228762" calcext:value-type="float">
            <text:p>0.228762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83715" calcext:value-type="float">
            <text:p>0.083715</text:p>
          </table:table-cell>
          <table:table-cell office:value-type="float" office:value="0.132485" calcext:value-type="float">
            <text:p>0.132485</text:p>
          </table:table-cell>
          <table:table-cell office:value-type="float" office:value="0.026692" calcext:value-type="float">
            <text:p>0.0266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NotreDam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NotreDame.txt</text:p>
          </table:table-cell>
          <table:table-cell office:value-type="string" calcext:value-type="string">
            <text:p>FileSize:</text:p>
          </table:table-cell>
          <table:table-cell office:value-type="float" office:value="53968" calcext:value-type="float">
            <text:p>53968</text:p>
          </table:table-cell>
          <table:table-cell office:value-type="float" office:value="0" calcext:value-type="float">
            <text:p>0</text:p>
          </table:table-cell>
          <table:table-cell office:value-type="float" office:value="271761" calcext:value-type="float">
            <text:p>2717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NotreDam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07561" calcext:value-type="float">
            <text:p>1.07561</text:p>
          </table:table-cell>
          <table:table-cell office:value-type="string" calcext:value-type="string">
            <text:p>-</text:p>
          </table:table-cell>
          <table:table-cell office:value-type="float" office:value="0.57704" calcext:value-type="float">
            <text:p>0.57704</text:p>
          </table:table-cell>
          <table:table-cell office:value-type="float" office:value="0.225998" calcext:value-type="float">
            <text:p>0.225998</text:p>
          </table:table-cell>
          <table:table-cell office:value-type="float" office:value="0.027022" calcext:value-type="float">
            <text:p>0.027022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133758" calcext:value-type="float">
            <text:p>0.133758</text:p>
          </table:table-cell>
          <table:table-cell office:value-type="float" office:value="0.02684" calcext:value-type="float">
            <text:p>0.0268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NotreDam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NotreDame.txt</text:p>
          </table:table-cell>
          <table:table-cell office:value-type="string" calcext:value-type="string">
            <text:p>FileSize:</text:p>
          </table:table-cell>
          <table:table-cell office:value-type="float" office:value="53968" calcext:value-type="float">
            <text:p>53968</text:p>
          </table:table-cell>
          <table:table-cell office:value-type="float" office:value="0" calcext:value-type="float">
            <text:p>0</text:p>
          </table:table-cell>
          <table:table-cell office:value-type="float" office:value="271761" calcext:value-type="float">
            <text:p>2717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NotreDam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07477" calcext:value-type="float">
            <text:p>1.07477</text:p>
          </table:table-cell>
          <table:table-cell office:value-type="string" calcext:value-type="string">
            <text:p>-</text:p>
          </table:table-cell>
          <table:table-cell office:value-type="float" office:value="0.57577" calcext:value-type="float">
            <text:p>0.57577</text:p>
          </table:table-cell>
          <table:table-cell office:value-type="float" office:value="0.227733" calcext:value-type="float">
            <text:p>0.227733</text:p>
          </table:table-cell>
          <table:table-cell office:value-type="float" office:value="0.027532" calcext:value-type="float">
            <text:p>0.027532</text:p>
          </table:table-cell>
          <table:table-cell office:value-type="float" office:value="0.083946" calcext:value-type="float">
            <text:p>0.083946</text:p>
          </table:table-cell>
          <table:table-cell office:value-type="float" office:value="0.132641" calcext:value-type="float">
            <text:p>0.132641</text:p>
          </table:table-cell>
          <table:table-cell office:value-type="float" office:value="0.026844" calcext:value-type="float">
            <text:p>0.02684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NotreDam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NotreDame.txt</text:p>
          </table:table-cell>
          <table:table-cell office:value-type="string" calcext:value-type="string">
            <text:p>FileSize:</text:p>
          </table:table-cell>
          <table:table-cell office:value-type="float" office:value="53968" calcext:value-type="float">
            <text:p>53968</text:p>
          </table:table-cell>
          <table:table-cell office:value-type="float" office:value="0" calcext:value-type="float">
            <text:p>0</text:p>
          </table:table-cell>
          <table:table-cell office:value-type="float" office:value="271761" calcext:value-type="float">
            <text:p>2717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NotreDam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08931" calcext:value-type="float">
            <text:p>1.08931</text:p>
          </table:table-cell>
          <table:table-cell office:value-type="string" calcext:value-type="string">
            <text:p>-</text:p>
          </table:table-cell>
          <table:table-cell office:value-type="float" office:value="0.591474" calcext:value-type="float">
            <text:p>0.591474</text:p>
          </table:table-cell>
          <table:table-cell office:value-type="float" office:value="0.226386" calcext:value-type="float">
            <text:p>0.226386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83765" calcext:value-type="float">
            <text:p>0.083765</text:p>
          </table:table-cell>
          <table:table-cell office:value-type="float" office:value="0.133765" calcext:value-type="float">
            <text:p>0.133765</text:p>
          </table:table-cell>
          <table:table-cell office:value-type="float" office:value="0.026721" calcext:value-type="float">
            <text:p>0.02672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NotreDam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NotreDame.txt</text:p>
          </table:table-cell>
          <table:table-cell office:value-type="string" calcext:value-type="string">
            <text:p>FileSize:</text:p>
          </table:table-cell>
          <table:table-cell office:value-type="float" office:value="53968" calcext:value-type="float">
            <text:p>53968</text:p>
          </table:table-cell>
          <table:table-cell office:value-type="float" office:value="0" calcext:value-type="float">
            <text:p>0</text:p>
          </table:table-cell>
          <table:table-cell office:value-type="float" office:value="271761" calcext:value-type="float">
            <text:p>2717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NotreDam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07873" calcext:value-type="float">
            <text:p>1.07873</text:p>
          </table:table-cell>
          <table:table-cell office:value-type="string" calcext:value-type="string">
            <text:p>-</text:p>
          </table:table-cell>
          <table:table-cell office:value-type="float" office:value="0.578543" calcext:value-type="float">
            <text:p>0.578543</text:p>
          </table:table-cell>
          <table:table-cell office:value-type="float" office:value="0.228414" calcext:value-type="float">
            <text:p>0.228414</text:p>
          </table:table-cell>
          <table:table-cell office:value-type="float" office:value="0.027298" calcext:value-type="float">
            <text:p>0.027298</text:p>
          </table:table-cell>
          <table:table-cell office:value-type="float" office:value="0.083005" calcext:value-type="float">
            <text:p>0.083005</text:p>
          </table:table-cell>
          <table:table-cell office:value-type="float" office:value="0.134076" calcext:value-type="float">
            <text:p>0.134076</text:p>
          </table:table-cell>
          <table:table-cell office:value-type="float" office:value="0.027058" calcext:value-type="float">
            <text:p>0.02705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NotreDam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NotreDame.txt</text:p>
          </table:table-cell>
          <table:table-cell office:value-type="string" calcext:value-type="string">
            <text:p>FileSize:</text:p>
          </table:table-cell>
          <table:table-cell office:value-type="float" office:value="53968" calcext:value-type="float">
            <text:p>53968</text:p>
          </table:table-cell>
          <table:table-cell office:value-type="float" office:value="0" calcext:value-type="float">
            <text:p>0</text:p>
          </table:table-cell>
          <table:table-cell office:value-type="float" office:value="271761" calcext:value-type="float">
            <text:p>2717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NotreDam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07496" calcext:value-type="float">
            <text:p>1.07496</text:p>
          </table:table-cell>
          <table:table-cell office:value-type="string" calcext:value-type="string">
            <text:p>-</text:p>
          </table:table-cell>
          <table:table-cell office:value-type="float" office:value="0.577071" calcext:value-type="float">
            <text:p>0.577071</text:p>
          </table:table-cell>
          <table:table-cell office:value-type="float" office:value="0.227725" calcext:value-type="float">
            <text:p>0.227725</text:p>
          </table:table-cell>
          <table:table-cell office:value-type="float" office:value="0.026736" calcext:value-type="float">
            <text:p>0.026736</text:p>
          </table:table-cell>
          <table:table-cell office:value-type="float" office:value="0.08318" calcext:value-type="float">
            <text:p>0.08318</text:p>
          </table:table-cell>
          <table:table-cell office:value-type="float" office:value="0.133059" calcext:value-type="float">
            <text:p>0.133059</text:p>
          </table:table-cell>
          <table:table-cell office:value-type="float" office:value="0.026872" calcext:value-type="float">
            <text:p>0.0268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NotreDam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NotreDame.txt</text:p>
          </table:table-cell>
          <table:table-cell office:value-type="string" calcext:value-type="string">
            <text:p>FileSize:</text:p>
          </table:table-cell>
          <table:table-cell office:value-type="float" office:value="53968" calcext:value-type="float">
            <text:p>53968</text:p>
          </table:table-cell>
          <table:table-cell office:value-type="float" office:value="0" calcext:value-type="float">
            <text:p>0</text:p>
          </table:table-cell>
          <table:table-cell office:value-type="float" office:value="271761" calcext:value-type="float">
            <text:p>2717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NotreDam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07323" calcext:value-type="float">
            <text:p>1.07323</text:p>
          </table:table-cell>
          <table:table-cell office:value-type="string" calcext:value-type="string">
            <text:p>-</text:p>
          </table:table-cell>
          <table:table-cell office:value-type="float" office:value="0.57593" calcext:value-type="float">
            <text:p>0.57593</text:p>
          </table:table-cell>
          <table:table-cell office:value-type="float" office:value="0.227481" calcext:value-type="float">
            <text:p>0.227481</text:p>
          </table:table-cell>
          <table:table-cell office:value-type="float" office:value="0.026853" calcext:value-type="float">
            <text:p>0.026853</text:p>
          </table:table-cell>
          <table:table-cell office:value-type="float" office:value="0.08321" calcext:value-type="float">
            <text:p>0.08321</text:p>
          </table:table-cell>
          <table:table-cell office:value-type="float" office:value="0.132592" calcext:value-type="float">
            <text:p>0.132592</text:p>
          </table:table-cell>
          <table:table-cell office:value-type="float" office:value="0.026845" calcext:value-type="float">
            <text:p>0.02684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NotreDam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NotreDame.txt</text:p>
          </table:table-cell>
          <table:table-cell office:value-type="string" calcext:value-type="string">
            <text:p>FileSize:</text:p>
          </table:table-cell>
          <table:table-cell office:value-type="float" office:value="53968" calcext:value-type="float">
            <text:p>53968</text:p>
          </table:table-cell>
          <table:table-cell office:value-type="float" office:value="0" calcext:value-type="float">
            <text:p>0</text:p>
          </table:table-cell>
          <table:table-cell office:value-type="float" office:value="271761" calcext:value-type="float">
            <text:p>2717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NotreDam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07386" calcext:value-type="float">
            <text:p>1.07386</text:p>
          </table:table-cell>
          <table:table-cell office:value-type="string" calcext:value-type="string">
            <text:p>-</text:p>
          </table:table-cell>
          <table:table-cell office:value-type="float" office:value="0.576902" calcext:value-type="float">
            <text:p>0.576902</text:p>
          </table:table-cell>
          <table:table-cell office:value-type="float" office:value="0.227253" calcext:value-type="float">
            <text:p>0.227253</text:p>
          </table:table-cell>
          <table:table-cell office:value-type="float" office:value="0.026825" calcext:value-type="float">
            <text:p>0.026825</text:p>
          </table:table-cell>
          <table:table-cell office:value-type="float" office:value="0.083002" calcext:value-type="float">
            <text:p>0.083002</text:p>
          </table:table-cell>
          <table:table-cell office:value-type="float" office:value="0.132878" calcext:value-type="float">
            <text:p>0.132878</text:p>
          </table:table-cell>
          <table:table-cell office:value-type="float" office:value="0.026693" calcext:value-type="float">
            <text:p>0.02669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ikiTalk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ikiTalk.txt</text:p>
          </table:table-cell>
          <table:table-cell office:value-type="string" calcext:value-type="string">
            <text:p>FileSize:</text:p>
          </table:table-cell>
          <table:table-cell office:value-type="float" office:value="111881" calcext:value-type="float">
            <text:p>111881</text:p>
          </table:table-cell>
          <table:table-cell office:value-type="float" office:value="18872" calcext:value-type="float">
            <text:p>18872</text:p>
          </table:table-cell>
          <table:table-cell office:value-type="float" office:value="2242435" calcext:value-type="float">
            <text:p>2242435</text:p>
          </table:table-cell>
          <table:table-cell office:value-type="float" office:value="10222" calcext:value-type="float">
            <text:p>10222</text:p>
          </table:table-cell>
          <table:table-cell office:value-type="float" office:value="5481" calcext:value-type="float">
            <text:p>5481</text:p>
          </table:table-cell>
          <table:table-cell office:value-type="float" office:value="62" calcext:value-type="float">
            <text:p>62</text:p>
          </table:table-cell>
          <table:table-cell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ikiTalk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80689" calcext:value-type="float">
            <text:p>4.80689</text:p>
          </table:table-cell>
          <table:table-cell office:value-type="string" calcext:value-type="string">
            <text:p>-</text:p>
          </table:table-cell>
          <table:table-cell office:value-type="float" office:value="2.451" calcext:value-type="float">
            <text:p>2.451</text:p>
          </table:table-cell>
          <table:table-cell office:value-type="float" office:value="1.10873" calcext:value-type="float">
            <text:p>1.10873</text:p>
          </table:table-cell>
          <table:table-cell office:value-type="float" office:value="0.179924" calcext:value-type="float">
            <text:p>0.179924</text:p>
          </table:table-cell>
          <table:table-cell office:value-type="float" office:value="0.426488" calcext:value-type="float">
            <text:p>0.426488</text:p>
          </table:table-cell>
          <table:table-cell office:value-type="float" office:value="0.439921" calcext:value-type="float">
            <text:p>0.439921</text:p>
          </table:table-cell>
          <table:table-cell office:value-type="float" office:value="0.199506" calcext:value-type="float">
            <text:p>0.19950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ikiTalk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ikiTalk.txt</text:p>
          </table:table-cell>
          <table:table-cell office:value-type="string" calcext:value-type="string">
            <text:p>FileSize:</text:p>
          </table:table-cell>
          <table:table-cell office:value-type="float" office:value="111881" calcext:value-type="float">
            <text:p>111881</text:p>
          </table:table-cell>
          <table:table-cell office:value-type="float" office:value="18872" calcext:value-type="float">
            <text:p>18872</text:p>
          </table:table-cell>
          <table:table-cell office:value-type="float" office:value="2242435" calcext:value-type="float">
            <text:p>2242435</text:p>
          </table:table-cell>
          <table:table-cell office:value-type="float" office:value="10222" calcext:value-type="float">
            <text:p>10222</text:p>
          </table:table-cell>
          <table:table-cell office:value-type="float" office:value="5481" calcext:value-type="float">
            <text:p>5481</text:p>
          </table:table-cell>
          <table:table-cell office:value-type="float" office:value="62" calcext:value-type="float">
            <text:p>62</text:p>
          </table:table-cell>
          <table:table-cell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ikiTalk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76695" calcext:value-type="float">
            <text:p>4.76695</text:p>
          </table:table-cell>
          <table:table-cell office:value-type="string" calcext:value-type="string">
            <text:p>-</text:p>
          </table:table-cell>
          <table:table-cell office:value-type="float" office:value="2.40081" calcext:value-type="float">
            <text:p>2.40081</text:p>
          </table:table-cell>
          <table:table-cell office:value-type="float" office:value="1.10923" calcext:value-type="float">
            <text:p>1.10923</text:p>
          </table:table-cell>
          <table:table-cell office:value-type="float" office:value="0.181857" calcext:value-type="float">
            <text:p>0.181857</text:p>
          </table:table-cell>
          <table:table-cell office:value-type="float" office:value="0.426125" calcext:value-type="float">
            <text:p>0.426125</text:p>
          </table:table-cell>
          <table:table-cell office:value-type="float" office:value="0.444033" calcext:value-type="float">
            <text:p>0.444033</text:p>
          </table:table-cell>
          <table:table-cell office:value-type="float" office:value="0.200912" calcext:value-type="float">
            <text:p>0.20091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ikiTalk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ikiTalk.txt</text:p>
          </table:table-cell>
          <table:table-cell office:value-type="string" calcext:value-type="string">
            <text:p>FileSize:</text:p>
          </table:table-cell>
          <table:table-cell office:value-type="float" office:value="111881" calcext:value-type="float">
            <text:p>111881</text:p>
          </table:table-cell>
          <table:table-cell office:value-type="float" office:value="18872" calcext:value-type="float">
            <text:p>18872</text:p>
          </table:table-cell>
          <table:table-cell office:value-type="float" office:value="2242435" calcext:value-type="float">
            <text:p>2242435</text:p>
          </table:table-cell>
          <table:table-cell office:value-type="float" office:value="10222" calcext:value-type="float">
            <text:p>10222</text:p>
          </table:table-cell>
          <table:table-cell office:value-type="float" office:value="5481" calcext:value-type="float">
            <text:p>5481</text:p>
          </table:table-cell>
          <table:table-cell office:value-type="float" office:value="62" calcext:value-type="float">
            <text:p>62</text:p>
          </table:table-cell>
          <table:table-cell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ikiTalk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77962" calcext:value-type="float">
            <text:p>4.77962</text:p>
          </table:table-cell>
          <table:table-cell office:value-type="string" calcext:value-type="string">
            <text:p>-</text:p>
          </table:table-cell>
          <table:table-cell office:value-type="float" office:value="2.40304" calcext:value-type="float">
            <text:p>2.40304</text:p>
          </table:table-cell>
          <table:table-cell office:value-type="float" office:value="1.11698" calcext:value-type="float">
            <text:p>1.11698</text:p>
          </table:table-cell>
          <table:table-cell office:value-type="float" office:value="0.182076" calcext:value-type="float">
            <text:p>0.182076</text:p>
          </table:table-cell>
          <table:table-cell office:value-type="float" office:value="0.43179" calcext:value-type="float">
            <text:p>0.43179</text:p>
          </table:table-cell>
          <table:table-cell office:value-type="float" office:value="0.443184" calcext:value-type="float">
            <text:p>0.443184</text:p>
          </table:table-cell>
          <table:table-cell office:value-type="float" office:value="0.20097" calcext:value-type="float">
            <text:p>0.2009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ikiTalk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ikiTalk.txt</text:p>
          </table:table-cell>
          <table:table-cell office:value-type="string" calcext:value-type="string">
            <text:p>FileSize:</text:p>
          </table:table-cell>
          <table:table-cell office:value-type="float" office:value="111881" calcext:value-type="float">
            <text:p>111881</text:p>
          </table:table-cell>
          <table:table-cell office:value-type="float" office:value="18872" calcext:value-type="float">
            <text:p>18872</text:p>
          </table:table-cell>
          <table:table-cell office:value-type="float" office:value="2242435" calcext:value-type="float">
            <text:p>2242435</text:p>
          </table:table-cell>
          <table:table-cell office:value-type="float" office:value="10222" calcext:value-type="float">
            <text:p>10222</text:p>
          </table:table-cell>
          <table:table-cell office:value-type="float" office:value="5481" calcext:value-type="float">
            <text:p>5481</text:p>
          </table:table-cell>
          <table:table-cell office:value-type="float" office:value="62" calcext:value-type="float">
            <text:p>62</text:p>
          </table:table-cell>
          <table:table-cell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ikiTalk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5.22086" calcext:value-type="float">
            <text:p>5.22086</text:p>
          </table:table-cell>
          <table:table-cell office:value-type="string" calcext:value-type="string">
            <text:p>-</text:p>
          </table:table-cell>
          <table:table-cell office:value-type="float" office:value="2.70641" calcext:value-type="float">
            <text:p>2.70641</text:p>
          </table:table-cell>
          <table:table-cell office:value-type="float" office:value="1.1963" calcext:value-type="float">
            <text:p>1.1963</text:p>
          </table:table-cell>
          <table:table-cell office:value-type="float" office:value="0.193766" calcext:value-type="float">
            <text:p>0.193766</text:p>
          </table:table-cell>
          <table:table-cell office:value-type="float" office:value="0.452667" calcext:value-type="float">
            <text:p>0.452667</text:p>
          </table:table-cell>
          <table:table-cell office:value-type="float" office:value="0.465866" calcext:value-type="float">
            <text:p>0.465866</text:p>
          </table:table-cell>
          <table:table-cell office:value-type="float" office:value="0.202224" calcext:value-type="float">
            <text:p>0.202224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ikiTalk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ikiTalk.txt</text:p>
          </table:table-cell>
          <table:table-cell office:value-type="string" calcext:value-type="string">
            <text:p>FileSize:</text:p>
          </table:table-cell>
          <table:table-cell office:value-type="float" office:value="111881" calcext:value-type="float">
            <text:p>111881</text:p>
          </table:table-cell>
          <table:table-cell office:value-type="float" office:value="18872" calcext:value-type="float">
            <text:p>18872</text:p>
          </table:table-cell>
          <table:table-cell office:value-type="float" office:value="2242435" calcext:value-type="float">
            <text:p>2242435</text:p>
          </table:table-cell>
          <table:table-cell office:value-type="float" office:value="10222" calcext:value-type="float">
            <text:p>10222</text:p>
          </table:table-cell>
          <table:table-cell office:value-type="float" office:value="5481" calcext:value-type="float">
            <text:p>5481</text:p>
          </table:table-cell>
          <table:table-cell office:value-type="float" office:value="62" calcext:value-type="float">
            <text:p>62</text:p>
          </table:table-cell>
          <table:table-cell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ikiTalk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74743" calcext:value-type="float">
            <text:p>4.74743</text:p>
          </table:table-cell>
          <table:table-cell office:value-type="string" calcext:value-type="string">
            <text:p>-</text:p>
          </table:table-cell>
          <table:table-cell office:value-type="float" office:value="2.39823" calcext:value-type="float">
            <text:p>2.39823</text:p>
          </table:table-cell>
          <table:table-cell office:value-type="float" office:value="1.10609" calcext:value-type="float">
            <text:p>1.10609</text:p>
          </table:table-cell>
          <table:table-cell office:value-type="float" office:value="0.181385" calcext:value-type="float">
            <text:p>0.181385</text:p>
          </table:table-cell>
          <table:table-cell office:value-type="float" office:value="0.425388" calcext:value-type="float">
            <text:p>0.425388</text:p>
          </table:table-cell>
          <table:table-cell office:value-type="float" office:value="0.434535" calcext:value-type="float">
            <text:p>0.434535</text:p>
          </table:table-cell>
          <table:table-cell office:value-type="float" office:value="0.20032" calcext:value-type="float">
            <text:p>0.2003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ikiTalk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ikiTalk.txt</text:p>
          </table:table-cell>
          <table:table-cell office:value-type="string" calcext:value-type="string">
            <text:p>FileSize:</text:p>
          </table:table-cell>
          <table:table-cell office:value-type="float" office:value="111881" calcext:value-type="float">
            <text:p>111881</text:p>
          </table:table-cell>
          <table:table-cell office:value-type="float" office:value="18872" calcext:value-type="float">
            <text:p>18872</text:p>
          </table:table-cell>
          <table:table-cell office:value-type="float" office:value="2242435" calcext:value-type="float">
            <text:p>2242435</text:p>
          </table:table-cell>
          <table:table-cell office:value-type="float" office:value="10222" calcext:value-type="float">
            <text:p>10222</text:p>
          </table:table-cell>
          <table:table-cell office:value-type="float" office:value="5481" calcext:value-type="float">
            <text:p>5481</text:p>
          </table:table-cell>
          <table:table-cell office:value-type="float" office:value="62" calcext:value-type="float">
            <text:p>62</text:p>
          </table:table-cell>
          <table:table-cell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ikiTalk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7478" calcext:value-type="float">
            <text:p>4.7478</text:p>
          </table:table-cell>
          <table:table-cell office:value-type="string" calcext:value-type="string">
            <text:p>-</text:p>
          </table:table-cell>
          <table:table-cell office:value-type="float" office:value="2.3977" calcext:value-type="float">
            <text:p>2.3977</text:p>
          </table:table-cell>
          <table:table-cell office:value-type="float" office:value="1.10767" calcext:value-type="float">
            <text:p>1.10767</text:p>
          </table:table-cell>
          <table:table-cell office:value-type="float" office:value="0.180347" calcext:value-type="float">
            <text:p>0.180347</text:p>
          </table:table-cell>
          <table:table-cell office:value-type="float" office:value="0.424129" calcext:value-type="float">
            <text:p>0.424129</text:p>
          </table:table-cell>
          <table:table-cell office:value-type="float" office:value="0.437329" calcext:value-type="float">
            <text:p>0.437329</text:p>
          </table:table-cell>
          <table:table-cell office:value-type="float" office:value="0.199017" calcext:value-type="float">
            <text:p>0.19901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ikiTalk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ikiTalk.txt</text:p>
          </table:table-cell>
          <table:table-cell office:value-type="string" calcext:value-type="string">
            <text:p>FileSize:</text:p>
          </table:table-cell>
          <table:table-cell office:value-type="float" office:value="111881" calcext:value-type="float">
            <text:p>111881</text:p>
          </table:table-cell>
          <table:table-cell office:value-type="float" office:value="18872" calcext:value-type="float">
            <text:p>18872</text:p>
          </table:table-cell>
          <table:table-cell office:value-type="float" office:value="2242435" calcext:value-type="float">
            <text:p>2242435</text:p>
          </table:table-cell>
          <table:table-cell office:value-type="float" office:value="10222" calcext:value-type="float">
            <text:p>10222</text:p>
          </table:table-cell>
          <table:table-cell office:value-type="float" office:value="5481" calcext:value-type="float">
            <text:p>5481</text:p>
          </table:table-cell>
          <table:table-cell office:value-type="float" office:value="62" calcext:value-type="float">
            <text:p>62</text:p>
          </table:table-cell>
          <table:table-cell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ikiTalk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7511" calcext:value-type="float">
            <text:p>4.7511</text:p>
          </table:table-cell>
          <table:table-cell office:value-type="string" calcext:value-type="string">
            <text:p>-</text:p>
          </table:table-cell>
          <table:table-cell office:value-type="float" office:value="2.39674" calcext:value-type="float">
            <text:p>2.39674</text:p>
          </table:table-cell>
          <table:table-cell office:value-type="float" office:value="1.10664" calcext:value-type="float">
            <text:p>1.10664</text:p>
          </table:table-cell>
          <table:table-cell office:value-type="float" office:value="0.179129" calcext:value-type="float">
            <text:p>0.179129</text:p>
          </table:table-cell>
          <table:table-cell office:value-type="float" office:value="0.430298" calcext:value-type="float">
            <text:p>0.430298</text:p>
          </table:table-cell>
          <table:table-cell office:value-type="float" office:value="0.437419" calcext:value-type="float">
            <text:p>0.437419</text:p>
          </table:table-cell>
          <table:table-cell office:value-type="float" office:value="0.199402" calcext:value-type="float">
            <text:p>0.19940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ikiTalk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ikiTalk.txt</text:p>
          </table:table-cell>
          <table:table-cell office:value-type="string" calcext:value-type="string">
            <text:p>FileSize:</text:p>
          </table:table-cell>
          <table:table-cell office:value-type="float" office:value="111881" calcext:value-type="float">
            <text:p>111881</text:p>
          </table:table-cell>
          <table:table-cell office:value-type="float" office:value="18872" calcext:value-type="float">
            <text:p>18872</text:p>
          </table:table-cell>
          <table:table-cell office:value-type="float" office:value="2242435" calcext:value-type="float">
            <text:p>2242435</text:p>
          </table:table-cell>
          <table:table-cell office:value-type="float" office:value="10222" calcext:value-type="float">
            <text:p>10222</text:p>
          </table:table-cell>
          <table:table-cell office:value-type="float" office:value="5481" calcext:value-type="float">
            <text:p>5481</text:p>
          </table:table-cell>
          <table:table-cell office:value-type="float" office:value="62" calcext:value-type="float">
            <text:p>62</text:p>
          </table:table-cell>
          <table:table-cell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ikiTalk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74169" calcext:value-type="float">
            <text:p>4.74169</text:p>
          </table:table-cell>
          <table:table-cell office:value-type="string" calcext:value-type="string">
            <text:p>-</text:p>
          </table:table-cell>
          <table:table-cell office:value-type="float" office:value="2.39195" calcext:value-type="float">
            <text:p>2.39195</text:p>
          </table:table-cell>
          <table:table-cell office:value-type="float" office:value="1.10484" calcext:value-type="float">
            <text:p>1.10484</text:p>
          </table:table-cell>
          <table:table-cell office:value-type="float" office:value="0.178523" calcext:value-type="float">
            <text:p>0.178523</text:p>
          </table:table-cell>
          <table:table-cell office:value-type="float" office:value="0.426657" calcext:value-type="float">
            <text:p>0.426657</text:p>
          </table:table-cell>
          <table:table-cell office:value-type="float" office:value="0.437294" calcext:value-type="float">
            <text:p>0.437294</text:p>
          </table:table-cell>
          <table:table-cell office:value-type="float" office:value="0.200818" calcext:value-type="float">
            <text:p>0.20081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ikiTalk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ikiTalk.txt</text:p>
          </table:table-cell>
          <table:table-cell office:value-type="string" calcext:value-type="string">
            <text:p>FileSize:</text:p>
          </table:table-cell>
          <table:table-cell office:value-type="float" office:value="111881" calcext:value-type="float">
            <text:p>111881</text:p>
          </table:table-cell>
          <table:table-cell office:value-type="float" office:value="18872" calcext:value-type="float">
            <text:p>18872</text:p>
          </table:table-cell>
          <table:table-cell office:value-type="float" office:value="2242435" calcext:value-type="float">
            <text:p>2242435</text:p>
          </table:table-cell>
          <table:table-cell office:value-type="float" office:value="10222" calcext:value-type="float">
            <text:p>10222</text:p>
          </table:table-cell>
          <table:table-cell office:value-type="float" office:value="5481" calcext:value-type="float">
            <text:p>5481</text:p>
          </table:table-cell>
          <table:table-cell office:value-type="float" office:value="62" calcext:value-type="float">
            <text:p>62</text:p>
          </table:table-cell>
          <table:table-cell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ikiTalk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75937" calcext:value-type="float">
            <text:p>4.75937</text:p>
          </table:table-cell>
          <table:table-cell office:value-type="string" calcext:value-type="string">
            <text:p>-</text:p>
          </table:table-cell>
          <table:table-cell office:value-type="float" office:value="2.40753" calcext:value-type="float">
            <text:p>2.40753</text:p>
          </table:table-cell>
          <table:table-cell office:value-type="float" office:value="1.1072" calcext:value-type="float">
            <text:p>1.1072</text:p>
          </table:table-cell>
          <table:table-cell office:value-type="float" office:value="0.179204" calcext:value-type="float">
            <text:p>0.179204</text:p>
          </table:table-cell>
          <table:table-cell office:value-type="float" office:value="0.425197" calcext:value-type="float">
            <text:p>0.425197</text:p>
          </table:table-cell>
          <table:table-cell office:value-type="float" office:value="0.434221" calcext:value-type="float">
            <text:p>0.434221</text:p>
          </table:table-cell>
          <table:table-cell office:value-type="float" office:value="0.204473" calcext:value-type="float">
            <text:p>0.2044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ikiTalk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ikiTalk.txt</text:p>
          </table:table-cell>
          <table:table-cell office:value-type="string" calcext:value-type="string">
            <text:p>FileSize:</text:p>
          </table:table-cell>
          <table:table-cell office:value-type="float" office:value="111881" calcext:value-type="float">
            <text:p>111881</text:p>
          </table:table-cell>
          <table:table-cell office:value-type="float" office:value="18872" calcext:value-type="float">
            <text:p>18872</text:p>
          </table:table-cell>
          <table:table-cell office:value-type="float" office:value="2242435" calcext:value-type="float">
            <text:p>2242435</text:p>
          </table:table-cell>
          <table:table-cell office:value-type="float" office:value="10222" calcext:value-type="float">
            <text:p>10222</text:p>
          </table:table-cell>
          <table:table-cell office:value-type="float" office:value="5481" calcext:value-type="float">
            <text:p>5481</text:p>
          </table:table-cell>
          <table:table-cell office:value-type="float" office:value="62" calcext:value-type="float">
            <text:p>62</text:p>
          </table:table-cell>
          <table:table-cell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ikiTalk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74878" calcext:value-type="float">
            <text:p>4.74878</text:p>
          </table:table-cell>
          <table:table-cell office:value-type="string" calcext:value-type="string">
            <text:p>-</text:p>
          </table:table-cell>
          <table:table-cell office:value-type="float" office:value="2.39696" calcext:value-type="float">
            <text:p>2.39696</text:p>
          </table:table-cell>
          <table:table-cell office:value-type="float" office:value="1.10761" calcext:value-type="float">
            <text:p>1.10761</text:p>
          </table:table-cell>
          <table:table-cell office:value-type="float" office:value="0.178915" calcext:value-type="float">
            <text:p>0.178915</text:p>
          </table:table-cell>
          <table:table-cell office:value-type="float" office:value="0.424349" calcext:value-type="float">
            <text:p>0.424349</text:p>
          </table:table-cell>
          <table:table-cell office:value-type="float" office:value="0.439859" calcext:value-type="float">
            <text:p>0.439859</text:p>
          </table:table-cell>
          <table:table-cell office:value-type="float" office:value="0.199602" calcext:value-type="float">
            <text:p>0.19960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Googl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Google.txt</text:p>
          </table:table-cell>
          <table:table-cell office:value-type="string" calcext:value-type="string">
            <text:p>FileSize:</text:p>
          </table:table-cell>
          <table:table-cell office:value-type="float" office:value="434818" calcext:value-type="float">
            <text:p>434818</text:p>
          </table:table-cell>
          <table:table-cell office:value-type="float" office:value="180902" calcext:value-type="float">
            <text:p>180902</text:p>
          </table:table-cell>
          <table:table-cell office:value-type="float" office:value="165675" calcext:value-type="float">
            <text:p>165675</text:p>
          </table:table-cell>
          <table:table-cell office:value-type="float" office:value="30157" calcext:value-type="float">
            <text:p>30157</text:p>
          </table:table-cell>
          <table:table-cell office:value-type="float" office:value="35888" calcext:value-type="float">
            <text:p>35888</text:p>
          </table:table-cell>
          <table:table-cell office:value-type="float" office:value="8362" calcext:value-type="float">
            <text:p>8362</text:p>
          </table:table-cell>
          <table:table-cell office:value-type="float" office:value="19911" calcext:value-type="float">
            <text:p>1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Googl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43742" calcext:value-type="float">
            <text:p>4.43742</text:p>
          </table:table-cell>
          <table:table-cell office:value-type="string" calcext:value-type="string">
            <text:p>-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1.03099" calcext:value-type="float">
            <text:p>1.03099</text:p>
          </table:table-cell>
          <table:table-cell office:value-type="float" office:value="0.495347" calcext:value-type="float">
            <text:p>0.495347</text:p>
          </table:table-cell>
          <table:table-cell office:value-type="float" office:value="0.302314" calcext:value-type="float">
            <text:p>0.302314</text:p>
          </table:table-cell>
          <table:table-cell office:value-type="float" office:value="0.241346" calcext:value-type="float">
            <text:p>0.241346</text:p>
          </table:table-cell>
          <table:table-cell office:value-type="float" office:value="0.080577" calcext:value-type="float">
            <text:p>0.08057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Googl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Google.txt</text:p>
          </table:table-cell>
          <table:table-cell office:value-type="string" calcext:value-type="string">
            <text:p>FileSize:</text:p>
          </table:table-cell>
          <table:table-cell office:value-type="float" office:value="434818" calcext:value-type="float">
            <text:p>434818</text:p>
          </table:table-cell>
          <table:table-cell office:value-type="float" office:value="180902" calcext:value-type="float">
            <text:p>180902</text:p>
          </table:table-cell>
          <table:table-cell office:value-type="float" office:value="165675" calcext:value-type="float">
            <text:p>165675</text:p>
          </table:table-cell>
          <table:table-cell office:value-type="float" office:value="30157" calcext:value-type="float">
            <text:p>30157</text:p>
          </table:table-cell>
          <table:table-cell office:value-type="float" office:value="35888" calcext:value-type="float">
            <text:p>35888</text:p>
          </table:table-cell>
          <table:table-cell office:value-type="float" office:value="8362" calcext:value-type="float">
            <text:p>8362</text:p>
          </table:table-cell>
          <table:table-cell office:value-type="float" office:value="19911" calcext:value-type="float">
            <text:p>1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Googl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41473" calcext:value-type="float">
            <text:p>4.41473</text:p>
          </table:table-cell>
          <table:table-cell office:value-type="string" calcext:value-type="string">
            <text:p>-</text:p>
          </table:table-cell>
          <table:table-cell office:value-type="float" office:value="2.27132" calcext:value-type="float">
            <text:p>2.27132</text:p>
          </table:table-cell>
          <table:table-cell office:value-type="float" office:value="1.03066" calcext:value-type="float">
            <text:p>1.03066</text:p>
          </table:table-cell>
          <table:table-cell office:value-type="float" office:value="0.49069" calcext:value-type="float">
            <text:p>0.49069</text:p>
          </table:table-cell>
          <table:table-cell office:value-type="float" office:value="0.303985" calcext:value-type="float">
            <text:p>0.303985</text:p>
          </table:table-cell>
          <table:table-cell office:value-type="float" office:value="0.237367" calcext:value-type="float">
            <text:p>0.237367</text:p>
          </table:table-cell>
          <table:table-cell office:value-type="float" office:value="0.079903" calcext:value-type="float">
            <text:p>0.07990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Googl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Google.txt</text:p>
          </table:table-cell>
          <table:table-cell office:value-type="string" calcext:value-type="string">
            <text:p>FileSize:</text:p>
          </table:table-cell>
          <table:table-cell office:value-type="float" office:value="434818" calcext:value-type="float">
            <text:p>434818</text:p>
          </table:table-cell>
          <table:table-cell office:value-type="float" office:value="180902" calcext:value-type="float">
            <text:p>180902</text:p>
          </table:table-cell>
          <table:table-cell office:value-type="float" office:value="165675" calcext:value-type="float">
            <text:p>165675</text:p>
          </table:table-cell>
          <table:table-cell office:value-type="float" office:value="30157" calcext:value-type="float">
            <text:p>30157</text:p>
          </table:table-cell>
          <table:table-cell office:value-type="float" office:value="35888" calcext:value-type="float">
            <text:p>35888</text:p>
          </table:table-cell>
          <table:table-cell office:value-type="float" office:value="8362" calcext:value-type="float">
            <text:p>8362</text:p>
          </table:table-cell>
          <table:table-cell office:value-type="float" office:value="19911" calcext:value-type="float">
            <text:p>1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Googl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40386" calcext:value-type="float">
            <text:p>4.40386</text:p>
          </table:table-cell>
          <table:table-cell office:value-type="string" calcext:value-type="string">
            <text:p>-</text:p>
          </table:table-cell>
          <table:table-cell office:value-type="float" office:value="2.26459" calcext:value-type="float">
            <text:p>2.26459</text:p>
          </table:table-cell>
          <table:table-cell office:value-type="float" office:value="1.02429" calcext:value-type="float">
            <text:p>1.02429</text:p>
          </table:table-cell>
          <table:table-cell office:value-type="float" office:value="0.492124" calcext:value-type="float">
            <text:p>0.492124</text:p>
          </table:table-cell>
          <table:table-cell office:value-type="float" office:value="0.30313" calcext:value-type="float">
            <text:p>0.30313</text:p>
          </table:table-cell>
          <table:table-cell office:value-type="float" office:value="0.238912" calcext:value-type="float">
            <text:p>0.238912</text:p>
          </table:table-cell>
          <table:table-cell office:value-type="float" office:value="0.080145" calcext:value-type="float">
            <text:p>0.08014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Googl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Google.txt</text:p>
          </table:table-cell>
          <table:table-cell office:value-type="string" calcext:value-type="string">
            <text:p>FileSize:</text:p>
          </table:table-cell>
          <table:table-cell office:value-type="float" office:value="434818" calcext:value-type="float">
            <text:p>434818</text:p>
          </table:table-cell>
          <table:table-cell office:value-type="float" office:value="180902" calcext:value-type="float">
            <text:p>180902</text:p>
          </table:table-cell>
          <table:table-cell office:value-type="float" office:value="165675" calcext:value-type="float">
            <text:p>165675</text:p>
          </table:table-cell>
          <table:table-cell office:value-type="float" office:value="30157" calcext:value-type="float">
            <text:p>30157</text:p>
          </table:table-cell>
          <table:table-cell office:value-type="float" office:value="35888" calcext:value-type="float">
            <text:p>35888</text:p>
          </table:table-cell>
          <table:table-cell office:value-type="float" office:value="8362" calcext:value-type="float">
            <text:p>8362</text:p>
          </table:table-cell>
          <table:table-cell office:value-type="float" office:value="19911" calcext:value-type="float">
            <text:p>1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Googl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42117" calcext:value-type="float">
            <text:p>4.42117</text:p>
          </table:table-cell>
          <table:table-cell office:value-type="string" calcext:value-type="string">
            <text:p>-</text:p>
          </table:table-cell>
          <table:table-cell office:value-type="float" office:value="2.27794" calcext:value-type="float">
            <text:p>2.27794</text:p>
          </table:table-cell>
          <table:table-cell office:value-type="float" office:value="1.02335" calcext:value-type="float">
            <text:p>1.02335</text:p>
          </table:table-cell>
          <table:table-cell office:value-type="float" office:value="0.492394" calcext:value-type="float">
            <text:p>0.492394</text:p>
          </table:table-cell>
          <table:table-cell office:value-type="float" office:value="0.301375" calcext:value-type="float">
            <text:p>0.301375</text:p>
          </table:table-cell>
          <table:table-cell office:value-type="float" office:value="0.242451" calcext:value-type="float">
            <text:p>0.242451</text:p>
          </table:table-cell>
          <table:table-cell office:value-type="float" office:value="0.079772" calcext:value-type="float">
            <text:p>0.0797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Googl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Google.txt</text:p>
          </table:table-cell>
          <table:table-cell office:value-type="string" calcext:value-type="string">
            <text:p>FileSize:</text:p>
          </table:table-cell>
          <table:table-cell office:value-type="float" office:value="434818" calcext:value-type="float">
            <text:p>434818</text:p>
          </table:table-cell>
          <table:table-cell office:value-type="float" office:value="180902" calcext:value-type="float">
            <text:p>180902</text:p>
          </table:table-cell>
          <table:table-cell office:value-type="float" office:value="165675" calcext:value-type="float">
            <text:p>165675</text:p>
          </table:table-cell>
          <table:table-cell office:value-type="float" office:value="30157" calcext:value-type="float">
            <text:p>30157</text:p>
          </table:table-cell>
          <table:table-cell office:value-type="float" office:value="35888" calcext:value-type="float">
            <text:p>35888</text:p>
          </table:table-cell>
          <table:table-cell office:value-type="float" office:value="8362" calcext:value-type="float">
            <text:p>8362</text:p>
          </table:table-cell>
          <table:table-cell office:value-type="float" office:value="19911" calcext:value-type="float">
            <text:p>1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Googl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42225" calcext:value-type="float">
            <text:p>4.42225</text:p>
          </table:table-cell>
          <table:table-cell office:value-type="string" calcext:value-type="string">
            <text:p>-</text:p>
          </table:table-cell>
          <table:table-cell office:value-type="float" office:value="2.27434" calcext:value-type="float">
            <text:p>2.27434</text:p>
          </table:table-cell>
          <table:table-cell office:value-type="float" office:value="1.02954" calcext:value-type="float">
            <text:p>1.02954</text:p>
          </table:table-cell>
          <table:table-cell office:value-type="float" office:value="0.496425" calcext:value-type="float">
            <text:p>0.496425</text:p>
          </table:table-cell>
          <table:table-cell office:value-type="float" office:value="0.30354" calcext:value-type="float">
            <text:p>0.30354</text:p>
          </table:table-cell>
          <table:table-cell office:value-type="float" office:value="0.238517" calcext:value-type="float">
            <text:p>0.238517</text:p>
          </table:table-cell>
          <table:table-cell office:value-type="float" office:value="0.079317" calcext:value-type="float">
            <text:p>0.07931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Googl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Google.txt</text:p>
          </table:table-cell>
          <table:table-cell office:value-type="string" calcext:value-type="string">
            <text:p>FileSize:</text:p>
          </table:table-cell>
          <table:table-cell office:value-type="float" office:value="434818" calcext:value-type="float">
            <text:p>434818</text:p>
          </table:table-cell>
          <table:table-cell office:value-type="float" office:value="180902" calcext:value-type="float">
            <text:p>180902</text:p>
          </table:table-cell>
          <table:table-cell office:value-type="float" office:value="165675" calcext:value-type="float">
            <text:p>165675</text:p>
          </table:table-cell>
          <table:table-cell office:value-type="float" office:value="30157" calcext:value-type="float">
            <text:p>30157</text:p>
          </table:table-cell>
          <table:table-cell office:value-type="float" office:value="35888" calcext:value-type="float">
            <text:p>35888</text:p>
          </table:table-cell>
          <table:table-cell office:value-type="float" office:value="8362" calcext:value-type="float">
            <text:p>8362</text:p>
          </table:table-cell>
          <table:table-cell office:value-type="float" office:value="19911" calcext:value-type="float">
            <text:p>1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Googl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4171" calcext:value-type="float">
            <text:p>4.4171</text:p>
          </table:table-cell>
          <table:table-cell office:value-type="string" calcext:value-type="string">
            <text:p>-</text:p>
          </table:table-cell>
          <table:table-cell office:value-type="float" office:value="2.2678" calcext:value-type="float">
            <text:p>2.2678</text:p>
          </table:table-cell>
          <table:table-cell office:value-type="float" office:value="1.03208" calcext:value-type="float">
            <text:p>1.03208</text:p>
          </table:table-cell>
          <table:table-cell office:value-type="float" office:value="0.491464" calcext:value-type="float">
            <text:p>0.491464</text:p>
          </table:table-cell>
          <table:table-cell office:value-type="float" office:value="0.305991" calcext:value-type="float">
            <text:p>0.305991</text:p>
          </table:table-cell>
          <table:table-cell office:value-type="float" office:value="0.238522" calcext:value-type="float">
            <text:p>0.238522</text:p>
          </table:table-cell>
          <table:table-cell office:value-type="float" office:value="0.08067" calcext:value-type="float">
            <text:p>0.0806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Googl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Google.txt</text:p>
          </table:table-cell>
          <table:table-cell office:value-type="string" calcext:value-type="string">
            <text:p>FileSize:</text:p>
          </table:table-cell>
          <table:table-cell office:value-type="float" office:value="434818" calcext:value-type="float">
            <text:p>434818</text:p>
          </table:table-cell>
          <table:table-cell office:value-type="float" office:value="180902" calcext:value-type="float">
            <text:p>180902</text:p>
          </table:table-cell>
          <table:table-cell office:value-type="float" office:value="165675" calcext:value-type="float">
            <text:p>165675</text:p>
          </table:table-cell>
          <table:table-cell office:value-type="float" office:value="30157" calcext:value-type="float">
            <text:p>30157</text:p>
          </table:table-cell>
          <table:table-cell office:value-type="float" office:value="35888" calcext:value-type="float">
            <text:p>35888</text:p>
          </table:table-cell>
          <table:table-cell office:value-type="float" office:value="8362" calcext:value-type="float">
            <text:p>8362</text:p>
          </table:table-cell>
          <table:table-cell office:value-type="float" office:value="19911" calcext:value-type="float">
            <text:p>1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Googl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42004" calcext:value-type="float">
            <text:p>4.42004</text:p>
          </table:table-cell>
          <table:table-cell office:value-type="string" calcext:value-type="string">
            <text:p>-</text:p>
          </table:table-cell>
          <table:table-cell office:value-type="float" office:value="2.27413" calcext:value-type="float">
            <text:p>2.27413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0.490647" calcext:value-type="float">
            <text:p>0.490647</text:p>
          </table:table-cell>
          <table:table-cell office:value-type="float" office:value="0.302358" calcext:value-type="float">
            <text:p>0.302358</text:p>
          </table:table-cell>
          <table:table-cell office:value-type="float" office:value="0.24113" calcext:value-type="float">
            <text:p>0.24113</text:p>
          </table:table-cell>
          <table:table-cell office:value-type="float" office:value="0.079743" calcext:value-type="float">
            <text:p>0.07974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Googl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Google.txt</text:p>
          </table:table-cell>
          <table:table-cell office:value-type="string" calcext:value-type="string">
            <text:p>FileSize:</text:p>
          </table:table-cell>
          <table:table-cell office:value-type="float" office:value="434818" calcext:value-type="float">
            <text:p>434818</text:p>
          </table:table-cell>
          <table:table-cell office:value-type="float" office:value="180902" calcext:value-type="float">
            <text:p>180902</text:p>
          </table:table-cell>
          <table:table-cell office:value-type="float" office:value="165675" calcext:value-type="float">
            <text:p>165675</text:p>
          </table:table-cell>
          <table:table-cell office:value-type="float" office:value="30157" calcext:value-type="float">
            <text:p>30157</text:p>
          </table:table-cell>
          <table:table-cell office:value-type="float" office:value="35888" calcext:value-type="float">
            <text:p>35888</text:p>
          </table:table-cell>
          <table:table-cell office:value-type="float" office:value="8362" calcext:value-type="float">
            <text:p>8362</text:p>
          </table:table-cell>
          <table:table-cell office:value-type="float" office:value="19911" calcext:value-type="float">
            <text:p>1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Googl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4201" calcext:value-type="float">
            <text:p>4.4201</text:p>
          </table:table-cell>
          <table:table-cell office:value-type="string" calcext:value-type="string">
            <text:p>-</text:p>
          </table:table-cell>
          <table:table-cell office:value-type="float" office:value="2.27324" calcext:value-type="float">
            <text:p>2.27324</text:p>
          </table:table-cell>
          <table:table-cell office:value-type="float" office:value="1.03158" calcext:value-type="float">
            <text:p>1.03158</text:p>
          </table:table-cell>
          <table:table-cell office:value-type="float" office:value="0.493052" calcext:value-type="float">
            <text:p>0.493052</text:p>
          </table:table-cell>
          <table:table-cell office:value-type="float" office:value="0.301857" calcext:value-type="float">
            <text:p>0.301857</text:p>
          </table:table-cell>
          <table:table-cell office:value-type="float" office:value="0.240242" calcext:value-type="float">
            <text:p>0.240242</text:p>
          </table:table-cell>
          <table:table-cell office:value-type="float" office:value="0.079568" calcext:value-type="float">
            <text:p>0.07956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Googl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Google.txt</text:p>
          </table:table-cell>
          <table:table-cell office:value-type="string" calcext:value-type="string">
            <text:p>FileSize:</text:p>
          </table:table-cell>
          <table:table-cell office:value-type="float" office:value="434818" calcext:value-type="float">
            <text:p>434818</text:p>
          </table:table-cell>
          <table:table-cell office:value-type="float" office:value="180902" calcext:value-type="float">
            <text:p>180902</text:p>
          </table:table-cell>
          <table:table-cell office:value-type="float" office:value="165675" calcext:value-type="float">
            <text:p>165675</text:p>
          </table:table-cell>
          <table:table-cell office:value-type="float" office:value="30157" calcext:value-type="float">
            <text:p>30157</text:p>
          </table:table-cell>
          <table:table-cell office:value-type="float" office:value="35888" calcext:value-type="float">
            <text:p>35888</text:p>
          </table:table-cell>
          <table:table-cell office:value-type="float" office:value="8362" calcext:value-type="float">
            <text:p>8362</text:p>
          </table:table-cell>
          <table:table-cell office:value-type="float" office:value="19911" calcext:value-type="float">
            <text:p>1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Googl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4139" calcext:value-type="float">
            <text:p>4.4139</text:p>
          </table:table-cell>
          <table:table-cell office:value-type="string" calcext:value-type="string">
            <text:p>-</text:p>
          </table:table-cell>
          <table:table-cell office:value-type="float" office:value="2.26453" calcext:value-type="float">
            <text:p>2.26453</text:p>
          </table:table-cell>
          <table:table-cell office:value-type="float" office:value="1.02655" calcext:value-type="float">
            <text:p>1.02655</text:p>
          </table:table-cell>
          <table:table-cell office:value-type="float" office:value="0.496085" calcext:value-type="float">
            <text:p>0.496085</text:p>
          </table:table-cell>
          <table:table-cell office:value-type="float" office:value="0.303755" calcext:value-type="float">
            <text:p>0.303755</text:p>
          </table:table-cell>
          <table:table-cell office:value-type="float" office:value="0.237995" calcext:value-type="float">
            <text:p>0.237995</text:p>
          </table:table-cell>
          <table:table-cell office:value-type="float" office:value="0.081136" calcext:value-type="float">
            <text:p>0.08113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Google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Google.txt</text:p>
          </table:table-cell>
          <table:table-cell office:value-type="string" calcext:value-type="string">
            <text:p>FileSize:</text:p>
          </table:table-cell>
          <table:table-cell office:value-type="float" office:value="434818" calcext:value-type="float">
            <text:p>434818</text:p>
          </table:table-cell>
          <table:table-cell office:value-type="float" office:value="180902" calcext:value-type="float">
            <text:p>180902</text:p>
          </table:table-cell>
          <table:table-cell office:value-type="float" office:value="165675" calcext:value-type="float">
            <text:p>165675</text:p>
          </table:table-cell>
          <table:table-cell office:value-type="float" office:value="30157" calcext:value-type="float">
            <text:p>30157</text:p>
          </table:table-cell>
          <table:table-cell office:value-type="float" office:value="35888" calcext:value-type="float">
            <text:p>35888</text:p>
          </table:table-cell>
          <table:table-cell office:value-type="float" office:value="8362" calcext:value-type="float">
            <text:p>8362</text:p>
          </table:table-cell>
          <table:table-cell office:value-type="float" office:value="19911" calcext:value-type="float">
            <text:p>1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Google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4.41049" calcext:value-type="float">
            <text:p>4.41049</text:p>
          </table:table-cell>
          <table:table-cell office:value-type="string" calcext:value-type="string">
            <text:p>-</text:p>
          </table:table-cell>
          <table:table-cell office:value-type="float" office:value="2.2673" calcext:value-type="float">
            <text:p>2.2673</text:p>
          </table:table-cell>
          <table:table-cell office:value-type="float" office:value="1.02947" calcext:value-type="float">
            <text:p>1.02947</text:p>
          </table:table-cell>
          <table:table-cell office:value-type="float" office:value="0.489795" calcext:value-type="float">
            <text:p>0.489795</text:p>
          </table:table-cell>
          <table:table-cell office:value-type="float" office:value="0.302929" calcext:value-type="float">
            <text:p>0.302929</text:p>
          </table:table-cell>
          <table:table-cell office:value-type="float" office:value="0.240879" calcext:value-type="float">
            <text:p>0.240879</text:p>
          </table:table-cell>
          <table:table-cell office:value-type="float" office:value="0.07955" calcext:value-type="float">
            <text:p>0.0795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BerkSta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BerkStan.txt</text:p>
          </table:table-cell>
          <table:table-cell office:value-type="string" calcext:value-type="string">
            <text:p>FileSize:</text:p>
          </table:table-cell>
          <table:table-cell office:value-type="float" office:value="334857" calcext:value-type="float">
            <text:p>334857</text:p>
          </table:table-cell>
          <table:table-cell office:value-type="float" office:value="159709" calcext:value-type="float">
            <text:p>159709</text:p>
          </table:table-cell>
          <table:table-cell office:value-type="float" office:value="124974" calcext:value-type="float">
            <text:p>124974</text:p>
          </table:table-cell>
          <table:table-cell office:value-type="float" office:value="13530" calcext:value-type="float">
            <text:p>13530</text:p>
          </table:table-cell>
          <table:table-cell office:value-type="float" office:value="19041" calcext:value-type="float">
            <text:p>19041</text:p>
          </table:table-cell>
          <table:table-cell office:value-type="float" office:value="2671" calcext:value-type="float">
            <text:p>2671</text:p>
          </table:table-cell>
          <table:table-cell office:value-type="float" office:value="30448" calcext:value-type="float">
            <text:p>3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BerkSta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5.07962" calcext:value-type="float">
            <text:p>5.07962</text:p>
          </table:table-cell>
          <table:table-cell office:value-type="string" calcext:value-type="string">
            <text:p>-</text:p>
          </table:table-cell>
          <table:table-cell office:value-type="float" office:value="2.73639" calcext:value-type="float">
            <text:p>2.73639</text:p>
          </table:table-cell>
          <table:table-cell office:value-type="float" office:value="1.10768" calcext:value-type="float">
            <text:p>1.10768</text:p>
          </table:table-cell>
          <table:table-cell office:value-type="float" office:value="0.578026" calcext:value-type="float">
            <text:p>0.578026</text:p>
          </table:table-cell>
          <table:table-cell office:value-type="float" office:value="0.272604" calcext:value-type="float">
            <text:p>0.272604</text:p>
          </table:table-cell>
          <table:table-cell office:value-type="float" office:value="0.326888" calcext:value-type="float">
            <text:p>0.326888</text:p>
          </table:table-cell>
          <table:table-cell office:value-type="float" office:value="0.057398" calcext:value-type="float">
            <text:p>0.05739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BerkSta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BerkStan.txt</text:p>
          </table:table-cell>
          <table:table-cell office:value-type="string" calcext:value-type="string">
            <text:p>FileSize:</text:p>
          </table:table-cell>
          <table:table-cell office:value-type="float" office:value="334857" calcext:value-type="float">
            <text:p>334857</text:p>
          </table:table-cell>
          <table:table-cell office:value-type="float" office:value="159709" calcext:value-type="float">
            <text:p>159709</text:p>
          </table:table-cell>
          <table:table-cell office:value-type="float" office:value="124974" calcext:value-type="float">
            <text:p>124974</text:p>
          </table:table-cell>
          <table:table-cell office:value-type="float" office:value="13530" calcext:value-type="float">
            <text:p>13530</text:p>
          </table:table-cell>
          <table:table-cell office:value-type="float" office:value="19041" calcext:value-type="float">
            <text:p>19041</text:p>
          </table:table-cell>
          <table:table-cell office:value-type="float" office:value="2671" calcext:value-type="float">
            <text:p>2671</text:p>
          </table:table-cell>
          <table:table-cell office:value-type="float" office:value="30448" calcext:value-type="float">
            <text:p>3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BerkSta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5.05803" calcext:value-type="float">
            <text:p>5.05803</text:p>
          </table:table-cell>
          <table:table-cell office:value-type="string" calcext:value-type="string">
            <text:p>-</text:p>
          </table:table-cell>
          <table:table-cell office:value-type="float" office:value="2.72101" calcext:value-type="float">
            <text:p>2.72101</text:p>
          </table:table-cell>
          <table:table-cell office:value-type="float" office:value="1.10807" calcext:value-type="float">
            <text:p>1.10807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270189" calcext:value-type="float">
            <text:p>0.270189</text:p>
          </table:table-cell>
          <table:table-cell office:value-type="float" office:value="0.325289" calcext:value-type="float">
            <text:p>0.325289</text:p>
          </table:table-cell>
          <table:table-cell office:value-type="float" office:value="0.056589" calcext:value-type="float">
            <text:p>0.056589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BerkSta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BerkStan.txt</text:p>
          </table:table-cell>
          <table:table-cell office:value-type="string" calcext:value-type="string">
            <text:p>FileSize:</text:p>
          </table:table-cell>
          <table:table-cell office:value-type="float" office:value="334857" calcext:value-type="float">
            <text:p>334857</text:p>
          </table:table-cell>
          <table:table-cell office:value-type="float" office:value="159709" calcext:value-type="float">
            <text:p>159709</text:p>
          </table:table-cell>
          <table:table-cell office:value-type="float" office:value="124974" calcext:value-type="float">
            <text:p>124974</text:p>
          </table:table-cell>
          <table:table-cell office:value-type="float" office:value="13530" calcext:value-type="float">
            <text:p>13530</text:p>
          </table:table-cell>
          <table:table-cell office:value-type="float" office:value="19041" calcext:value-type="float">
            <text:p>19041</text:p>
          </table:table-cell>
          <table:table-cell office:value-type="float" office:value="2671" calcext:value-type="float">
            <text:p>2671</text:p>
          </table:table-cell>
          <table:table-cell office:value-type="float" office:value="30448" calcext:value-type="float">
            <text:p>3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BerkSta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5.16573" calcext:value-type="float">
            <text:p>5.16573</text:p>
          </table:table-cell>
          <table:table-cell office:value-type="string" calcext:value-type="string">
            <text:p>-</text:p>
          </table:table-cell>
          <table:table-cell office:value-type="float" office:value="2.82856" calcext:value-type="float">
            <text:p>2.82856</text:p>
          </table:table-cell>
          <table:table-cell office:value-type="float" office:value="1.10519" calcext:value-type="float">
            <text:p>1.10519</text:p>
          </table:table-cell>
          <table:table-cell office:value-type="float" office:value="0.57665" calcext:value-type="float">
            <text:p>0.57665</text:p>
          </table:table-cell>
          <table:table-cell office:value-type="float" office:value="0.272223" calcext:value-type="float">
            <text:p>0.272223</text:p>
          </table:table-cell>
          <table:table-cell office:value-type="float" office:value="0.325596" calcext:value-type="float">
            <text:p>0.325596</text:p>
          </table:table-cell>
          <table:table-cell office:value-type="float" office:value="0.057135" calcext:value-type="float">
            <text:p>0.05713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BerkSta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BerkStan.txt</text:p>
          </table:table-cell>
          <table:table-cell office:value-type="string" calcext:value-type="string">
            <text:p>FileSize:</text:p>
          </table:table-cell>
          <table:table-cell office:value-type="float" office:value="334857" calcext:value-type="float">
            <text:p>334857</text:p>
          </table:table-cell>
          <table:table-cell office:value-type="float" office:value="159709" calcext:value-type="float">
            <text:p>159709</text:p>
          </table:table-cell>
          <table:table-cell office:value-type="float" office:value="124974" calcext:value-type="float">
            <text:p>124974</text:p>
          </table:table-cell>
          <table:table-cell office:value-type="float" office:value="13530" calcext:value-type="float">
            <text:p>13530</text:p>
          </table:table-cell>
          <table:table-cell office:value-type="float" office:value="19041" calcext:value-type="float">
            <text:p>19041</text:p>
          </table:table-cell>
          <table:table-cell office:value-type="float" office:value="2671" calcext:value-type="float">
            <text:p>2671</text:p>
          </table:table-cell>
          <table:table-cell office:value-type="float" office:value="30448" calcext:value-type="float">
            <text:p>3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BerkSta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5.05843" calcext:value-type="float">
            <text:p>5.05843</text:p>
          </table:table-cell>
          <table:table-cell office:value-type="string" calcext:value-type="string">
            <text:p>-</text:p>
          </table:table-cell>
          <table:table-cell office:value-type="float" office:value="2.71622" calcext:value-type="float">
            <text:p>2.71622</text:p>
          </table:table-cell>
          <table:table-cell office:value-type="float" office:value="1.10632" calcext:value-type="float">
            <text:p>1.10632</text:p>
          </table:table-cell>
          <table:table-cell office:value-type="float" office:value="0.576932" calcext:value-type="float">
            <text:p>0.576932</text:p>
          </table:table-cell>
          <table:table-cell office:value-type="float" office:value="0.271241" calcext:value-type="float">
            <text:p>0.271241</text:p>
          </table:table-cell>
          <table:table-cell office:value-type="float" office:value="0.330872" calcext:value-type="float">
            <text:p>0.330872</text:p>
          </table:table-cell>
          <table:table-cell office:value-type="float" office:value="0.056243" calcext:value-type="float">
            <text:p>0.05624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BerkSta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BerkStan.txt</text:p>
          </table:table-cell>
          <table:table-cell office:value-type="string" calcext:value-type="string">
            <text:p>FileSize:</text:p>
          </table:table-cell>
          <table:table-cell office:value-type="float" office:value="334857" calcext:value-type="float">
            <text:p>334857</text:p>
          </table:table-cell>
          <table:table-cell office:value-type="float" office:value="159709" calcext:value-type="float">
            <text:p>159709</text:p>
          </table:table-cell>
          <table:table-cell office:value-type="float" office:value="124974" calcext:value-type="float">
            <text:p>124974</text:p>
          </table:table-cell>
          <table:table-cell office:value-type="float" office:value="13530" calcext:value-type="float">
            <text:p>13530</text:p>
          </table:table-cell>
          <table:table-cell office:value-type="float" office:value="19041" calcext:value-type="float">
            <text:p>19041</text:p>
          </table:table-cell>
          <table:table-cell office:value-type="float" office:value="2671" calcext:value-type="float">
            <text:p>2671</text:p>
          </table:table-cell>
          <table:table-cell office:value-type="float" office:value="30448" calcext:value-type="float">
            <text:p>3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BerkSta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5.05358" calcext:value-type="float">
            <text:p>5.05358</text:p>
          </table:table-cell>
          <table:table-cell office:value-type="string" calcext:value-type="string">
            <text:p>-</text:p>
          </table:table-cell>
          <table:table-cell office:value-type="float" office:value="2.72086" calcext:value-type="float">
            <text:p>2.72086</text:p>
          </table:table-cell>
          <table:table-cell office:value-type="float" office:value="1.1027" calcext:value-type="float">
            <text:p>1.1027</text:p>
          </table:table-cell>
          <table:table-cell office:value-type="float" office:value="0.578173" calcext:value-type="float">
            <text:p>0.578173</text:p>
          </table:table-cell>
          <table:table-cell office:value-type="float" office:value="0.270718" calcext:value-type="float">
            <text:p>0.270718</text:p>
          </table:table-cell>
          <table:table-cell office:value-type="float" office:value="0.322747" calcext:value-type="float">
            <text:p>0.322747</text:p>
          </table:table-cell>
          <table:table-cell office:value-type="float" office:value="0.058007" calcext:value-type="float">
            <text:p>0.05800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BerkSta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BerkStan.txt</text:p>
          </table:table-cell>
          <table:table-cell office:value-type="string" calcext:value-type="string">
            <text:p>FileSize:</text:p>
          </table:table-cell>
          <table:table-cell office:value-type="float" office:value="334857" calcext:value-type="float">
            <text:p>334857</text:p>
          </table:table-cell>
          <table:table-cell office:value-type="float" office:value="159709" calcext:value-type="float">
            <text:p>159709</text:p>
          </table:table-cell>
          <table:table-cell office:value-type="float" office:value="124974" calcext:value-type="float">
            <text:p>124974</text:p>
          </table:table-cell>
          <table:table-cell office:value-type="float" office:value="13530" calcext:value-type="float">
            <text:p>13530</text:p>
          </table:table-cell>
          <table:table-cell office:value-type="float" office:value="19041" calcext:value-type="float">
            <text:p>19041</text:p>
          </table:table-cell>
          <table:table-cell office:value-type="float" office:value="2671" calcext:value-type="float">
            <text:p>2671</text:p>
          </table:table-cell>
          <table:table-cell office:value-type="float" office:value="30448" calcext:value-type="float">
            <text:p>3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BerkSta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5.06203" calcext:value-type="float">
            <text:p>5.06203</text:p>
          </table:table-cell>
          <table:table-cell office:value-type="string" calcext:value-type="string">
            <text:p>-</text:p>
          </table:table-cell>
          <table:table-cell office:value-type="float" office:value="2.72214" calcext:value-type="float">
            <text:p>2.72214</text:p>
          </table:table-cell>
          <table:table-cell office:value-type="float" office:value="1.10606" calcext:value-type="float">
            <text:p>1.10606</text:p>
          </table:table-cell>
          <table:table-cell office:value-type="float" office:value="0.576422" calcext:value-type="float">
            <text:p>0.576422</text:p>
          </table:table-cell>
          <table:table-cell office:value-type="float" office:value="0.271953" calcext:value-type="float">
            <text:p>0.271953</text:p>
          </table:table-cell>
          <table:table-cell office:value-type="float" office:value="0.32818" calcext:value-type="float">
            <text:p>0.32818</text:p>
          </table:table-cell>
          <table:table-cell office:value-type="float" office:value="0.056665" calcext:value-type="float">
            <text:p>0.0566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BerkSta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BerkStan.txt</text:p>
          </table:table-cell>
          <table:table-cell office:value-type="string" calcext:value-type="string">
            <text:p>FileSize:</text:p>
          </table:table-cell>
          <table:table-cell office:value-type="float" office:value="334857" calcext:value-type="float">
            <text:p>334857</text:p>
          </table:table-cell>
          <table:table-cell office:value-type="float" office:value="159709" calcext:value-type="float">
            <text:p>159709</text:p>
          </table:table-cell>
          <table:table-cell office:value-type="float" office:value="124974" calcext:value-type="float">
            <text:p>124974</text:p>
          </table:table-cell>
          <table:table-cell office:value-type="float" office:value="13530" calcext:value-type="float">
            <text:p>13530</text:p>
          </table:table-cell>
          <table:table-cell office:value-type="float" office:value="19041" calcext:value-type="float">
            <text:p>19041</text:p>
          </table:table-cell>
          <table:table-cell office:value-type="float" office:value="2671" calcext:value-type="float">
            <text:p>2671</text:p>
          </table:table-cell>
          <table:table-cell office:value-type="float" office:value="30448" calcext:value-type="float">
            <text:p>3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BerkSta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5.06608" calcext:value-type="float">
            <text:p>5.06608</text:p>
          </table:table-cell>
          <table:table-cell office:value-type="string" calcext:value-type="string">
            <text:p>-</text:p>
          </table:table-cell>
          <table:table-cell office:value-type="float" office:value="2.72768" calcext:value-type="float">
            <text:p>2.72768</text:p>
          </table:table-cell>
          <table:table-cell office:value-type="float" office:value="1.11078" calcext:value-type="float">
            <text:p>1.11078</text:p>
          </table:table-cell>
          <table:table-cell office:value-type="float" office:value="0.577945" calcext:value-type="float">
            <text:p>0.577945</text:p>
          </table:table-cell>
          <table:table-cell office:value-type="float" office:value="0.268878" calcext:value-type="float">
            <text:p>0.268878</text:p>
          </table:table-cell>
          <table:table-cell office:value-type="float" office:value="0.324273" calcext:value-type="float">
            <text:p>0.324273</text:p>
          </table:table-cell>
          <table:table-cell office:value-type="float" office:value="0.056157" calcext:value-type="float">
            <text:p>0.05615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BerkSta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BerkStan.txt</text:p>
          </table:table-cell>
          <table:table-cell office:value-type="string" calcext:value-type="string">
            <text:p>FileSize:</text:p>
          </table:table-cell>
          <table:table-cell office:value-type="float" office:value="334857" calcext:value-type="float">
            <text:p>334857</text:p>
          </table:table-cell>
          <table:table-cell office:value-type="float" office:value="159709" calcext:value-type="float">
            <text:p>159709</text:p>
          </table:table-cell>
          <table:table-cell office:value-type="float" office:value="124974" calcext:value-type="float">
            <text:p>124974</text:p>
          </table:table-cell>
          <table:table-cell office:value-type="float" office:value="13530" calcext:value-type="float">
            <text:p>13530</text:p>
          </table:table-cell>
          <table:table-cell office:value-type="float" office:value="19041" calcext:value-type="float">
            <text:p>19041</text:p>
          </table:table-cell>
          <table:table-cell office:value-type="float" office:value="2671" calcext:value-type="float">
            <text:p>2671</text:p>
          </table:table-cell>
          <table:table-cell office:value-type="float" office:value="30448" calcext:value-type="float">
            <text:p>3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BerkSta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5.06171" calcext:value-type="float">
            <text:p>5.06171</text:p>
          </table:table-cell>
          <table:table-cell office:value-type="string" calcext:value-type="string">
            <text:p>-</text:p>
          </table:table-cell>
          <table:table-cell office:value-type="float" office:value="2.72232" calcext:value-type="float">
            <text:p>2.72232</text:p>
          </table:table-cell>
          <table:table-cell office:value-type="float" office:value="1.1064" calcext:value-type="float">
            <text:p>1.1064</text:p>
          </table:table-cell>
          <table:table-cell office:value-type="float" office:value="0.577158" calcext:value-type="float">
            <text:p>0.577158</text:p>
          </table:table-cell>
          <table:table-cell office:value-type="float" office:value="0.273789" calcext:value-type="float">
            <text:p>0.273789</text:p>
          </table:table-cell>
          <table:table-cell office:value-type="float" office:value="0.323839" calcext:value-type="float">
            <text:p>0.323839</text:p>
          </table:table-cell>
          <table:table-cell office:value-type="float" office:value="0.057358" calcext:value-type="float">
            <text:p>0.05735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BerkSta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BerkStan.txt</text:p>
          </table:table-cell>
          <table:table-cell office:value-type="string" calcext:value-type="string">
            <text:p>FileSize:</text:p>
          </table:table-cell>
          <table:table-cell office:value-type="float" office:value="334857" calcext:value-type="float">
            <text:p>334857</text:p>
          </table:table-cell>
          <table:table-cell office:value-type="float" office:value="159709" calcext:value-type="float">
            <text:p>159709</text:p>
          </table:table-cell>
          <table:table-cell office:value-type="float" office:value="124974" calcext:value-type="float">
            <text:p>124974</text:p>
          </table:table-cell>
          <table:table-cell office:value-type="float" office:value="13530" calcext:value-type="float">
            <text:p>13530</text:p>
          </table:table-cell>
          <table:table-cell office:value-type="float" office:value="19041" calcext:value-type="float">
            <text:p>19041</text:p>
          </table:table-cell>
          <table:table-cell office:value-type="float" office:value="2671" calcext:value-type="float">
            <text:p>2671</text:p>
          </table:table-cell>
          <table:table-cell office:value-type="float" office:value="30448" calcext:value-type="float">
            <text:p>3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BerkSta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5.16581" calcext:value-type="float">
            <text:p>5.16581</text:p>
          </table:table-cell>
          <table:table-cell office:value-type="string" calcext:value-type="string">
            <text:p>-</text:p>
          </table:table-cell>
          <table:table-cell office:value-type="float" office:value="2.82648" calcext:value-type="float">
            <text:p>2.82648</text:p>
          </table:table-cell>
          <table:table-cell office:value-type="float" office:value="1.10874" calcext:value-type="float">
            <text:p>1.10874</text:p>
          </table:table-cell>
          <table:table-cell office:value-type="float" office:value="0.58071" calcext:value-type="float">
            <text:p>0.58071</text:p>
          </table:table-cell>
          <table:table-cell office:value-type="float" office:value="0.268814" calcext:value-type="float">
            <text:p>0.268814</text:p>
          </table:table-cell>
          <table:table-cell office:value-type="float" office:value="0.324072" calcext:value-type="float">
            <text:p>0.324072</text:p>
          </table:table-cell>
          <table:table-cell office:value-type="float" office:value="0.056372" calcext:value-type="float">
            <text:p>0.05637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BerkStan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BerkStan.txt</text:p>
          </table:table-cell>
          <table:table-cell office:value-type="string" calcext:value-type="string">
            <text:p>FileSize:</text:p>
          </table:table-cell>
          <table:table-cell office:value-type="float" office:value="334857" calcext:value-type="float">
            <text:p>334857</text:p>
          </table:table-cell>
          <table:table-cell office:value-type="float" office:value="159709" calcext:value-type="float">
            <text:p>159709</text:p>
          </table:table-cell>
          <table:table-cell office:value-type="float" office:value="124974" calcext:value-type="float">
            <text:p>124974</text:p>
          </table:table-cell>
          <table:table-cell office:value-type="float" office:value="13530" calcext:value-type="float">
            <text:p>13530</text:p>
          </table:table-cell>
          <table:table-cell office:value-type="float" office:value="19041" calcext:value-type="float">
            <text:p>19041</text:p>
          </table:table-cell>
          <table:table-cell office:value-type="float" office:value="2671" calcext:value-type="float">
            <text:p>2671</text:p>
          </table:table-cell>
          <table:table-cell office:value-type="float" office:value="30448" calcext:value-type="float">
            <text:p>3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BerkStan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5.06006" calcext:value-type="float">
            <text:p>5.06006</text:p>
          </table:table-cell>
          <table:table-cell office:value-type="string" calcext:value-type="string">
            <text:p>-</text:p>
          </table:table-cell>
          <table:table-cell office:value-type="float" office:value="2.7225" calcext:value-type="float">
            <text:p>2.7225</text:p>
          </table:table-cell>
          <table:table-cell office:value-type="float" office:value="1.10732" calcext:value-type="float">
            <text:p>1.10732</text:p>
          </table:table-cell>
          <table:table-cell office:value-type="float" office:value="0.579414" calcext:value-type="float">
            <text:p>0.579414</text:p>
          </table:table-cell>
          <table:table-cell office:value-type="float" office:value="0.268826" calcext:value-type="float">
            <text:p>0.268826</text:p>
          </table:table-cell>
          <table:table-cell office:value-type="float" office:value="0.324659" calcext:value-type="float">
            <text:p>0.324659</text:p>
          </table:table-cell>
          <table:table-cell office:value-type="float" office:value="0.05673" calcext:value-type="float">
            <text:p>0.0567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Stanford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Stanford.txt</text:p>
          </table:table-cell>
          <table:table-cell office:value-type="string" calcext:value-type="string">
            <text:p>FileSize:</text:p>
          </table:table-cell>
          <table:table-cell office:value-type="float" office:value="150532" calcext:value-type="float">
            <text:p>150532</text:p>
          </table:table-cell>
          <table:table-cell office:value-type="float" office:value="32785" calcext:value-type="float">
            <text:p>32785</text:p>
          </table:table-cell>
          <table:table-cell office:value-type="float" office:value="67516" calcext:value-type="float">
            <text:p>67516</text:p>
          </table:table-cell>
          <table:table-cell office:value-type="float" office:value="1690" calcext:value-type="float">
            <text:p>1690</text:p>
          </table:table-cell>
          <table:table-cell office:value-type="float" office:value="2688" calcext:value-type="float">
            <text:p>2688</text:p>
          </table:table-cell>
          <table:table-cell office:value-type="float" office:value="54" calcext:value-type="float">
            <text:p>54</text:p>
          </table:table-cell>
          <table:table-cell office:value-type="float" office:value="26638" calcext:value-type="float">
            <text:p>26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Stanford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83304" calcext:value-type="float">
            <text:p>1.83304</text:p>
          </table:table-cell>
          <table:table-cell office:value-type="string" calcext:value-type="string">
            <text:p>-</text:p>
          </table:table-cell>
          <table:table-cell office:value-type="float" office:value="0.968142" calcext:value-type="float">
            <text:p>0.968142</text:p>
          </table:table-cell>
          <table:table-cell office:value-type="float" office:value="0.424672" calcext:value-type="float">
            <text:p>0.424672</text:p>
          </table:table-cell>
          <table:table-cell office:value-type="float" office:value="0.192383" calcext:value-type="float">
            <text:p>0.192383</text:p>
          </table:table-cell>
          <table:table-cell office:value-type="float" office:value="0.139298" calcext:value-type="float">
            <text:p>0.139298</text:p>
          </table:table-cell>
          <table:table-cell office:value-type="float" office:value="0.082493" calcext:value-type="float">
            <text:p>0.082493</text:p>
          </table:table-cell>
          <table:table-cell office:value-type="float" office:value="0.025753" calcext:value-type="float">
            <text:p>0.02575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Stanford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Stanford.txt</text:p>
          </table:table-cell>
          <table:table-cell office:value-type="string" calcext:value-type="string">
            <text:p>FileSize:</text:p>
          </table:table-cell>
          <table:table-cell office:value-type="float" office:value="150532" calcext:value-type="float">
            <text:p>150532</text:p>
          </table:table-cell>
          <table:table-cell office:value-type="float" office:value="32785" calcext:value-type="float">
            <text:p>32785</text:p>
          </table:table-cell>
          <table:table-cell office:value-type="float" office:value="67516" calcext:value-type="float">
            <text:p>67516</text:p>
          </table:table-cell>
          <table:table-cell office:value-type="float" office:value="1690" calcext:value-type="float">
            <text:p>1690</text:p>
          </table:table-cell>
          <table:table-cell office:value-type="float" office:value="2688" calcext:value-type="float">
            <text:p>2688</text:p>
          </table:table-cell>
          <table:table-cell office:value-type="float" office:value="54" calcext:value-type="float">
            <text:p>54</text:p>
          </table:table-cell>
          <table:table-cell office:value-type="float" office:value="26638" calcext:value-type="float">
            <text:p>26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Stanford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82421" calcext:value-type="float">
            <text:p>1.82421</text:p>
          </table:table-cell>
          <table:table-cell office:value-type="string" calcext:value-type="string">
            <text:p>-</text:p>
          </table:table-cell>
          <table:table-cell office:value-type="float" office:value="0.958536" calcext:value-type="float">
            <text:p>0.958536</text:p>
          </table:table-cell>
          <table:table-cell office:value-type="float" office:value="0.424999" calcext:value-type="float">
            <text:p>0.424999</text:p>
          </table:table-cell>
          <table:table-cell office:value-type="float" office:value="0.191749" calcext:value-type="float">
            <text:p>0.191749</text:p>
          </table:table-cell>
          <table:table-cell office:value-type="float" office:value="0.139455" calcext:value-type="float">
            <text:p>0.139455</text:p>
          </table:table-cell>
          <table:table-cell office:value-type="float" office:value="0.083794" calcext:value-type="float">
            <text:p>0.083794</text:p>
          </table:table-cell>
          <table:table-cell office:value-type="float" office:value="0.025383" calcext:value-type="float">
            <text:p>0.025383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Stanford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Stanford.txt</text:p>
          </table:table-cell>
          <table:table-cell office:value-type="string" calcext:value-type="string">
            <text:p>FileSize:</text:p>
          </table:table-cell>
          <table:table-cell office:value-type="float" office:value="150532" calcext:value-type="float">
            <text:p>150532</text:p>
          </table:table-cell>
          <table:table-cell office:value-type="float" office:value="32785" calcext:value-type="float">
            <text:p>32785</text:p>
          </table:table-cell>
          <table:table-cell office:value-type="float" office:value="67516" calcext:value-type="float">
            <text:p>67516</text:p>
          </table:table-cell>
          <table:table-cell office:value-type="float" office:value="1690" calcext:value-type="float">
            <text:p>1690</text:p>
          </table:table-cell>
          <table:table-cell office:value-type="float" office:value="2688" calcext:value-type="float">
            <text:p>2688</text:p>
          </table:table-cell>
          <table:table-cell office:value-type="float" office:value="54" calcext:value-type="float">
            <text:p>54</text:p>
          </table:table-cell>
          <table:table-cell office:value-type="float" office:value="26638" calcext:value-type="float">
            <text:p>26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Stanford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91164" calcext:value-type="float">
            <text:p>1.91164</text:p>
          </table:table-cell>
          <table:table-cell office:value-type="string" calcext:value-type="string">
            <text:p>-</text:p>
          </table:table-cell>
          <table:table-cell office:value-type="float" office:value="0.99857" calcext:value-type="float">
            <text:p>0.99857</text:p>
          </table:table-cell>
          <table:table-cell office:value-type="float" office:value="0.45028" calcext:value-type="float">
            <text:p>0.45028</text:p>
          </table:table-cell>
          <table:table-cell office:value-type="float" office:value="0.20521" calcext:value-type="float">
            <text:p>0.20521</text:p>
          </table:table-cell>
          <table:table-cell office:value-type="float" office:value="0.146006" calcext:value-type="float">
            <text:p>0.146006</text:p>
          </table:table-cell>
          <table:table-cell office:value-type="float" office:value="0.085723" calcext:value-type="float">
            <text:p>0.085723</text:p>
          </table:table-cell>
          <table:table-cell office:value-type="float" office:value="0.025505" calcext:value-type="float">
            <text:p>0.02550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Stanford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Stanford.txt</text:p>
          </table:table-cell>
          <table:table-cell office:value-type="string" calcext:value-type="string">
            <text:p>FileSize:</text:p>
          </table:table-cell>
          <table:table-cell office:value-type="float" office:value="150532" calcext:value-type="float">
            <text:p>150532</text:p>
          </table:table-cell>
          <table:table-cell office:value-type="float" office:value="32785" calcext:value-type="float">
            <text:p>32785</text:p>
          </table:table-cell>
          <table:table-cell office:value-type="float" office:value="67516" calcext:value-type="float">
            <text:p>67516</text:p>
          </table:table-cell>
          <table:table-cell office:value-type="float" office:value="1690" calcext:value-type="float">
            <text:p>1690</text:p>
          </table:table-cell>
          <table:table-cell office:value-type="float" office:value="2688" calcext:value-type="float">
            <text:p>2688</text:p>
          </table:table-cell>
          <table:table-cell office:value-type="float" office:value="54" calcext:value-type="float">
            <text:p>54</text:p>
          </table:table-cell>
          <table:table-cell office:value-type="float" office:value="26638" calcext:value-type="float">
            <text:p>26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Stanford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87135" calcext:value-type="float">
            <text:p>1.87135</text:p>
          </table:table-cell>
          <table:table-cell office:value-type="string" calcext:value-type="string">
            <text:p>-</text:p>
          </table:table-cell>
          <table:table-cell office:value-type="float" office:value="0.95851" calcext:value-type="float">
            <text:p>0.95851</text:p>
          </table:table-cell>
          <table:table-cell office:value-type="float" office:value="0.448199" calcext:value-type="float">
            <text:p>0.448199</text:p>
          </table:table-cell>
          <table:table-cell office:value-type="float" office:value="0.206027" calcext:value-type="float">
            <text:p>0.206027</text:p>
          </table:table-cell>
          <table:table-cell office:value-type="float" office:value="0.147277" calcext:value-type="float">
            <text:p>0.147277</text:p>
          </table:table-cell>
          <table:table-cell office:value-type="float" office:value="0.085699" calcext:value-type="float">
            <text:p>0.085699</text:p>
          </table:table-cell>
          <table:table-cell office:value-type="float" office:value="0.025362" calcext:value-type="float">
            <text:p>0.02536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Stanford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Stanford.txt</text:p>
          </table:table-cell>
          <table:table-cell office:value-type="string" calcext:value-type="string">
            <text:p>FileSize:</text:p>
          </table:table-cell>
          <table:table-cell office:value-type="float" office:value="150532" calcext:value-type="float">
            <text:p>150532</text:p>
          </table:table-cell>
          <table:table-cell office:value-type="float" office:value="32785" calcext:value-type="float">
            <text:p>32785</text:p>
          </table:table-cell>
          <table:table-cell office:value-type="float" office:value="67516" calcext:value-type="float">
            <text:p>67516</text:p>
          </table:table-cell>
          <table:table-cell office:value-type="float" office:value="1690" calcext:value-type="float">
            <text:p>1690</text:p>
          </table:table-cell>
          <table:table-cell office:value-type="float" office:value="2688" calcext:value-type="float">
            <text:p>2688</text:p>
          </table:table-cell>
          <table:table-cell office:value-type="float" office:value="54" calcext:value-type="float">
            <text:p>54</text:p>
          </table:table-cell>
          <table:table-cell office:value-type="float" office:value="26638" calcext:value-type="float">
            <text:p>26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Stanford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8775" calcext:value-type="float">
            <text:p>1.8775</text:p>
          </table:table-cell>
          <table:table-cell office:value-type="string" calcext:value-type="string">
            <text:p>-</text:p>
          </table:table-cell>
          <table:table-cell office:value-type="float" office:value="0.961019" calcext:value-type="float">
            <text:p>0.961019</text:p>
          </table:table-cell>
          <table:table-cell office:value-type="float" office:value="0.452826" calcext:value-type="float">
            <text:p>0.452826</text:p>
          </table:table-cell>
          <table:table-cell office:value-type="float" office:value="0.20496" calcext:value-type="float">
            <text:p>0.20496</text:p>
          </table:table-cell>
          <table:table-cell office:value-type="float" office:value="0.145795" calcext:value-type="float">
            <text:p>0.145795</text:p>
          </table:table-cell>
          <table:table-cell office:value-type="float" office:value="0.086068" calcext:value-type="float">
            <text:p>0.086068</text:p>
          </table:table-cell>
          <table:table-cell office:value-type="float" office:value="0.026555" calcext:value-type="float">
            <text:p>0.02655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Stanford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Stanford.txt</text:p>
          </table:table-cell>
          <table:table-cell office:value-type="string" calcext:value-type="string">
            <text:p>FileSize:</text:p>
          </table:table-cell>
          <table:table-cell office:value-type="float" office:value="150532" calcext:value-type="float">
            <text:p>150532</text:p>
          </table:table-cell>
          <table:table-cell office:value-type="float" office:value="32785" calcext:value-type="float">
            <text:p>32785</text:p>
          </table:table-cell>
          <table:table-cell office:value-type="float" office:value="67516" calcext:value-type="float">
            <text:p>67516</text:p>
          </table:table-cell>
          <table:table-cell office:value-type="float" office:value="1690" calcext:value-type="float">
            <text:p>1690</text:p>
          </table:table-cell>
          <table:table-cell office:value-type="float" office:value="2688" calcext:value-type="float">
            <text:p>2688</text:p>
          </table:table-cell>
          <table:table-cell office:value-type="float" office:value="54" calcext:value-type="float">
            <text:p>54</text:p>
          </table:table-cell>
          <table:table-cell office:value-type="float" office:value="26638" calcext:value-type="float">
            <text:p>26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Stanford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8729" calcext:value-type="float">
            <text:p>1.8729</text:p>
          </table:table-cell>
          <table:table-cell office:value-type="string" calcext:value-type="string">
            <text:p>-</text:p>
          </table:table-cell>
          <table:table-cell office:value-type="float" office:value="0.961883" calcext:value-type="float">
            <text:p>0.961883</text:p>
          </table:table-cell>
          <table:table-cell office:value-type="float" office:value="0.447629" calcext:value-type="float">
            <text:p>0.447629</text:p>
          </table:table-cell>
          <table:table-cell office:value-type="float" office:value="0.205883" calcext:value-type="float">
            <text:p>0.205883</text:p>
          </table:table-cell>
          <table:table-cell office:value-type="float" office:value="0.144936" calcext:value-type="float">
            <text:p>0.144936</text:p>
          </table:table-cell>
          <table:table-cell office:value-type="float" office:value="0.086573" calcext:value-type="float">
            <text:p>0.086573</text:p>
          </table:table-cell>
          <table:table-cell office:value-type="float" office:value="0.025716" calcext:value-type="float">
            <text:p>0.02571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Stanford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Stanford.txt</text:p>
          </table:table-cell>
          <table:table-cell office:value-type="string" calcext:value-type="string">
            <text:p>FileSize:</text:p>
          </table:table-cell>
          <table:table-cell office:value-type="float" office:value="150532" calcext:value-type="float">
            <text:p>150532</text:p>
          </table:table-cell>
          <table:table-cell office:value-type="float" office:value="32785" calcext:value-type="float">
            <text:p>32785</text:p>
          </table:table-cell>
          <table:table-cell office:value-type="float" office:value="67516" calcext:value-type="float">
            <text:p>67516</text:p>
          </table:table-cell>
          <table:table-cell office:value-type="float" office:value="1690" calcext:value-type="float">
            <text:p>1690</text:p>
          </table:table-cell>
          <table:table-cell office:value-type="float" office:value="2688" calcext:value-type="float">
            <text:p>2688</text:p>
          </table:table-cell>
          <table:table-cell office:value-type="float" office:value="54" calcext:value-type="float">
            <text:p>54</text:p>
          </table:table-cell>
          <table:table-cell office:value-type="float" office:value="26638" calcext:value-type="float">
            <text:p>26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Stanford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87014" calcext:value-type="float">
            <text:p>1.87014</text:p>
          </table:table-cell>
          <table:table-cell office:value-type="string" calcext:value-type="string">
            <text:p>-</text:p>
          </table:table-cell>
          <table:table-cell office:value-type="float" office:value="0.954603" calcext:value-type="float">
            <text:p>0.954603</text:p>
          </table:table-cell>
          <table:table-cell office:value-type="float" office:value="0.45193" calcext:value-type="float">
            <text:p>0.45193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145755" calcext:value-type="float">
            <text:p>0.145755</text:p>
          </table:table-cell>
          <table:table-cell office:value-type="float" office:value="0.085726" calcext:value-type="float">
            <text:p>0.085726</text:p>
          </table:table-cell>
          <table:table-cell office:value-type="float" office:value="0.02562" calcext:value-type="float">
            <text:p>0.0256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Stanford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Stanford.txt</text:p>
          </table:table-cell>
          <table:table-cell office:value-type="string" calcext:value-type="string">
            <text:p>FileSize:</text:p>
          </table:table-cell>
          <table:table-cell office:value-type="float" office:value="150532" calcext:value-type="float">
            <text:p>150532</text:p>
          </table:table-cell>
          <table:table-cell office:value-type="float" office:value="32785" calcext:value-type="float">
            <text:p>32785</text:p>
          </table:table-cell>
          <table:table-cell office:value-type="float" office:value="67516" calcext:value-type="float">
            <text:p>67516</text:p>
          </table:table-cell>
          <table:table-cell office:value-type="float" office:value="1690" calcext:value-type="float">
            <text:p>1690</text:p>
          </table:table-cell>
          <table:table-cell office:value-type="float" office:value="2688" calcext:value-type="float">
            <text:p>2688</text:p>
          </table:table-cell>
          <table:table-cell office:value-type="float" office:value="54" calcext:value-type="float">
            <text:p>54</text:p>
          </table:table-cell>
          <table:table-cell office:value-type="float" office:value="26638" calcext:value-type="float">
            <text:p>26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Stanford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8734" calcext:value-type="float">
            <text:p>1.8734</text:p>
          </table:table-cell>
          <table:table-cell office:value-type="string" calcext:value-type="string">
            <text:p>-</text:p>
          </table:table-cell>
          <table:table-cell office:value-type="float" office:value="0.959577" calcext:value-type="float">
            <text:p>0.959577</text:p>
          </table:table-cell>
          <table:table-cell office:value-type="float" office:value="0.448341" calcext:value-type="float">
            <text:p>0.448341</text:p>
          </table:table-cell>
          <table:table-cell office:value-type="float" office:value="0.204039" calcext:value-type="float">
            <text:p>0.204039</text:p>
          </table:table-cell>
          <table:table-cell office:value-type="float" office:value="0.147071" calcext:value-type="float">
            <text:p>0.147071</text:p>
          </table:table-cell>
          <table:table-cell office:value-type="float" office:value="0.087888" calcext:value-type="float">
            <text:p>0.087888</text:p>
          </table:table-cell>
          <table:table-cell office:value-type="float" office:value="0.026198" calcext:value-type="float">
            <text:p>0.026198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Stanford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Stanford.txt</text:p>
          </table:table-cell>
          <table:table-cell office:value-type="string" calcext:value-type="string">
            <text:p>FileSize:</text:p>
          </table:table-cell>
          <table:table-cell office:value-type="float" office:value="150532" calcext:value-type="float">
            <text:p>150532</text:p>
          </table:table-cell>
          <table:table-cell office:value-type="float" office:value="32785" calcext:value-type="float">
            <text:p>32785</text:p>
          </table:table-cell>
          <table:table-cell office:value-type="float" office:value="67516" calcext:value-type="float">
            <text:p>67516</text:p>
          </table:table-cell>
          <table:table-cell office:value-type="float" office:value="1690" calcext:value-type="float">
            <text:p>1690</text:p>
          </table:table-cell>
          <table:table-cell office:value-type="float" office:value="2688" calcext:value-type="float">
            <text:p>2688</text:p>
          </table:table-cell>
          <table:table-cell office:value-type="float" office:value="54" calcext:value-type="float">
            <text:p>54</text:p>
          </table:table-cell>
          <table:table-cell office:value-type="float" office:value="26638" calcext:value-type="float">
            <text:p>26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Stanford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90324" calcext:value-type="float">
            <text:p>1.90324</text:p>
          </table:table-cell>
          <table:table-cell office:value-type="string" calcext:value-type="string">
            <text:p>-</text:p>
          </table:table-cell>
          <table:table-cell office:value-type="float" office:value="0.989853" calcext:value-type="float">
            <text:p>0.989853</text:p>
          </table:table-cell>
          <table:table-cell office:value-type="float" office:value="0.452847" calcext:value-type="float">
            <text:p>0.452847</text:p>
          </table:table-cell>
          <table:table-cell office:value-type="float" office:value="0.202579" calcext:value-type="float">
            <text:p>0.202579</text:p>
          </table:table-cell>
          <table:table-cell office:value-type="float" office:value="0.145309" calcext:value-type="float">
            <text:p>0.145309</text:p>
          </table:table-cell>
          <table:table-cell office:value-type="float" office:value="0.086839" calcext:value-type="float">
            <text:p>0.086839</text:p>
          </table:table-cell>
          <table:table-cell office:value-type="float" office:value="0.025535" calcext:value-type="float">
            <text:p>0.02553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web-Stanford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web-Stanford.txt</text:p>
          </table:table-cell>
          <table:table-cell office:value-type="string" calcext:value-type="string">
            <text:p>FileSize:</text:p>
          </table:table-cell>
          <table:table-cell office:value-type="float" office:value="150532" calcext:value-type="float">
            <text:p>150532</text:p>
          </table:table-cell>
          <table:table-cell office:value-type="float" office:value="32785" calcext:value-type="float">
            <text:p>32785</text:p>
          </table:table-cell>
          <table:table-cell office:value-type="float" office:value="67516" calcext:value-type="float">
            <text:p>67516</text:p>
          </table:table-cell>
          <table:table-cell office:value-type="float" office:value="1690" calcext:value-type="float">
            <text:p>1690</text:p>
          </table:table-cell>
          <table:table-cell office:value-type="float" office:value="2688" calcext:value-type="float">
            <text:p>2688</text:p>
          </table:table-cell>
          <table:table-cell office:value-type="float" office:value="54" calcext:value-type="float">
            <text:p>54</text:p>
          </table:table-cell>
          <table:table-cell office:value-type="float" office:value="26638" calcext:value-type="float">
            <text:p>26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web-Stanford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1.88092" calcext:value-type="float">
            <text:p>1.88092</text:p>
          </table:table-cell>
          <table:table-cell office:value-type="string" calcext:value-type="string">
            <text:p>-</text:p>
          </table:table-cell>
          <table:table-cell office:value-type="float" office:value="0.961558" calcext:value-type="float">
            <text:p>0.961558</text:p>
          </table:table-cell>
          <table:table-cell office:value-type="float" office:value="0.449834" calcext:value-type="float">
            <text:p>0.449834</text:p>
          </table:table-cell>
          <table:table-cell office:value-type="float" office:value="0.207557" calcext:value-type="float">
            <text:p>0.207557</text:p>
          </table:table-cell>
          <table:table-cell office:value-type="float" office:value="0.146208" calcext:value-type="float">
            <text:p>0.146208</text:p>
          </table:table-cell>
          <table:table-cell office:value-type="float" office:value="0.089917" calcext:value-type="float">
            <text:p>0.089917</text:p>
          </table:table-cell>
          <table:table-cell office:value-type="float" office:value="0.025565" calcext:value-type="float">
            <text:p>0.025565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soc-pokec-relationships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FileSize:</text:p>
          </table:table-cell>
          <table:table-cell office:value-type="float" office:value="1304537" calcext:value-type="float">
            <text:p>1304537</text:p>
          </table:table-cell>
          <table:table-cell office:value-type="float" office:value="113341" calcext:value-type="float">
            <text:p>113341</text:p>
          </table:table-cell>
          <table:table-cell office:value-type="float" office:value="199758" calcext:value-type="float">
            <text:p>199758</text:p>
          </table:table-cell>
          <table:table-cell office:value-type="float" office:value="9090" calcext:value-type="float">
            <text:p>9090</text:p>
          </table:table-cell>
          <table:table-cell office:value-type="float" office:value="5839" calcext:value-type="float">
            <text:p>583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28.832" calcext:value-type="float">
            <text:p>28.832</text:p>
          </table:table-cell>
          <table:table-cell office:value-type="string" calcext:value-type="string">
            <text:p>-</text:p>
          </table:table-cell>
          <table:table-cell office:value-type="float" office:value="15.4432" calcext:value-type="float">
            <text:p>15.4432</text:p>
          </table:table-cell>
          <table:table-cell office:value-type="float" office:value="6.65631" calcext:value-type="float">
            <text:p>6.65631</text:p>
          </table:table-cell>
          <table:table-cell office:value-type="float" office:value="4.45191" calcext:value-type="float">
            <text:p>4.45191</text:p>
          </table:table-cell>
          <table:table-cell office:value-type="float" office:value="1.89599" calcext:value-type="float">
            <text:p>1.89599</text:p>
          </table:table-cell>
          <table:table-cell office:value-type="float" office:value="0.242897" calcext:value-type="float">
            <text:p>0.242897</text:p>
          </table:table-cell>
          <table:table-cell office:value-type="float" office:value="0.140471" calcext:value-type="float">
            <text:p>0.14047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soc-pokec-relationships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FileSize:</text:p>
          </table:table-cell>
          <table:table-cell office:value-type="float" office:value="1304537" calcext:value-type="float">
            <text:p>1304537</text:p>
          </table:table-cell>
          <table:table-cell office:value-type="float" office:value="113341" calcext:value-type="float">
            <text:p>113341</text:p>
          </table:table-cell>
          <table:table-cell office:value-type="float" office:value="199758" calcext:value-type="float">
            <text:p>199758</text:p>
          </table:table-cell>
          <table:table-cell office:value-type="float" office:value="9090" calcext:value-type="float">
            <text:p>9090</text:p>
          </table:table-cell>
          <table:table-cell office:value-type="float" office:value="5839" calcext:value-type="float">
            <text:p>583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29.7396" calcext:value-type="float">
            <text:p>29.7396</text:p>
          </table:table-cell>
          <table:table-cell office:value-type="string" calcext:value-type="string">
            <text:p>-</text:p>
          </table:table-cell>
          <table:table-cell office:value-type="float" office:value="15.554" calcext:value-type="float">
            <text:p>15.554</text:p>
          </table:table-cell>
          <table:table-cell office:value-type="float" office:value="7.0303" calcext:value-type="float">
            <text:p>7.0303</text:p>
          </table:table-cell>
          <table:table-cell office:value-type="float" office:value="4.78041" calcext:value-type="float">
            <text:p>4.78041</text:p>
          </table:table-cell>
          <table:table-cell office:value-type="float" office:value="1.96353" calcext:value-type="float">
            <text:p>1.96353</text:p>
          </table:table-cell>
          <table:table-cell office:value-type="float" office:value="0.270557" calcext:value-type="float">
            <text:p>0.270557</text:p>
          </table:table-cell>
          <table:table-cell office:value-type="float" office:value="0.139787" calcext:value-type="float">
            <text:p>0.13978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soc-pokec-relationships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FileSize:</text:p>
          </table:table-cell>
          <table:table-cell office:value-type="float" office:value="1304537" calcext:value-type="float">
            <text:p>1304537</text:p>
          </table:table-cell>
          <table:table-cell office:value-type="float" office:value="113341" calcext:value-type="float">
            <text:p>113341</text:p>
          </table:table-cell>
          <table:table-cell office:value-type="float" office:value="199758" calcext:value-type="float">
            <text:p>199758</text:p>
          </table:table-cell>
          <table:table-cell office:value-type="float" office:value="9090" calcext:value-type="float">
            <text:p>9090</text:p>
          </table:table-cell>
          <table:table-cell office:value-type="float" office:value="5839" calcext:value-type="float">
            <text:p>583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29.6479" calcext:value-type="float">
            <text:p>29.6479</text:p>
          </table:table-cell>
          <table:table-cell office:value-type="string" calcext:value-type="string">
            <text:p>-</text:p>
          </table:table-cell>
          <table:table-cell office:value-type="float" office:value="15.388" calcext:value-type="float">
            <text:p>15.388</text:p>
          </table:table-cell>
          <table:table-cell office:value-type="float" office:value="7.08146" calcext:value-type="float">
            <text:p>7.08146</text:p>
          </table:table-cell>
          <table:table-cell office:value-type="float" office:value="4.83402" calcext:value-type="float">
            <text:p>4.83402</text:p>
          </table:table-cell>
          <table:table-cell office:value-type="float" office:value="1.9383" calcext:value-type="float">
            <text:p>1.9383</text:p>
          </table:table-cell>
          <table:table-cell office:value-type="float" office:value="0.264115" calcext:value-type="float">
            <text:p>0.264115</text:p>
          </table:table-cell>
          <table:table-cell office:value-type="float" office:value="0.139992" calcext:value-type="float">
            <text:p>0.139992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soc-pokec-relationships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FileSize:</text:p>
          </table:table-cell>
          <table:table-cell office:value-type="float" office:value="1304537" calcext:value-type="float">
            <text:p>1304537</text:p>
          </table:table-cell>
          <table:table-cell office:value-type="float" office:value="113341" calcext:value-type="float">
            <text:p>113341</text:p>
          </table:table-cell>
          <table:table-cell office:value-type="float" office:value="199758" calcext:value-type="float">
            <text:p>199758</text:p>
          </table:table-cell>
          <table:table-cell office:value-type="float" office:value="9090" calcext:value-type="float">
            <text:p>9090</text:p>
          </table:table-cell>
          <table:table-cell office:value-type="float" office:value="5839" calcext:value-type="float">
            <text:p>583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29.695" calcext:value-type="float">
            <text:p>29.695</text:p>
          </table:table-cell>
          <table:table-cell office:value-type="string" calcext:value-type="string">
            <text:p>-</text:p>
          </table:table-cell>
          <table:table-cell office:value-type="float" office:value="15.5004" calcext:value-type="float">
            <text:p>15.5004</text:p>
          </table:table-cell>
          <table:table-cell office:value-type="float" office:value="7.01984" calcext:value-type="float">
            <text:p>7.01984</text:p>
          </table:table-cell>
          <table:table-cell office:value-type="float" office:value="4.82575" calcext:value-type="float">
            <text:p>4.82575</text:p>
          </table:table-cell>
          <table:table-cell office:value-type="float" office:value="1.95128" calcext:value-type="float">
            <text:p>1.95128</text:p>
          </table:table-cell>
          <table:table-cell office:value-type="float" office:value="0.253816" calcext:value-type="float">
            <text:p>0.253816</text:p>
          </table:table-cell>
          <table:table-cell office:value-type="float" office:value="0.142901" calcext:value-type="float">
            <text:p>0.14290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soc-pokec-relationships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FileSize:</text:p>
          </table:table-cell>
          <table:table-cell office:value-type="float" office:value="1304537" calcext:value-type="float">
            <text:p>1304537</text:p>
          </table:table-cell>
          <table:table-cell office:value-type="float" office:value="113341" calcext:value-type="float">
            <text:p>113341</text:p>
          </table:table-cell>
          <table:table-cell office:value-type="float" office:value="199758" calcext:value-type="float">
            <text:p>199758</text:p>
          </table:table-cell>
          <table:table-cell office:value-type="float" office:value="9090" calcext:value-type="float">
            <text:p>9090</text:p>
          </table:table-cell>
          <table:table-cell office:value-type="float" office:value="5839" calcext:value-type="float">
            <text:p>583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29.2935" calcext:value-type="float">
            <text:p>29.2935</text:p>
          </table:table-cell>
          <table:table-cell office:value-type="string" calcext:value-type="string">
            <text:p>-</text:p>
          </table:table-cell>
          <table:table-cell office:value-type="float" office:value="15.3816" calcext:value-type="float">
            <text:p>15.3816</text:p>
          </table:table-cell>
          <table:table-cell office:value-type="float" office:value="6.91074" calcext:value-type="float">
            <text:p>6.91074</text:p>
          </table:table-cell>
          <table:table-cell office:value-type="float" office:value="4.66055" calcext:value-type="float">
            <text:p>4.66055</text:p>
          </table:table-cell>
          <table:table-cell office:value-type="float" office:value="1.95007" calcext:value-type="float">
            <text:p>1.95007</text:p>
          </table:table-cell>
          <table:table-cell office:value-type="float" office:value="0.245854" calcext:value-type="float">
            <text:p>0.245854</text:p>
          </table:table-cell>
          <table:table-cell office:value-type="float" office:value="0.144007" calcext:value-type="float">
            <text:p>0.14400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soc-pokec-relationships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FileSize:</text:p>
          </table:table-cell>
          <table:table-cell office:value-type="float" office:value="1304537" calcext:value-type="float">
            <text:p>1304537</text:p>
          </table:table-cell>
          <table:table-cell office:value-type="float" office:value="113341" calcext:value-type="float">
            <text:p>113341</text:p>
          </table:table-cell>
          <table:table-cell office:value-type="float" office:value="199758" calcext:value-type="float">
            <text:p>199758</text:p>
          </table:table-cell>
          <table:table-cell office:value-type="float" office:value="9090" calcext:value-type="float">
            <text:p>9090</text:p>
          </table:table-cell>
          <table:table-cell office:value-type="float" office:value="5839" calcext:value-type="float">
            <text:p>583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29.3825" calcext:value-type="float">
            <text:p>29.3825</text:p>
          </table:table-cell>
          <table:table-cell office:value-type="string" calcext:value-type="string">
            <text:p>-</text:p>
          </table:table-cell>
          <table:table-cell office:value-type="float" office:value="15.3786" calcext:value-type="float">
            <text:p>15.3786</text:p>
          </table:table-cell>
          <table:table-cell office:value-type="float" office:value="6.90507" calcext:value-type="float">
            <text:p>6.90507</text:p>
          </table:table-cell>
          <table:table-cell office:value-type="float" office:value="4.74822" calcext:value-type="float">
            <text:p>4.74822</text:p>
          </table:table-cell>
          <table:table-cell office:value-type="float" office:value="1.95695" calcext:value-type="float">
            <text:p>1.95695</text:p>
          </table:table-cell>
          <table:table-cell office:value-type="float" office:value="0.248616" calcext:value-type="float">
            <text:p>0.248616</text:p>
          </table:table-cell>
          <table:table-cell office:value-type="float" office:value="0.144126" calcext:value-type="float">
            <text:p>0.144126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soc-pokec-relationships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FileSize:</text:p>
          </table:table-cell>
          <table:table-cell office:value-type="float" office:value="1304537" calcext:value-type="float">
            <text:p>1304537</text:p>
          </table:table-cell>
          <table:table-cell office:value-type="float" office:value="113341" calcext:value-type="float">
            <text:p>113341</text:p>
          </table:table-cell>
          <table:table-cell office:value-type="float" office:value="199758" calcext:value-type="float">
            <text:p>199758</text:p>
          </table:table-cell>
          <table:table-cell office:value-type="float" office:value="9090" calcext:value-type="float">
            <text:p>9090</text:p>
          </table:table-cell>
          <table:table-cell office:value-type="float" office:value="5839" calcext:value-type="float">
            <text:p>583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29.5151" calcext:value-type="float">
            <text:p>29.5151</text:p>
          </table:table-cell>
          <table:table-cell office:value-type="string" calcext:value-type="string">
            <text:p>-</text:p>
          </table:table-cell>
          <table:table-cell office:value-type="float" office:value="15.3237" calcext:value-type="float">
            <text:p>15.3237</text:p>
          </table:table-cell>
          <table:table-cell office:value-type="float" office:value="7.01662" calcext:value-type="float">
            <text:p>7.01662</text:p>
          </table:table-cell>
          <table:table-cell office:value-type="float" office:value="4.81927" calcext:value-type="float">
            <text:p>4.81927</text:p>
          </table:table-cell>
          <table:table-cell office:value-type="float" office:value="1.9594" calcext:value-type="float">
            <text:p>1.9594</text:p>
          </table:table-cell>
          <table:table-cell office:value-type="float" office:value="0.254714" calcext:value-type="float">
            <text:p>0.254714</text:p>
          </table:table-cell>
          <table:table-cell office:value-type="float" office:value="0.140557" calcext:value-type="float">
            <text:p>0.14055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soc-pokec-relationships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FileSize:</text:p>
          </table:table-cell>
          <table:table-cell office:value-type="float" office:value="1304537" calcext:value-type="float">
            <text:p>1304537</text:p>
          </table:table-cell>
          <table:table-cell office:value-type="float" office:value="113341" calcext:value-type="float">
            <text:p>113341</text:p>
          </table:table-cell>
          <table:table-cell office:value-type="float" office:value="199758" calcext:value-type="float">
            <text:p>199758</text:p>
          </table:table-cell>
          <table:table-cell office:value-type="float" office:value="9090" calcext:value-type="float">
            <text:p>9090</text:p>
          </table:table-cell>
          <table:table-cell office:value-type="float" office:value="5839" calcext:value-type="float">
            <text:p>583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29.4478" calcext:value-type="float">
            <text:p>29.4478</text:p>
          </table:table-cell>
          <table:table-cell office:value-type="string" calcext:value-type="string">
            <text:p>-</text:p>
          </table:table-cell>
          <table:table-cell office:value-type="float" office:value="15.279" calcext:value-type="float">
            <text:p>15.279</text:p>
          </table:table-cell>
          <table:table-cell office:value-type="float" office:value="6.99884" calcext:value-type="float">
            <text:p>6.99884</text:p>
          </table:table-cell>
          <table:table-cell office:value-type="float" office:value="4.81145" calcext:value-type="float">
            <text:p>4.81145</text:p>
          </table:table-cell>
          <table:table-cell office:value-type="float" office:value="1.95956" calcext:value-type="float">
            <text:p>1.95956</text:p>
          </table:table-cell>
          <table:table-cell office:value-type="float" office:value="0.257544" calcext:value-type="float">
            <text:p>0.257544</text:p>
          </table:table-cell>
          <table:table-cell office:value-type="float" office:value="0.140427" calcext:value-type="float">
            <text:p>0.140427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soc-pokec-relationships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FileSize:</text:p>
          </table:table-cell>
          <table:table-cell office:value-type="float" office:value="1304537" calcext:value-type="float">
            <text:p>1304537</text:p>
          </table:table-cell>
          <table:table-cell office:value-type="float" office:value="113341" calcext:value-type="float">
            <text:p>113341</text:p>
          </table:table-cell>
          <table:table-cell office:value-type="float" office:value="199758" calcext:value-type="float">
            <text:p>199758</text:p>
          </table:table-cell>
          <table:table-cell office:value-type="float" office:value="9090" calcext:value-type="float">
            <text:p>9090</text:p>
          </table:table-cell>
          <table:table-cell office:value-type="float" office:value="5839" calcext:value-type="float">
            <text:p>583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29.4386" calcext:value-type="float">
            <text:p>29.4386</text:p>
          </table:table-cell>
          <table:table-cell office:value-type="string" calcext:value-type="string">
            <text:p>-</text:p>
          </table:table-cell>
          <table:table-cell office:value-type="float" office:value="15.4889" calcext:value-type="float">
            <text:p>15.4889</text:p>
          </table:table-cell>
          <table:table-cell office:value-type="float" office:value="6.93132" calcext:value-type="float">
            <text:p>6.93132</text:p>
          </table:table-cell>
          <table:table-cell office:value-type="float" office:value="4.65699" calcext:value-type="float">
            <text:p>4.65699</text:p>
          </table:table-cell>
          <table:table-cell office:value-type="float" office:value="1.96992" calcext:value-type="float">
            <text:p>1.96992</text:p>
          </table:table-cell>
          <table:table-cell office:value-type="float" office:value="0.248413" calcext:value-type="float">
            <text:p>0.248413</text:p>
          </table:table-cell>
          <table:table-cell office:value-type="float" office:value="0.14211" calcext:value-type="float">
            <text:p>0.14211</text:p>
          </table:table-cell>
        </table:table-row>
        <table:table-row table:style-name="ro1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input/soc-pokec-relationships.tx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FileSize:</text:p>
          </table:table-cell>
          <table:table-cell office:value-type="float" office:value="1304537" calcext:value-type="float">
            <text:p>1304537</text:p>
          </table:table-cell>
          <table:table-cell office:value-type="float" office:value="113341" calcext:value-type="float">
            <text:p>113341</text:p>
          </table:table-cell>
          <table:table-cell office:value-type="float" office:value="199758" calcext:value-type="float">
            <text:p>199758</text:p>
          </table:table-cell>
          <table:table-cell office:value-type="float" office:value="9090" calcext:value-type="float">
            <text:p>9090</text:p>
          </table:table-cell>
          <table:table-cell office:value-type="float" office:value="5839" calcext:value-type="float">
            <text:p>583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soc-pokec-relationships.tx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ime:</text:p>
          </table:table-cell>
          <table:table-cell office:value-type="float" office:value="29.306" calcext:value-type="float">
            <text:p>29.306</text:p>
          </table:table-cell>
          <table:table-cell office:value-type="string" calcext:value-type="string">
            <text:p>-</text:p>
          </table:table-cell>
          <table:table-cell office:value-type="float" office:value="15.3875" calcext:value-type="float">
            <text:p>15.3875</text:p>
          </table:table-cell>
          <table:table-cell office:value-type="float" office:value="6.91464" calcext:value-type="float">
            <text:p>6.91464</text:p>
          </table:table-cell>
          <table:table-cell office:value-type="float" office:value="4.67367" calcext:value-type="float">
            <text:p>4.67367</text:p>
          </table:table-cell>
          <table:table-cell office:value-type="float" office:value="1.9473" calcext:value-type="float">
            <text:p>1.9473</text:p>
          </table:table-cell>
          <table:table-cell office:value-type="float" office:value="0.239149" calcext:value-type="float">
            <text:p>0.239149</text:p>
          </table:table-cell>
          <table:table-cell office:value-type="float" office:value="0.142704" calcext:value-type="float">
            <text:p>0.142704</text:p>
          </table:table-cell>
        </table:table-row>
      </table:table>
      <table:table table:name="Time10" table:style-name="ta1">
        <table:table-column table:style-name="co1" table:default-cell-style-name="ce4"/>
        <table:table-column table:style-name="co3" table:number-columns-repeated="7" table:default-cell-style-name="Default"/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endrils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000253" calcext:value-type="float">
            <text:p>0.000253</text:p>
          </table:table-cell>
          <table:table-cell table:style-name="ce3" office:value-type="float" office:value="0.000049" calcext:value-type="float">
            <text:p>4.90E-005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7" calcext:value-type="float">
            <text:p>7.00E-006</text:p>
          </table:table-cell>
          <table:table-cell table:style-name="ce3" office:value-type="float" office:value="0.000011" calcext:value-type="float">
            <text:p>1.10E-005</text:p>
          </table:table-cell>
          <table:table-cell office:value-type="float" office:value="0.000661" calcext:value-type="float">
            <text:p>0.00066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000822" calcext:value-type="float">
            <text:p>0.000822</text:p>
          </table:table-cell>
          <table:table-cell office:value-type="float" office:value="0.000128" calcext:value-type="float">
            <text:p>0.000128</text:p>
          </table:table-cell>
          <table:table-cell table:style-name="ce3" office:value-type="float" office:value="0.000031" calcext:value-type="float">
            <text:p>3.10E-005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table:style-name="ce3" office:value-type="float" office:value="0.000011" calcext:value-type="float">
            <text:p>1.10E-005</text:p>
          </table:table-cell>
          <table:table-cell office:value-type="float" office:value="0.000529" calcext:value-type="float">
            <text:p>0.000529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0123" calcext:value-type="float">
            <text:p>0.000123</text:p>
          </table:table-cell>
          <table:table-cell table:style-name="ce3" office:value-type="float" office:value="0.000031" calcext:value-type="float">
            <text:p>3.10E-005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table:style-name="ce3" office:value-type="float" office:value="0.000011" calcext:value-type="float">
            <text:p>1.10E-005</text:p>
          </table:table-cell>
          <table:table-cell office:value-type="float" office:value="0.000531" calcext:value-type="float">
            <text:p>0.00053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.000121" calcext:value-type="float">
            <text:p>0.000121</text:p>
          </table:table-cell>
          <table:table-cell table:style-name="ce3" office:value-type="float" office:value="0.000031" calcext:value-type="float">
            <text:p>3.10E-005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7" calcext:value-type="float">
            <text:p>7.00E-006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float" office:value="0.000506" calcext:value-type="float">
            <text:p>0.00050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000474" calcext:value-type="float">
            <text:p>0.000474</text:p>
          </table:table-cell>
          <table:table-cell table:style-name="ce3" office:value-type="float" office:value="0.000074" calcext:value-type="float">
            <text:p>7.40E-005</text:p>
          </table:table-cell>
          <table:table-cell table:style-name="ce3" office:value-type="float" office:value="0.000019" calcext:value-type="float">
            <text:p>1.90E-005</text:p>
          </table:table-cell>
          <table:table-cell table:style-name="ce3" office:value-type="float" office:value="0.000003" calcext:value-type="float">
            <text:p>3.00E-006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office:value-type="float" office:value="0.000304" calcext:value-type="float">
            <text:p>0.00030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.000123" calcext:value-type="float">
            <text:p>0.000123</text:p>
          </table:table-cell>
          <table:table-cell table:style-name="ce3" office:value-type="float" office:value="0.000031" calcext:value-type="float">
            <text:p>3.10E-005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table:style-name="ce3" office:value-type="float" office:value="0.000011" calcext:value-type="float">
            <text:p>1.10E-005</text:p>
          </table:table-cell>
          <table:table-cell office:value-type="float" office:value="0.000566" calcext:value-type="float">
            <text:p>0.00056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000489" calcext:value-type="float">
            <text:p>0.000489</text:p>
          </table:table-cell>
          <table:table-cell table:style-name="ce3" office:value-type="float" office:value="0.000073" calcext:value-type="float">
            <text:p>7.30E-005</text:p>
          </table:table-cell>
          <table:table-cell table:style-name="ce3" office:value-type="float" office:value="0.000019" calcext:value-type="float">
            <text:p>1.90E-005</text:p>
          </table:table-cell>
          <table:table-cell table:style-name="ce3" office:value-type="float" office:value="0.000003" calcext:value-type="float">
            <text:p>3.00E-006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000494" calcext:value-type="float">
            <text:p>0.000494</text:p>
          </table:table-cell>
          <table:table-cell table:style-name="ce3" office:value-type="float" office:value="0.000073" calcext:value-type="float">
            <text:p>7.30E-005</text:p>
          </table:table-cell>
          <table:table-cell table:style-name="ce3" office:value-type="float" office:value="0.000018" calcext:value-type="float">
            <text:p>1.80E-005</text:p>
          </table:table-cell>
          <table:table-cell table:style-name="ce3" office:value-type="float" office:value="0.000002" calcext:value-type="float">
            <text:p>2.00E-006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office:value-type="float" office:value="0.000328" calcext:value-type="float">
            <text:p>0.000328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000475" calcext:value-type="float">
            <text:p>0.000475</text:p>
          </table:table-cell>
          <table:table-cell table:style-name="ce3" office:value-type="float" office:value="0.000073" calcext:value-type="float">
            <text:p>7.30E-005</text:p>
          </table:table-cell>
          <table:table-cell table:style-name="ce3" office:value-type="float" office:value="0.000019" calcext:value-type="float">
            <text:p>1.90E-005</text:p>
          </table:table-cell>
          <table:table-cell table:style-name="ce3" office:value-type="float" office:value="0.000003" calcext:value-type="float">
            <text:p>3.00E-006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6" calcext:value-type="float">
            <text:p>6.00E-006</text:p>
          </table:table-cell>
          <table:table-cell office:value-type="float" office:value="0.000305" calcext:value-type="float">
            <text:p>0.000305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000502" calcext:value-type="float">
            <text:p>0.000502</text:p>
          </table:table-cell>
          <table:table-cell table:style-name="ce3" office:value-type="float" office:value="0.000072" calcext:value-type="float">
            <text:p>7.20E-005</text:p>
          </table:table-cell>
          <table:table-cell table:style-name="ce3" office:value-type="float" office:value="0.000018" calcext:value-type="float">
            <text:p>1.80E-005</text:p>
          </table:table-cell>
          <table:table-cell table:style-name="ce3" office:value-type="float" office:value="0.000002" calcext:value-type="float">
            <text:p>2.00E-006</text:p>
          </table:table-cell>
          <table:table-cell table:style-name="ce3" office:value-type="float" office:value="0.000003" calcext:value-type="float">
            <text:p>3.00E-006</text:p>
          </table:table-cell>
          <table:table-cell table:style-name="ce3" office:value-type="float" office:value="0.000006" calcext:value-type="float">
            <text:p>6.00E-006</text:p>
          </table:table-cell>
          <table:table-cell office:value-type="float" office:value="0.000333" calcext:value-type="float">
            <text:p>0.000333</text:p>
          </table:table-cell>
        </table:table-row>
        <table:table-row table:style-name="ro1">
          <table:table-cell office:value-type="string" calcext:value-type="string">
            <text:p>web-NotreDame</text:p>
          </table:table-cell>
          <table:table-cell office:value-type="float" office:value="1.08047" calcext:value-type="float">
            <text:p>1.08047</text:p>
          </table:table-cell>
          <table:table-cell office:value-type="float" office:value="0.584091" calcext:value-type="float">
            <text:p>0.584091</text:p>
          </table:table-cell>
          <table:table-cell office:value-type="float" office:value="0.227456" calcext:value-type="float">
            <text:p>0.227456</text:p>
          </table:table-cell>
          <table:table-cell office:value-type="float" office:value="0.026434" calcext:value-type="float">
            <text:p>0.026434</text:p>
          </table:table-cell>
          <table:table-cell office:value-type="float" office:value="0.082992" calcext:value-type="float">
            <text:p>0.082992</text:p>
          </table:table-cell>
          <table:table-cell office:value-type="float" office:value="0.13243" calcext:value-type="float">
            <text:p>0.13243</text:p>
          </table:table-cell>
          <table:table-cell office:value-type="float" office:value="0.026696" calcext:value-type="float">
            <text:p>0.026696</text:p>
          </table:table-cell>
        </table:table-row>
        <table:table-row table:style-name="ro1">
          <table:table-cell office:value-type="string" calcext:value-type="string">
            <text:p>web-NotreDame</text:p>
          </table:table-cell>
          <table:table-cell office:value-type="float" office:value="1.07897" calcext:value-type="float">
            <text:p>1.07897</text:p>
          </table:table-cell>
          <table:table-cell office:value-type="float" office:value="0.577861" calcext:value-type="float">
            <text:p>0.577861</text:p>
          </table:table-cell>
          <table:table-cell office:value-type="float" office:value="0.228003" calcext:value-type="float">
            <text:p>0.228003</text:p>
          </table:table-cell>
          <table:table-cell office:value-type="float" office:value="0.027013" calcext:value-type="float">
            <text:p>0.027013</text:p>
          </table:table-cell>
          <table:table-cell office:value-type="float" office:value="0.084821" calcext:value-type="float">
            <text:p>0.084821</text:p>
          </table:table-cell>
          <table:table-cell office:value-type="float" office:value="0.133348" calcext:value-type="float">
            <text:p>0.133348</text:p>
          </table:table-cell>
          <table:table-cell office:value-type="float" office:value="0.027544" calcext:value-type="float">
            <text:p>0.027544</text:p>
          </table:table-cell>
        </table:table-row>
        <table:table-row table:style-name="ro1">
          <table:table-cell office:value-type="string" calcext:value-type="string">
            <text:p>web-NotreDame</text:p>
          </table:table-cell>
          <table:table-cell office:value-type="float" office:value="1.07686" calcext:value-type="float">
            <text:p>1.07686</text:p>
          </table:table-cell>
          <table:table-cell office:value-type="float" office:value="0.576983" calcext:value-type="float">
            <text:p>0.576983</text:p>
          </table:table-cell>
          <table:table-cell office:value-type="float" office:value="0.228762" calcext:value-type="float">
            <text:p>0.228762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83715" calcext:value-type="float">
            <text:p>0.083715</text:p>
          </table:table-cell>
          <table:table-cell office:value-type="float" office:value="0.132485" calcext:value-type="float">
            <text:p>0.132485</text:p>
          </table:table-cell>
          <table:table-cell office:value-type="float" office:value="0.026692" calcext:value-type="float">
            <text:p>0.026692</text:p>
          </table:table-cell>
        </table:table-row>
        <table:table-row table:style-name="ro1">
          <table:table-cell office:value-type="string" calcext:value-type="string">
            <text:p>web-NotreDame</text:p>
          </table:table-cell>
          <table:table-cell office:value-type="float" office:value="1.07561" calcext:value-type="float">
            <text:p>1.07561</text:p>
          </table:table-cell>
          <table:table-cell office:value-type="float" office:value="0.57704" calcext:value-type="float">
            <text:p>0.57704</text:p>
          </table:table-cell>
          <table:table-cell office:value-type="float" office:value="0.225998" calcext:value-type="float">
            <text:p>0.225998</text:p>
          </table:table-cell>
          <table:table-cell office:value-type="float" office:value="0.027022" calcext:value-type="float">
            <text:p>0.027022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133758" calcext:value-type="float">
            <text:p>0.133758</text:p>
          </table:table-cell>
          <table:table-cell office:value-type="float" office:value="0.02684" calcext:value-type="float">
            <text:p>0.02684</text:p>
          </table:table-cell>
        </table:table-row>
        <table:table-row table:style-name="ro1">
          <table:table-cell office:value-type="string" calcext:value-type="string">
            <text:p>web-NotreDame</text:p>
          </table:table-cell>
          <table:table-cell office:value-type="float" office:value="1.07477" calcext:value-type="float">
            <text:p>1.07477</text:p>
          </table:table-cell>
          <table:table-cell office:value-type="float" office:value="0.57577" calcext:value-type="float">
            <text:p>0.57577</text:p>
          </table:table-cell>
          <table:table-cell office:value-type="float" office:value="0.227733" calcext:value-type="float">
            <text:p>0.227733</text:p>
          </table:table-cell>
          <table:table-cell office:value-type="float" office:value="0.027532" calcext:value-type="float">
            <text:p>0.027532</text:p>
          </table:table-cell>
          <table:table-cell office:value-type="float" office:value="0.083946" calcext:value-type="float">
            <text:p>0.083946</text:p>
          </table:table-cell>
          <table:table-cell office:value-type="float" office:value="0.132641" calcext:value-type="float">
            <text:p>0.132641</text:p>
          </table:table-cell>
          <table:table-cell office:value-type="float" office:value="0.026844" calcext:value-type="float">
            <text:p>0.026844</text:p>
          </table:table-cell>
        </table:table-row>
        <table:table-row table:style-name="ro1">
          <table:table-cell office:value-type="string" calcext:value-type="string">
            <text:p>web-NotreDame</text:p>
          </table:table-cell>
          <table:table-cell office:value-type="float" office:value="1.08931" calcext:value-type="float">
            <text:p>1.08931</text:p>
          </table:table-cell>
          <table:table-cell office:value-type="float" office:value="0.591474" calcext:value-type="float">
            <text:p>0.591474</text:p>
          </table:table-cell>
          <table:table-cell office:value-type="float" office:value="0.226386" calcext:value-type="float">
            <text:p>0.226386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83765" calcext:value-type="float">
            <text:p>0.083765</text:p>
          </table:table-cell>
          <table:table-cell office:value-type="float" office:value="0.133765" calcext:value-type="float">
            <text:p>0.133765</text:p>
          </table:table-cell>
          <table:table-cell office:value-type="float" office:value="0.026721" calcext:value-type="float">
            <text:p>0.026721</text:p>
          </table:table-cell>
        </table:table-row>
        <table:table-row table:style-name="ro1">
          <table:table-cell office:value-type="string" calcext:value-type="string">
            <text:p>web-NotreDame</text:p>
          </table:table-cell>
          <table:table-cell office:value-type="float" office:value="1.07873" calcext:value-type="float">
            <text:p>1.07873</text:p>
          </table:table-cell>
          <table:table-cell office:value-type="float" office:value="0.578543" calcext:value-type="float">
            <text:p>0.578543</text:p>
          </table:table-cell>
          <table:table-cell office:value-type="float" office:value="0.228414" calcext:value-type="float">
            <text:p>0.228414</text:p>
          </table:table-cell>
          <table:table-cell office:value-type="float" office:value="0.027298" calcext:value-type="float">
            <text:p>0.027298</text:p>
          </table:table-cell>
          <table:table-cell office:value-type="float" office:value="0.083005" calcext:value-type="float">
            <text:p>0.083005</text:p>
          </table:table-cell>
          <table:table-cell office:value-type="float" office:value="0.134076" calcext:value-type="float">
            <text:p>0.134076</text:p>
          </table:table-cell>
          <table:table-cell office:value-type="float" office:value="0.027058" calcext:value-type="float">
            <text:p>0.027058</text:p>
          </table:table-cell>
        </table:table-row>
        <table:table-row table:style-name="ro1">
          <table:table-cell office:value-type="string" calcext:value-type="string">
            <text:p>web-NotreDame</text:p>
          </table:table-cell>
          <table:table-cell office:value-type="float" office:value="1.07496" calcext:value-type="float">
            <text:p>1.07496</text:p>
          </table:table-cell>
          <table:table-cell office:value-type="float" office:value="0.577071" calcext:value-type="float">
            <text:p>0.577071</text:p>
          </table:table-cell>
          <table:table-cell office:value-type="float" office:value="0.227725" calcext:value-type="float">
            <text:p>0.227725</text:p>
          </table:table-cell>
          <table:table-cell office:value-type="float" office:value="0.026736" calcext:value-type="float">
            <text:p>0.026736</text:p>
          </table:table-cell>
          <table:table-cell office:value-type="float" office:value="0.08318" calcext:value-type="float">
            <text:p>0.08318</text:p>
          </table:table-cell>
          <table:table-cell office:value-type="float" office:value="0.133059" calcext:value-type="float">
            <text:p>0.133059</text:p>
          </table:table-cell>
          <table:table-cell office:value-type="float" office:value="0.026872" calcext:value-type="float">
            <text:p>0.026872</text:p>
          </table:table-cell>
        </table:table-row>
        <table:table-row table:style-name="ro1">
          <table:table-cell office:value-type="string" calcext:value-type="string">
            <text:p>web-NotreDame</text:p>
          </table:table-cell>
          <table:table-cell office:value-type="float" office:value="1.07323" calcext:value-type="float">
            <text:p>1.07323</text:p>
          </table:table-cell>
          <table:table-cell office:value-type="float" office:value="0.57593" calcext:value-type="float">
            <text:p>0.57593</text:p>
          </table:table-cell>
          <table:table-cell office:value-type="float" office:value="0.227481" calcext:value-type="float">
            <text:p>0.227481</text:p>
          </table:table-cell>
          <table:table-cell office:value-type="float" office:value="0.026853" calcext:value-type="float">
            <text:p>0.026853</text:p>
          </table:table-cell>
          <table:table-cell office:value-type="float" office:value="0.08321" calcext:value-type="float">
            <text:p>0.08321</text:p>
          </table:table-cell>
          <table:table-cell office:value-type="float" office:value="0.132592" calcext:value-type="float">
            <text:p>0.132592</text:p>
          </table:table-cell>
          <table:table-cell office:value-type="float" office:value="0.026845" calcext:value-type="float">
            <text:p>0.026845</text:p>
          </table:table-cell>
        </table:table-row>
        <table:table-row table:style-name="ro1">
          <table:table-cell office:value-type="string" calcext:value-type="string">
            <text:p>web-NotreDame</text:p>
          </table:table-cell>
          <table:table-cell office:value-type="float" office:value="1.07386" calcext:value-type="float">
            <text:p>1.07386</text:p>
          </table:table-cell>
          <table:table-cell office:value-type="float" office:value="0.576902" calcext:value-type="float">
            <text:p>0.576902</text:p>
          </table:table-cell>
          <table:table-cell office:value-type="float" office:value="0.227253" calcext:value-type="float">
            <text:p>0.227253</text:p>
          </table:table-cell>
          <table:table-cell office:value-type="float" office:value="0.026825" calcext:value-type="float">
            <text:p>0.026825</text:p>
          </table:table-cell>
          <table:table-cell office:value-type="float" office:value="0.083002" calcext:value-type="float">
            <text:p>0.083002</text:p>
          </table:table-cell>
          <table:table-cell office:value-type="float" office:value="0.132878" calcext:value-type="float">
            <text:p>0.132878</text:p>
          </table:table-cell>
          <table:table-cell office:value-type="float" office:value="0.026693" calcext:value-type="float">
            <text:p>0.026693</text:p>
          </table:table-cell>
        </table:table-row>
        <table:table-row table:style-name="ro1">
          <table:table-cell office:value-type="string" calcext:value-type="string">
            <text:p>WikiTalk</text:p>
          </table:table-cell>
          <table:table-cell office:value-type="float" office:value="4.80689" calcext:value-type="float">
            <text:p>4.80689</text:p>
          </table:table-cell>
          <table:table-cell office:value-type="float" office:value="2.451" calcext:value-type="float">
            <text:p>2.451</text:p>
          </table:table-cell>
          <table:table-cell office:value-type="float" office:value="1.10873" calcext:value-type="float">
            <text:p>1.10873</text:p>
          </table:table-cell>
          <table:table-cell office:value-type="float" office:value="0.179924" calcext:value-type="float">
            <text:p>0.179924</text:p>
          </table:table-cell>
          <table:table-cell office:value-type="float" office:value="0.426488" calcext:value-type="float">
            <text:p>0.426488</text:p>
          </table:table-cell>
          <table:table-cell office:value-type="float" office:value="0.439921" calcext:value-type="float">
            <text:p>0.439921</text:p>
          </table:table-cell>
          <table:table-cell office:value-type="float" office:value="0.199506" calcext:value-type="float">
            <text:p>0.199506</text:p>
          </table:table-cell>
        </table:table-row>
        <table:table-row table:style-name="ro1">
          <table:table-cell office:value-type="string" calcext:value-type="string">
            <text:p>WikiTalk</text:p>
          </table:table-cell>
          <table:table-cell office:value-type="float" office:value="4.76695" calcext:value-type="float">
            <text:p>4.76695</text:p>
          </table:table-cell>
          <table:table-cell office:value-type="float" office:value="2.40081" calcext:value-type="float">
            <text:p>2.40081</text:p>
          </table:table-cell>
          <table:table-cell office:value-type="float" office:value="1.10923" calcext:value-type="float">
            <text:p>1.10923</text:p>
          </table:table-cell>
          <table:table-cell office:value-type="float" office:value="0.181857" calcext:value-type="float">
            <text:p>0.181857</text:p>
          </table:table-cell>
          <table:table-cell office:value-type="float" office:value="0.426125" calcext:value-type="float">
            <text:p>0.426125</text:p>
          </table:table-cell>
          <table:table-cell office:value-type="float" office:value="0.444033" calcext:value-type="float">
            <text:p>0.444033</text:p>
          </table:table-cell>
          <table:table-cell office:value-type="float" office:value="0.200912" calcext:value-type="float">
            <text:p>0.200912</text:p>
          </table:table-cell>
        </table:table-row>
        <table:table-row table:style-name="ro1">
          <table:table-cell office:value-type="string" calcext:value-type="string">
            <text:p>WikiTalk</text:p>
          </table:table-cell>
          <table:table-cell office:value-type="float" office:value="4.77962" calcext:value-type="float">
            <text:p>4.77962</text:p>
          </table:table-cell>
          <table:table-cell office:value-type="float" office:value="2.40304" calcext:value-type="float">
            <text:p>2.40304</text:p>
          </table:table-cell>
          <table:table-cell office:value-type="float" office:value="1.11698" calcext:value-type="float">
            <text:p>1.11698</text:p>
          </table:table-cell>
          <table:table-cell office:value-type="float" office:value="0.182076" calcext:value-type="float">
            <text:p>0.182076</text:p>
          </table:table-cell>
          <table:table-cell office:value-type="float" office:value="0.43179" calcext:value-type="float">
            <text:p>0.43179</text:p>
          </table:table-cell>
          <table:table-cell office:value-type="float" office:value="0.443184" calcext:value-type="float">
            <text:p>0.443184</text:p>
          </table:table-cell>
          <table:table-cell office:value-type="float" office:value="0.20097" calcext:value-type="float">
            <text:p>0.20097</text:p>
          </table:table-cell>
        </table:table-row>
        <table:table-row table:style-name="ro1">
          <table:table-cell office:value-type="string" calcext:value-type="string">
            <text:p>WikiTalk</text:p>
          </table:table-cell>
          <table:table-cell office:value-type="float" office:value="5.22086" calcext:value-type="float">
            <text:p>5.22086</text:p>
          </table:table-cell>
          <table:table-cell office:value-type="float" office:value="2.70641" calcext:value-type="float">
            <text:p>2.70641</text:p>
          </table:table-cell>
          <table:table-cell office:value-type="float" office:value="1.1963" calcext:value-type="float">
            <text:p>1.1963</text:p>
          </table:table-cell>
          <table:table-cell office:value-type="float" office:value="0.193766" calcext:value-type="float">
            <text:p>0.193766</text:p>
          </table:table-cell>
          <table:table-cell office:value-type="float" office:value="0.452667" calcext:value-type="float">
            <text:p>0.452667</text:p>
          </table:table-cell>
          <table:table-cell office:value-type="float" office:value="0.465866" calcext:value-type="float">
            <text:p>0.465866</text:p>
          </table:table-cell>
          <table:table-cell office:value-type="float" office:value="0.202224" calcext:value-type="float">
            <text:p>0.202224</text:p>
          </table:table-cell>
        </table:table-row>
        <table:table-row table:style-name="ro1">
          <table:table-cell office:value-type="string" calcext:value-type="string">
            <text:p>WikiTalk</text:p>
          </table:table-cell>
          <table:table-cell office:value-type="float" office:value="4.74743" calcext:value-type="float">
            <text:p>4.74743</text:p>
          </table:table-cell>
          <table:table-cell office:value-type="float" office:value="2.39823" calcext:value-type="float">
            <text:p>2.39823</text:p>
          </table:table-cell>
          <table:table-cell office:value-type="float" office:value="1.10609" calcext:value-type="float">
            <text:p>1.10609</text:p>
          </table:table-cell>
          <table:table-cell office:value-type="float" office:value="0.181385" calcext:value-type="float">
            <text:p>0.181385</text:p>
          </table:table-cell>
          <table:table-cell office:value-type="float" office:value="0.425388" calcext:value-type="float">
            <text:p>0.425388</text:p>
          </table:table-cell>
          <table:table-cell office:value-type="float" office:value="0.434535" calcext:value-type="float">
            <text:p>0.434535</text:p>
          </table:table-cell>
          <table:table-cell office:value-type="float" office:value="0.20032" calcext:value-type="float">
            <text:p>0.20032</text:p>
          </table:table-cell>
        </table:table-row>
        <table:table-row table:style-name="ro1">
          <table:table-cell office:value-type="string" calcext:value-type="string">
            <text:p>WikiTalk</text:p>
          </table:table-cell>
          <table:table-cell office:value-type="float" office:value="4.7478" calcext:value-type="float">
            <text:p>4.7478</text:p>
          </table:table-cell>
          <table:table-cell office:value-type="float" office:value="2.3977" calcext:value-type="float">
            <text:p>2.3977</text:p>
          </table:table-cell>
          <table:table-cell office:value-type="float" office:value="1.10767" calcext:value-type="float">
            <text:p>1.10767</text:p>
          </table:table-cell>
          <table:table-cell office:value-type="float" office:value="0.180347" calcext:value-type="float">
            <text:p>0.180347</text:p>
          </table:table-cell>
          <table:table-cell office:value-type="float" office:value="0.424129" calcext:value-type="float">
            <text:p>0.424129</text:p>
          </table:table-cell>
          <table:table-cell office:value-type="float" office:value="0.437329" calcext:value-type="float">
            <text:p>0.437329</text:p>
          </table:table-cell>
          <table:table-cell office:value-type="float" office:value="0.199017" calcext:value-type="float">
            <text:p>0.199017</text:p>
          </table:table-cell>
        </table:table-row>
        <table:table-row table:style-name="ro1">
          <table:table-cell office:value-type="string" calcext:value-type="string">
            <text:p>WikiTalk</text:p>
          </table:table-cell>
          <table:table-cell office:value-type="float" office:value="4.7511" calcext:value-type="float">
            <text:p>4.7511</text:p>
          </table:table-cell>
          <table:table-cell office:value-type="float" office:value="2.39674" calcext:value-type="float">
            <text:p>2.39674</text:p>
          </table:table-cell>
          <table:table-cell office:value-type="float" office:value="1.10664" calcext:value-type="float">
            <text:p>1.10664</text:p>
          </table:table-cell>
          <table:table-cell office:value-type="float" office:value="0.179129" calcext:value-type="float">
            <text:p>0.179129</text:p>
          </table:table-cell>
          <table:table-cell office:value-type="float" office:value="0.430298" calcext:value-type="float">
            <text:p>0.430298</text:p>
          </table:table-cell>
          <table:table-cell office:value-type="float" office:value="0.437419" calcext:value-type="float">
            <text:p>0.437419</text:p>
          </table:table-cell>
          <table:table-cell office:value-type="float" office:value="0.199402" calcext:value-type="float">
            <text:p>0.199402</text:p>
          </table:table-cell>
        </table:table-row>
        <table:table-row table:style-name="ro1">
          <table:table-cell office:value-type="string" calcext:value-type="string">
            <text:p>WikiTalk</text:p>
          </table:table-cell>
          <table:table-cell office:value-type="float" office:value="4.74169" calcext:value-type="float">
            <text:p>4.74169</text:p>
          </table:table-cell>
          <table:table-cell office:value-type="float" office:value="2.39195" calcext:value-type="float">
            <text:p>2.39195</text:p>
          </table:table-cell>
          <table:table-cell office:value-type="float" office:value="1.10484" calcext:value-type="float">
            <text:p>1.10484</text:p>
          </table:table-cell>
          <table:table-cell office:value-type="float" office:value="0.178523" calcext:value-type="float">
            <text:p>0.178523</text:p>
          </table:table-cell>
          <table:table-cell office:value-type="float" office:value="0.426657" calcext:value-type="float">
            <text:p>0.426657</text:p>
          </table:table-cell>
          <table:table-cell office:value-type="float" office:value="0.437294" calcext:value-type="float">
            <text:p>0.437294</text:p>
          </table:table-cell>
          <table:table-cell office:value-type="float" office:value="0.200818" calcext:value-type="float">
            <text:p>0.200818</text:p>
          </table:table-cell>
        </table:table-row>
        <table:table-row table:style-name="ro1">
          <table:table-cell office:value-type="string" calcext:value-type="string">
            <text:p>WikiTalk</text:p>
          </table:table-cell>
          <table:table-cell office:value-type="float" office:value="4.75937" calcext:value-type="float">
            <text:p>4.75937</text:p>
          </table:table-cell>
          <table:table-cell office:value-type="float" office:value="2.40753" calcext:value-type="float">
            <text:p>2.40753</text:p>
          </table:table-cell>
          <table:table-cell office:value-type="float" office:value="1.1072" calcext:value-type="float">
            <text:p>1.1072</text:p>
          </table:table-cell>
          <table:table-cell office:value-type="float" office:value="0.179204" calcext:value-type="float">
            <text:p>0.179204</text:p>
          </table:table-cell>
          <table:table-cell office:value-type="float" office:value="0.425197" calcext:value-type="float">
            <text:p>0.425197</text:p>
          </table:table-cell>
          <table:table-cell office:value-type="float" office:value="0.434221" calcext:value-type="float">
            <text:p>0.434221</text:p>
          </table:table-cell>
          <table:table-cell office:value-type="float" office:value="0.204473" calcext:value-type="float">
            <text:p>0.204473</text:p>
          </table:table-cell>
        </table:table-row>
        <table:table-row table:style-name="ro1">
          <table:table-cell office:value-type="string" calcext:value-type="string">
            <text:p>WikiTalk</text:p>
          </table:table-cell>
          <table:table-cell office:value-type="float" office:value="4.74878" calcext:value-type="float">
            <text:p>4.74878</text:p>
          </table:table-cell>
          <table:table-cell office:value-type="float" office:value="2.39696" calcext:value-type="float">
            <text:p>2.39696</text:p>
          </table:table-cell>
          <table:table-cell office:value-type="float" office:value="1.10761" calcext:value-type="float">
            <text:p>1.10761</text:p>
          </table:table-cell>
          <table:table-cell office:value-type="float" office:value="0.178915" calcext:value-type="float">
            <text:p>0.178915</text:p>
          </table:table-cell>
          <table:table-cell office:value-type="float" office:value="0.424349" calcext:value-type="float">
            <text:p>0.424349</text:p>
          </table:table-cell>
          <table:table-cell office:value-type="float" office:value="0.439859" calcext:value-type="float">
            <text:p>0.439859</text:p>
          </table:table-cell>
          <table:table-cell office:value-type="float" office:value="0.199602" calcext:value-type="float">
            <text:p>0.199602</text:p>
          </table:table-cell>
        </table:table-row>
        <table:table-row table:style-name="ro1">
          <table:table-cell office:value-type="string" calcext:value-type="string">
            <text:p>web-Google</text:p>
          </table:table-cell>
          <table:table-cell office:value-type="float" office:value="4.43742" calcext:value-type="float">
            <text:p>4.43742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1.03099" calcext:value-type="float">
            <text:p>1.03099</text:p>
          </table:table-cell>
          <table:table-cell office:value-type="float" office:value="0.495347" calcext:value-type="float">
            <text:p>0.495347</text:p>
          </table:table-cell>
          <table:table-cell office:value-type="float" office:value="0.302314" calcext:value-type="float">
            <text:p>0.302314</text:p>
          </table:table-cell>
          <table:table-cell office:value-type="float" office:value="0.241346" calcext:value-type="float">
            <text:p>0.241346</text:p>
          </table:table-cell>
          <table:table-cell office:value-type="float" office:value="0.080577" calcext:value-type="float">
            <text:p>0.080577</text:p>
          </table:table-cell>
        </table:table-row>
        <table:table-row table:style-name="ro1">
          <table:table-cell office:value-type="string" calcext:value-type="string">
            <text:p>web-Google</text:p>
          </table:table-cell>
          <table:table-cell office:value-type="float" office:value="4.41473" calcext:value-type="float">
            <text:p>4.41473</text:p>
          </table:table-cell>
          <table:table-cell office:value-type="float" office:value="2.27132" calcext:value-type="float">
            <text:p>2.27132</text:p>
          </table:table-cell>
          <table:table-cell office:value-type="float" office:value="1.03066" calcext:value-type="float">
            <text:p>1.03066</text:p>
          </table:table-cell>
          <table:table-cell office:value-type="float" office:value="0.49069" calcext:value-type="float">
            <text:p>0.49069</text:p>
          </table:table-cell>
          <table:table-cell office:value-type="float" office:value="0.303985" calcext:value-type="float">
            <text:p>0.303985</text:p>
          </table:table-cell>
          <table:table-cell office:value-type="float" office:value="0.237367" calcext:value-type="float">
            <text:p>0.237367</text:p>
          </table:table-cell>
          <table:table-cell office:value-type="float" office:value="0.079903" calcext:value-type="float">
            <text:p>0.079903</text:p>
          </table:table-cell>
        </table:table-row>
        <table:table-row table:style-name="ro1">
          <table:table-cell office:value-type="string" calcext:value-type="string">
            <text:p>web-Google</text:p>
          </table:table-cell>
          <table:table-cell office:value-type="float" office:value="4.40386" calcext:value-type="float">
            <text:p>4.40386</text:p>
          </table:table-cell>
          <table:table-cell office:value-type="float" office:value="2.26459" calcext:value-type="float">
            <text:p>2.26459</text:p>
          </table:table-cell>
          <table:table-cell office:value-type="float" office:value="1.02429" calcext:value-type="float">
            <text:p>1.02429</text:p>
          </table:table-cell>
          <table:table-cell office:value-type="float" office:value="0.492124" calcext:value-type="float">
            <text:p>0.492124</text:p>
          </table:table-cell>
          <table:table-cell office:value-type="float" office:value="0.30313" calcext:value-type="float">
            <text:p>0.30313</text:p>
          </table:table-cell>
          <table:table-cell office:value-type="float" office:value="0.238912" calcext:value-type="float">
            <text:p>0.238912</text:p>
          </table:table-cell>
          <table:table-cell office:value-type="float" office:value="0.080145" calcext:value-type="float">
            <text:p>0.080145</text:p>
          </table:table-cell>
        </table:table-row>
        <table:table-row table:style-name="ro1">
          <table:table-cell office:value-type="string" calcext:value-type="string">
            <text:p>web-Google</text:p>
          </table:table-cell>
          <table:table-cell office:value-type="float" office:value="4.42117" calcext:value-type="float">
            <text:p>4.42117</text:p>
          </table:table-cell>
          <table:table-cell office:value-type="float" office:value="2.27794" calcext:value-type="float">
            <text:p>2.27794</text:p>
          </table:table-cell>
          <table:table-cell office:value-type="float" office:value="1.02335" calcext:value-type="float">
            <text:p>1.02335</text:p>
          </table:table-cell>
          <table:table-cell office:value-type="float" office:value="0.492394" calcext:value-type="float">
            <text:p>0.492394</text:p>
          </table:table-cell>
          <table:table-cell office:value-type="float" office:value="0.301375" calcext:value-type="float">
            <text:p>0.301375</text:p>
          </table:table-cell>
          <table:table-cell office:value-type="float" office:value="0.242451" calcext:value-type="float">
            <text:p>0.242451</text:p>
          </table:table-cell>
          <table:table-cell office:value-type="float" office:value="0.079772" calcext:value-type="float">
            <text:p>0.079772</text:p>
          </table:table-cell>
        </table:table-row>
        <table:table-row table:style-name="ro1">
          <table:table-cell office:value-type="string" calcext:value-type="string">
            <text:p>web-Google</text:p>
          </table:table-cell>
          <table:table-cell office:value-type="float" office:value="4.42225" calcext:value-type="float">
            <text:p>4.42225</text:p>
          </table:table-cell>
          <table:table-cell office:value-type="float" office:value="2.27434" calcext:value-type="float">
            <text:p>2.27434</text:p>
          </table:table-cell>
          <table:table-cell office:value-type="float" office:value="1.02954" calcext:value-type="float">
            <text:p>1.02954</text:p>
          </table:table-cell>
          <table:table-cell office:value-type="float" office:value="0.496425" calcext:value-type="float">
            <text:p>0.496425</text:p>
          </table:table-cell>
          <table:table-cell office:value-type="float" office:value="0.30354" calcext:value-type="float">
            <text:p>0.30354</text:p>
          </table:table-cell>
          <table:table-cell office:value-type="float" office:value="0.238517" calcext:value-type="float">
            <text:p>0.238517</text:p>
          </table:table-cell>
          <table:table-cell office:value-type="float" office:value="0.079317" calcext:value-type="float">
            <text:p>0.079317</text:p>
          </table:table-cell>
        </table:table-row>
        <table:table-row table:style-name="ro1">
          <table:table-cell office:value-type="string" calcext:value-type="string">
            <text:p>web-Google</text:p>
          </table:table-cell>
          <table:table-cell office:value-type="float" office:value="4.4171" calcext:value-type="float">
            <text:p>4.4171</text:p>
          </table:table-cell>
          <table:table-cell office:value-type="float" office:value="2.2678" calcext:value-type="float">
            <text:p>2.2678</text:p>
          </table:table-cell>
          <table:table-cell office:value-type="float" office:value="1.03208" calcext:value-type="float">
            <text:p>1.03208</text:p>
          </table:table-cell>
          <table:table-cell office:value-type="float" office:value="0.491464" calcext:value-type="float">
            <text:p>0.491464</text:p>
          </table:table-cell>
          <table:table-cell office:value-type="float" office:value="0.305991" calcext:value-type="float">
            <text:p>0.305991</text:p>
          </table:table-cell>
          <table:table-cell office:value-type="float" office:value="0.238522" calcext:value-type="float">
            <text:p>0.238522</text:p>
          </table:table-cell>
          <table:table-cell office:value-type="float" office:value="0.08067" calcext:value-type="float">
            <text:p>0.08067</text:p>
          </table:table-cell>
        </table:table-row>
        <table:table-row table:style-name="ro1">
          <table:table-cell office:value-type="string" calcext:value-type="string">
            <text:p>web-Google</text:p>
          </table:table-cell>
          <table:table-cell office:value-type="float" office:value="4.42004" calcext:value-type="float">
            <text:p>4.42004</text:p>
          </table:table-cell>
          <table:table-cell office:value-type="float" office:value="2.27413" calcext:value-type="float">
            <text:p>2.27413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0.490647" calcext:value-type="float">
            <text:p>0.490647</text:p>
          </table:table-cell>
          <table:table-cell office:value-type="float" office:value="0.302358" calcext:value-type="float">
            <text:p>0.302358</text:p>
          </table:table-cell>
          <table:table-cell office:value-type="float" office:value="0.24113" calcext:value-type="float">
            <text:p>0.24113</text:p>
          </table:table-cell>
          <table:table-cell office:value-type="float" office:value="0.079743" calcext:value-type="float">
            <text:p>0.079743</text:p>
          </table:table-cell>
        </table:table-row>
        <table:table-row table:style-name="ro1">
          <table:table-cell office:value-type="string" calcext:value-type="string">
            <text:p>web-Google</text:p>
          </table:table-cell>
          <table:table-cell office:value-type="float" office:value="4.4201" calcext:value-type="float">
            <text:p>4.4201</text:p>
          </table:table-cell>
          <table:table-cell office:value-type="float" office:value="2.27324" calcext:value-type="float">
            <text:p>2.27324</text:p>
          </table:table-cell>
          <table:table-cell office:value-type="float" office:value="1.03158" calcext:value-type="float">
            <text:p>1.03158</text:p>
          </table:table-cell>
          <table:table-cell office:value-type="float" office:value="0.493052" calcext:value-type="float">
            <text:p>0.493052</text:p>
          </table:table-cell>
          <table:table-cell office:value-type="float" office:value="0.301857" calcext:value-type="float">
            <text:p>0.301857</text:p>
          </table:table-cell>
          <table:table-cell office:value-type="float" office:value="0.240242" calcext:value-type="float">
            <text:p>0.240242</text:p>
          </table:table-cell>
          <table:table-cell office:value-type="float" office:value="0.079568" calcext:value-type="float">
            <text:p>0.079568</text:p>
          </table:table-cell>
        </table:table-row>
        <table:table-row table:style-name="ro1">
          <table:table-cell office:value-type="string" calcext:value-type="string">
            <text:p>web-Google</text:p>
          </table:table-cell>
          <table:table-cell office:value-type="float" office:value="4.4139" calcext:value-type="float">
            <text:p>4.4139</text:p>
          </table:table-cell>
          <table:table-cell office:value-type="float" office:value="2.26453" calcext:value-type="float">
            <text:p>2.26453</text:p>
          </table:table-cell>
          <table:table-cell office:value-type="float" office:value="1.02655" calcext:value-type="float">
            <text:p>1.02655</text:p>
          </table:table-cell>
          <table:table-cell office:value-type="float" office:value="0.496085" calcext:value-type="float">
            <text:p>0.496085</text:p>
          </table:table-cell>
          <table:table-cell office:value-type="float" office:value="0.303755" calcext:value-type="float">
            <text:p>0.303755</text:p>
          </table:table-cell>
          <table:table-cell office:value-type="float" office:value="0.237995" calcext:value-type="float">
            <text:p>0.237995</text:p>
          </table:table-cell>
          <table:table-cell office:value-type="float" office:value="0.081136" calcext:value-type="float">
            <text:p>0.081136</text:p>
          </table:table-cell>
        </table:table-row>
        <table:table-row table:style-name="ro1">
          <table:table-cell office:value-type="string" calcext:value-type="string">
            <text:p>web-Google</text:p>
          </table:table-cell>
          <table:table-cell office:value-type="float" office:value="4.41049" calcext:value-type="float">
            <text:p>4.41049</text:p>
          </table:table-cell>
          <table:table-cell office:value-type="float" office:value="2.2673" calcext:value-type="float">
            <text:p>2.2673</text:p>
          </table:table-cell>
          <table:table-cell office:value-type="float" office:value="1.02947" calcext:value-type="float">
            <text:p>1.02947</text:p>
          </table:table-cell>
          <table:table-cell office:value-type="float" office:value="0.489795" calcext:value-type="float">
            <text:p>0.489795</text:p>
          </table:table-cell>
          <table:table-cell office:value-type="float" office:value="0.302929" calcext:value-type="float">
            <text:p>0.302929</text:p>
          </table:table-cell>
          <table:table-cell office:value-type="float" office:value="0.240879" calcext:value-type="float">
            <text:p>0.240879</text:p>
          </table:table-cell>
          <table:table-cell office:value-type="float" office:value="0.07955" calcext:value-type="float">
            <text:p>0.07955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5.07962" calcext:value-type="float">
            <text:p>5.07962</text:p>
          </table:table-cell>
          <table:table-cell office:value-type="float" office:value="2.73639" calcext:value-type="float">
            <text:p>2.73639</text:p>
          </table:table-cell>
          <table:table-cell office:value-type="float" office:value="1.10768" calcext:value-type="float">
            <text:p>1.10768</text:p>
          </table:table-cell>
          <table:table-cell office:value-type="float" office:value="0.578026" calcext:value-type="float">
            <text:p>0.578026</text:p>
          </table:table-cell>
          <table:table-cell office:value-type="float" office:value="0.272604" calcext:value-type="float">
            <text:p>0.272604</text:p>
          </table:table-cell>
          <table:table-cell office:value-type="float" office:value="0.326888" calcext:value-type="float">
            <text:p>0.326888</text:p>
          </table:table-cell>
          <table:table-cell office:value-type="float" office:value="0.057398" calcext:value-type="float">
            <text:p>0.057398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5.05803" calcext:value-type="float">
            <text:p>5.05803</text:p>
          </table:table-cell>
          <table:table-cell office:value-type="float" office:value="2.72101" calcext:value-type="float">
            <text:p>2.72101</text:p>
          </table:table-cell>
          <table:table-cell office:value-type="float" office:value="1.10807" calcext:value-type="float">
            <text:p>1.10807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270189" calcext:value-type="float">
            <text:p>0.270189</text:p>
          </table:table-cell>
          <table:table-cell office:value-type="float" office:value="0.325289" calcext:value-type="float">
            <text:p>0.325289</text:p>
          </table:table-cell>
          <table:table-cell office:value-type="float" office:value="0.056589" calcext:value-type="float">
            <text:p>0.056589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5.16573" calcext:value-type="float">
            <text:p>5.16573</text:p>
          </table:table-cell>
          <table:table-cell office:value-type="float" office:value="2.82856" calcext:value-type="float">
            <text:p>2.82856</text:p>
          </table:table-cell>
          <table:table-cell office:value-type="float" office:value="1.10519" calcext:value-type="float">
            <text:p>1.10519</text:p>
          </table:table-cell>
          <table:table-cell office:value-type="float" office:value="0.57665" calcext:value-type="float">
            <text:p>0.57665</text:p>
          </table:table-cell>
          <table:table-cell office:value-type="float" office:value="0.272223" calcext:value-type="float">
            <text:p>0.272223</text:p>
          </table:table-cell>
          <table:table-cell office:value-type="float" office:value="0.325596" calcext:value-type="float">
            <text:p>0.325596</text:p>
          </table:table-cell>
          <table:table-cell office:value-type="float" office:value="0.057135" calcext:value-type="float">
            <text:p>0.057135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5.05843" calcext:value-type="float">
            <text:p>5.05843</text:p>
          </table:table-cell>
          <table:table-cell office:value-type="float" office:value="2.71622" calcext:value-type="float">
            <text:p>2.71622</text:p>
          </table:table-cell>
          <table:table-cell office:value-type="float" office:value="1.10632" calcext:value-type="float">
            <text:p>1.10632</text:p>
          </table:table-cell>
          <table:table-cell office:value-type="float" office:value="0.576932" calcext:value-type="float">
            <text:p>0.576932</text:p>
          </table:table-cell>
          <table:table-cell office:value-type="float" office:value="0.271241" calcext:value-type="float">
            <text:p>0.271241</text:p>
          </table:table-cell>
          <table:table-cell office:value-type="float" office:value="0.330872" calcext:value-type="float">
            <text:p>0.330872</text:p>
          </table:table-cell>
          <table:table-cell office:value-type="float" office:value="0.056243" calcext:value-type="float">
            <text:p>0.056243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5.05358" calcext:value-type="float">
            <text:p>5.05358</text:p>
          </table:table-cell>
          <table:table-cell office:value-type="float" office:value="2.72086" calcext:value-type="float">
            <text:p>2.72086</text:p>
          </table:table-cell>
          <table:table-cell office:value-type="float" office:value="1.1027" calcext:value-type="float">
            <text:p>1.1027</text:p>
          </table:table-cell>
          <table:table-cell office:value-type="float" office:value="0.578173" calcext:value-type="float">
            <text:p>0.578173</text:p>
          </table:table-cell>
          <table:table-cell office:value-type="float" office:value="0.270718" calcext:value-type="float">
            <text:p>0.270718</text:p>
          </table:table-cell>
          <table:table-cell office:value-type="float" office:value="0.322747" calcext:value-type="float">
            <text:p>0.322747</text:p>
          </table:table-cell>
          <table:table-cell office:value-type="float" office:value="0.058007" calcext:value-type="float">
            <text:p>0.058007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5.06203" calcext:value-type="float">
            <text:p>5.06203</text:p>
          </table:table-cell>
          <table:table-cell office:value-type="float" office:value="2.72214" calcext:value-type="float">
            <text:p>2.72214</text:p>
          </table:table-cell>
          <table:table-cell office:value-type="float" office:value="1.10606" calcext:value-type="float">
            <text:p>1.10606</text:p>
          </table:table-cell>
          <table:table-cell office:value-type="float" office:value="0.576422" calcext:value-type="float">
            <text:p>0.576422</text:p>
          </table:table-cell>
          <table:table-cell office:value-type="float" office:value="0.271953" calcext:value-type="float">
            <text:p>0.271953</text:p>
          </table:table-cell>
          <table:table-cell office:value-type="float" office:value="0.32818" calcext:value-type="float">
            <text:p>0.32818</text:p>
          </table:table-cell>
          <table:table-cell office:value-type="float" office:value="0.056665" calcext:value-type="float">
            <text:p>0.056665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5.06608" calcext:value-type="float">
            <text:p>5.06608</text:p>
          </table:table-cell>
          <table:table-cell office:value-type="float" office:value="2.72768" calcext:value-type="float">
            <text:p>2.72768</text:p>
          </table:table-cell>
          <table:table-cell office:value-type="float" office:value="1.11078" calcext:value-type="float">
            <text:p>1.11078</text:p>
          </table:table-cell>
          <table:table-cell office:value-type="float" office:value="0.577945" calcext:value-type="float">
            <text:p>0.577945</text:p>
          </table:table-cell>
          <table:table-cell office:value-type="float" office:value="0.268878" calcext:value-type="float">
            <text:p>0.268878</text:p>
          </table:table-cell>
          <table:table-cell office:value-type="float" office:value="0.324273" calcext:value-type="float">
            <text:p>0.324273</text:p>
          </table:table-cell>
          <table:table-cell office:value-type="float" office:value="0.056157" calcext:value-type="float">
            <text:p>0.056157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5.06171" calcext:value-type="float">
            <text:p>5.06171</text:p>
          </table:table-cell>
          <table:table-cell office:value-type="float" office:value="2.72232" calcext:value-type="float">
            <text:p>2.72232</text:p>
          </table:table-cell>
          <table:table-cell office:value-type="float" office:value="1.1064" calcext:value-type="float">
            <text:p>1.1064</text:p>
          </table:table-cell>
          <table:table-cell office:value-type="float" office:value="0.577158" calcext:value-type="float">
            <text:p>0.577158</text:p>
          </table:table-cell>
          <table:table-cell office:value-type="float" office:value="0.273789" calcext:value-type="float">
            <text:p>0.273789</text:p>
          </table:table-cell>
          <table:table-cell office:value-type="float" office:value="0.323839" calcext:value-type="float">
            <text:p>0.323839</text:p>
          </table:table-cell>
          <table:table-cell office:value-type="float" office:value="0.057358" calcext:value-type="float">
            <text:p>0.057358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5.16581" calcext:value-type="float">
            <text:p>5.16581</text:p>
          </table:table-cell>
          <table:table-cell office:value-type="float" office:value="2.82648" calcext:value-type="float">
            <text:p>2.82648</text:p>
          </table:table-cell>
          <table:table-cell office:value-type="float" office:value="1.10874" calcext:value-type="float">
            <text:p>1.10874</text:p>
          </table:table-cell>
          <table:table-cell office:value-type="float" office:value="0.58071" calcext:value-type="float">
            <text:p>0.58071</text:p>
          </table:table-cell>
          <table:table-cell office:value-type="float" office:value="0.268814" calcext:value-type="float">
            <text:p>0.268814</text:p>
          </table:table-cell>
          <table:table-cell office:value-type="float" office:value="0.324072" calcext:value-type="float">
            <text:p>0.324072</text:p>
          </table:table-cell>
          <table:table-cell office:value-type="float" office:value="0.056372" calcext:value-type="float">
            <text:p>0.056372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5.06006" calcext:value-type="float">
            <text:p>5.06006</text:p>
          </table:table-cell>
          <table:table-cell office:value-type="float" office:value="2.7225" calcext:value-type="float">
            <text:p>2.7225</text:p>
          </table:table-cell>
          <table:table-cell office:value-type="float" office:value="1.10732" calcext:value-type="float">
            <text:p>1.10732</text:p>
          </table:table-cell>
          <table:table-cell office:value-type="float" office:value="0.579414" calcext:value-type="float">
            <text:p>0.579414</text:p>
          </table:table-cell>
          <table:table-cell office:value-type="float" office:value="0.268826" calcext:value-type="float">
            <text:p>0.268826</text:p>
          </table:table-cell>
          <table:table-cell office:value-type="float" office:value="0.324659" calcext:value-type="float">
            <text:p>0.324659</text:p>
          </table:table-cell>
          <table:table-cell office:value-type="float" office:value="0.05673" calcext:value-type="float">
            <text:p>0.05673</text:p>
          </table:table-cell>
        </table:table-row>
        <table:table-row table:style-name="ro1">
          <table:table-cell office:value-type="string" calcext:value-type="string">
            <text:p>web-Stanford</text:p>
          </table:table-cell>
          <table:table-cell office:value-type="float" office:value="1.83304" calcext:value-type="float">
            <text:p>1.83304</text:p>
          </table:table-cell>
          <table:table-cell office:value-type="float" office:value="0.968142" calcext:value-type="float">
            <text:p>0.968142</text:p>
          </table:table-cell>
          <table:table-cell office:value-type="float" office:value="0.424672" calcext:value-type="float">
            <text:p>0.424672</text:p>
          </table:table-cell>
          <table:table-cell office:value-type="float" office:value="0.192383" calcext:value-type="float">
            <text:p>0.192383</text:p>
          </table:table-cell>
          <table:table-cell office:value-type="float" office:value="0.139298" calcext:value-type="float">
            <text:p>0.139298</text:p>
          </table:table-cell>
          <table:table-cell office:value-type="float" office:value="0.082493" calcext:value-type="float">
            <text:p>0.082493</text:p>
          </table:table-cell>
          <table:table-cell office:value-type="float" office:value="0.025753" calcext:value-type="float">
            <text:p>0.025753</text:p>
          </table:table-cell>
        </table:table-row>
        <table:table-row table:style-name="ro1">
          <table:table-cell office:value-type="string" calcext:value-type="string">
            <text:p>web-Stanford</text:p>
          </table:table-cell>
          <table:table-cell office:value-type="float" office:value="1.82421" calcext:value-type="float">
            <text:p>1.82421</text:p>
          </table:table-cell>
          <table:table-cell office:value-type="float" office:value="0.958536" calcext:value-type="float">
            <text:p>0.958536</text:p>
          </table:table-cell>
          <table:table-cell office:value-type="float" office:value="0.424999" calcext:value-type="float">
            <text:p>0.424999</text:p>
          </table:table-cell>
          <table:table-cell office:value-type="float" office:value="0.191749" calcext:value-type="float">
            <text:p>0.191749</text:p>
          </table:table-cell>
          <table:table-cell office:value-type="float" office:value="0.139455" calcext:value-type="float">
            <text:p>0.139455</text:p>
          </table:table-cell>
          <table:table-cell office:value-type="float" office:value="0.083794" calcext:value-type="float">
            <text:p>0.083794</text:p>
          </table:table-cell>
          <table:table-cell office:value-type="float" office:value="0.025383" calcext:value-type="float">
            <text:p>0.025383</text:p>
          </table:table-cell>
        </table:table-row>
        <table:table-row table:style-name="ro1">
          <table:table-cell office:value-type="string" calcext:value-type="string">
            <text:p>web-Stanford</text:p>
          </table:table-cell>
          <table:table-cell office:value-type="float" office:value="1.91164" calcext:value-type="float">
            <text:p>1.91164</text:p>
          </table:table-cell>
          <table:table-cell office:value-type="float" office:value="0.99857" calcext:value-type="float">
            <text:p>0.99857</text:p>
          </table:table-cell>
          <table:table-cell office:value-type="float" office:value="0.45028" calcext:value-type="float">
            <text:p>0.45028</text:p>
          </table:table-cell>
          <table:table-cell office:value-type="float" office:value="0.20521" calcext:value-type="float">
            <text:p>0.20521</text:p>
          </table:table-cell>
          <table:table-cell office:value-type="float" office:value="0.146006" calcext:value-type="float">
            <text:p>0.146006</text:p>
          </table:table-cell>
          <table:table-cell office:value-type="float" office:value="0.085723" calcext:value-type="float">
            <text:p>0.085723</text:p>
          </table:table-cell>
          <table:table-cell office:value-type="float" office:value="0.025505" calcext:value-type="float">
            <text:p>0.025505</text:p>
          </table:table-cell>
        </table:table-row>
        <table:table-row table:style-name="ro1">
          <table:table-cell office:value-type="string" calcext:value-type="string">
            <text:p>web-Stanford</text:p>
          </table:table-cell>
          <table:table-cell office:value-type="float" office:value="1.87135" calcext:value-type="float">
            <text:p>1.87135</text:p>
          </table:table-cell>
          <table:table-cell office:value-type="float" office:value="0.95851" calcext:value-type="float">
            <text:p>0.95851</text:p>
          </table:table-cell>
          <table:table-cell office:value-type="float" office:value="0.448199" calcext:value-type="float">
            <text:p>0.448199</text:p>
          </table:table-cell>
          <table:table-cell office:value-type="float" office:value="0.206027" calcext:value-type="float">
            <text:p>0.206027</text:p>
          </table:table-cell>
          <table:table-cell office:value-type="float" office:value="0.147277" calcext:value-type="float">
            <text:p>0.147277</text:p>
          </table:table-cell>
          <table:table-cell office:value-type="float" office:value="0.085699" calcext:value-type="float">
            <text:p>0.085699</text:p>
          </table:table-cell>
          <table:table-cell office:value-type="float" office:value="0.025362" calcext:value-type="float">
            <text:p>0.025362</text:p>
          </table:table-cell>
        </table:table-row>
        <table:table-row table:style-name="ro1">
          <table:table-cell office:value-type="string" calcext:value-type="string">
            <text:p>web-Stanford</text:p>
          </table:table-cell>
          <table:table-cell office:value-type="float" office:value="1.8775" calcext:value-type="float">
            <text:p>1.8775</text:p>
          </table:table-cell>
          <table:table-cell office:value-type="float" office:value="0.961019" calcext:value-type="float">
            <text:p>0.961019</text:p>
          </table:table-cell>
          <table:table-cell office:value-type="float" office:value="0.452826" calcext:value-type="float">
            <text:p>0.452826</text:p>
          </table:table-cell>
          <table:table-cell office:value-type="float" office:value="0.20496" calcext:value-type="float">
            <text:p>0.20496</text:p>
          </table:table-cell>
          <table:table-cell office:value-type="float" office:value="0.145795" calcext:value-type="float">
            <text:p>0.145795</text:p>
          </table:table-cell>
          <table:table-cell office:value-type="float" office:value="0.086068" calcext:value-type="float">
            <text:p>0.086068</text:p>
          </table:table-cell>
          <table:table-cell office:value-type="float" office:value="0.026555" calcext:value-type="float">
            <text:p>0.026555</text:p>
          </table:table-cell>
        </table:table-row>
        <table:table-row table:style-name="ro1">
          <table:table-cell office:value-type="string" calcext:value-type="string">
            <text:p>web-Stanford</text:p>
          </table:table-cell>
          <table:table-cell office:value-type="float" office:value="1.8729" calcext:value-type="float">
            <text:p>1.8729</text:p>
          </table:table-cell>
          <table:table-cell office:value-type="float" office:value="0.961883" calcext:value-type="float">
            <text:p>0.961883</text:p>
          </table:table-cell>
          <table:table-cell office:value-type="float" office:value="0.447629" calcext:value-type="float">
            <text:p>0.447629</text:p>
          </table:table-cell>
          <table:table-cell office:value-type="float" office:value="0.205883" calcext:value-type="float">
            <text:p>0.205883</text:p>
          </table:table-cell>
          <table:table-cell office:value-type="float" office:value="0.144936" calcext:value-type="float">
            <text:p>0.144936</text:p>
          </table:table-cell>
          <table:table-cell office:value-type="float" office:value="0.086573" calcext:value-type="float">
            <text:p>0.086573</text:p>
          </table:table-cell>
          <table:table-cell office:value-type="float" office:value="0.025716" calcext:value-type="float">
            <text:p>0.025716</text:p>
          </table:table-cell>
        </table:table-row>
        <table:table-row table:style-name="ro1">
          <table:table-cell office:value-type="string" calcext:value-type="string">
            <text:p>web-Stanford</text:p>
          </table:table-cell>
          <table:table-cell office:value-type="float" office:value="1.87014" calcext:value-type="float">
            <text:p>1.87014</text:p>
          </table:table-cell>
          <table:table-cell office:value-type="float" office:value="0.954603" calcext:value-type="float">
            <text:p>0.954603</text:p>
          </table:table-cell>
          <table:table-cell office:value-type="float" office:value="0.45193" calcext:value-type="float">
            <text:p>0.45193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145755" calcext:value-type="float">
            <text:p>0.145755</text:p>
          </table:table-cell>
          <table:table-cell office:value-type="float" office:value="0.085726" calcext:value-type="float">
            <text:p>0.085726</text:p>
          </table:table-cell>
          <table:table-cell office:value-type="float" office:value="0.02562" calcext:value-type="float">
            <text:p>0.02562</text:p>
          </table:table-cell>
        </table:table-row>
        <table:table-row table:style-name="ro1">
          <table:table-cell office:value-type="string" calcext:value-type="string">
            <text:p>web-Stanford</text:p>
          </table:table-cell>
          <table:table-cell office:value-type="float" office:value="1.8734" calcext:value-type="float">
            <text:p>1.8734</text:p>
          </table:table-cell>
          <table:table-cell office:value-type="float" office:value="0.959577" calcext:value-type="float">
            <text:p>0.959577</text:p>
          </table:table-cell>
          <table:table-cell office:value-type="float" office:value="0.448341" calcext:value-type="float">
            <text:p>0.448341</text:p>
          </table:table-cell>
          <table:table-cell office:value-type="float" office:value="0.204039" calcext:value-type="float">
            <text:p>0.204039</text:p>
          </table:table-cell>
          <table:table-cell office:value-type="float" office:value="0.147071" calcext:value-type="float">
            <text:p>0.147071</text:p>
          </table:table-cell>
          <table:table-cell office:value-type="float" office:value="0.087888" calcext:value-type="float">
            <text:p>0.087888</text:p>
          </table:table-cell>
          <table:table-cell office:value-type="float" office:value="0.026198" calcext:value-type="float">
            <text:p>0.026198</text:p>
          </table:table-cell>
        </table:table-row>
        <table:table-row table:style-name="ro1">
          <table:table-cell office:value-type="string" calcext:value-type="string">
            <text:p>web-Stanford</text:p>
          </table:table-cell>
          <table:table-cell office:value-type="float" office:value="1.90324" calcext:value-type="float">
            <text:p>1.90324</text:p>
          </table:table-cell>
          <table:table-cell office:value-type="float" office:value="0.989853" calcext:value-type="float">
            <text:p>0.989853</text:p>
          </table:table-cell>
          <table:table-cell office:value-type="float" office:value="0.452847" calcext:value-type="float">
            <text:p>0.452847</text:p>
          </table:table-cell>
          <table:table-cell office:value-type="float" office:value="0.202579" calcext:value-type="float">
            <text:p>0.202579</text:p>
          </table:table-cell>
          <table:table-cell office:value-type="float" office:value="0.145309" calcext:value-type="float">
            <text:p>0.145309</text:p>
          </table:table-cell>
          <table:table-cell office:value-type="float" office:value="0.086839" calcext:value-type="float">
            <text:p>0.086839</text:p>
          </table:table-cell>
          <table:table-cell office:value-type="float" office:value="0.025535" calcext:value-type="float">
            <text:p>0.025535</text:p>
          </table:table-cell>
        </table:table-row>
        <table:table-row table:style-name="ro1">
          <table:table-cell office:value-type="string" calcext:value-type="string">
            <text:p>web-Stanford</text:p>
          </table:table-cell>
          <table:table-cell office:value-type="float" office:value="1.88092" calcext:value-type="float">
            <text:p>1.88092</text:p>
          </table:table-cell>
          <table:table-cell office:value-type="float" office:value="0.961558" calcext:value-type="float">
            <text:p>0.961558</text:p>
          </table:table-cell>
          <table:table-cell office:value-type="float" office:value="0.449834" calcext:value-type="float">
            <text:p>0.449834</text:p>
          </table:table-cell>
          <table:table-cell office:value-type="float" office:value="0.207557" calcext:value-type="float">
            <text:p>0.207557</text:p>
          </table:table-cell>
          <table:table-cell office:value-type="float" office:value="0.146208" calcext:value-type="float">
            <text:p>0.146208</text:p>
          </table:table-cell>
          <table:table-cell office:value-type="float" office:value="0.089917" calcext:value-type="float">
            <text:p>0.089917</text:p>
          </table:table-cell>
          <table:table-cell office:value-type="float" office:value="0.025565" calcext:value-type="float">
            <text:p>0.025565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8.832" calcext:value-type="float">
            <text:p>28.832</text:p>
          </table:table-cell>
          <table:table-cell office:value-type="float" office:value="15.4432" calcext:value-type="float">
            <text:p>15.4432</text:p>
          </table:table-cell>
          <table:table-cell office:value-type="float" office:value="6.65631" calcext:value-type="float">
            <text:p>6.65631</text:p>
          </table:table-cell>
          <table:table-cell office:value-type="float" office:value="4.45191" calcext:value-type="float">
            <text:p>4.45191</text:p>
          </table:table-cell>
          <table:table-cell office:value-type="float" office:value="1.89599" calcext:value-type="float">
            <text:p>1.89599</text:p>
          </table:table-cell>
          <table:table-cell office:value-type="float" office:value="0.242897" calcext:value-type="float">
            <text:p>0.242897</text:p>
          </table:table-cell>
          <table:table-cell office:value-type="float" office:value="0.140471" calcext:value-type="float">
            <text:p>0.140471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.7396" calcext:value-type="float">
            <text:p>29.7396</text:p>
          </table:table-cell>
          <table:table-cell office:value-type="float" office:value="15.554" calcext:value-type="float">
            <text:p>15.554</text:p>
          </table:table-cell>
          <table:table-cell office:value-type="float" office:value="7.0303" calcext:value-type="float">
            <text:p>7.0303</text:p>
          </table:table-cell>
          <table:table-cell office:value-type="float" office:value="4.78041" calcext:value-type="float">
            <text:p>4.78041</text:p>
          </table:table-cell>
          <table:table-cell office:value-type="float" office:value="1.96353" calcext:value-type="float">
            <text:p>1.96353</text:p>
          </table:table-cell>
          <table:table-cell office:value-type="float" office:value="0.270557" calcext:value-type="float">
            <text:p>0.270557</text:p>
          </table:table-cell>
          <table:table-cell office:value-type="float" office:value="0.139787" calcext:value-type="float">
            <text:p>0.139787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.6479" calcext:value-type="float">
            <text:p>29.6479</text:p>
          </table:table-cell>
          <table:table-cell office:value-type="float" office:value="15.388" calcext:value-type="float">
            <text:p>15.388</text:p>
          </table:table-cell>
          <table:table-cell office:value-type="float" office:value="7.08146" calcext:value-type="float">
            <text:p>7.08146</text:p>
          </table:table-cell>
          <table:table-cell office:value-type="float" office:value="4.83402" calcext:value-type="float">
            <text:p>4.83402</text:p>
          </table:table-cell>
          <table:table-cell office:value-type="float" office:value="1.9383" calcext:value-type="float">
            <text:p>1.9383</text:p>
          </table:table-cell>
          <table:table-cell office:value-type="float" office:value="0.264115" calcext:value-type="float">
            <text:p>0.264115</text:p>
          </table:table-cell>
          <table:table-cell office:value-type="float" office:value="0.139992" calcext:value-type="float">
            <text:p>0.139992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.695" calcext:value-type="float">
            <text:p>29.695</text:p>
          </table:table-cell>
          <table:table-cell office:value-type="float" office:value="15.5004" calcext:value-type="float">
            <text:p>15.5004</text:p>
          </table:table-cell>
          <table:table-cell office:value-type="float" office:value="7.01984" calcext:value-type="float">
            <text:p>7.01984</text:p>
          </table:table-cell>
          <table:table-cell office:value-type="float" office:value="4.82575" calcext:value-type="float">
            <text:p>4.82575</text:p>
          </table:table-cell>
          <table:table-cell office:value-type="float" office:value="1.95128" calcext:value-type="float">
            <text:p>1.95128</text:p>
          </table:table-cell>
          <table:table-cell office:value-type="float" office:value="0.253816" calcext:value-type="float">
            <text:p>0.253816</text:p>
          </table:table-cell>
          <table:table-cell office:value-type="float" office:value="0.142901" calcext:value-type="float">
            <text:p>0.142901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.2935" calcext:value-type="float">
            <text:p>29.2935</text:p>
          </table:table-cell>
          <table:table-cell office:value-type="float" office:value="15.3816" calcext:value-type="float">
            <text:p>15.3816</text:p>
          </table:table-cell>
          <table:table-cell office:value-type="float" office:value="6.91074" calcext:value-type="float">
            <text:p>6.91074</text:p>
          </table:table-cell>
          <table:table-cell office:value-type="float" office:value="4.66055" calcext:value-type="float">
            <text:p>4.66055</text:p>
          </table:table-cell>
          <table:table-cell office:value-type="float" office:value="1.95007" calcext:value-type="float">
            <text:p>1.95007</text:p>
          </table:table-cell>
          <table:table-cell office:value-type="float" office:value="0.245854" calcext:value-type="float">
            <text:p>0.245854</text:p>
          </table:table-cell>
          <table:table-cell office:value-type="float" office:value="0.144007" calcext:value-type="float">
            <text:p>0.144007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.3825" calcext:value-type="float">
            <text:p>29.3825</text:p>
          </table:table-cell>
          <table:table-cell office:value-type="float" office:value="15.3786" calcext:value-type="float">
            <text:p>15.3786</text:p>
          </table:table-cell>
          <table:table-cell office:value-type="float" office:value="6.90507" calcext:value-type="float">
            <text:p>6.90507</text:p>
          </table:table-cell>
          <table:table-cell office:value-type="float" office:value="4.74822" calcext:value-type="float">
            <text:p>4.74822</text:p>
          </table:table-cell>
          <table:table-cell office:value-type="float" office:value="1.95695" calcext:value-type="float">
            <text:p>1.95695</text:p>
          </table:table-cell>
          <table:table-cell office:value-type="float" office:value="0.248616" calcext:value-type="float">
            <text:p>0.248616</text:p>
          </table:table-cell>
          <table:table-cell office:value-type="float" office:value="0.144126" calcext:value-type="float">
            <text:p>0.144126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.5151" calcext:value-type="float">
            <text:p>29.5151</text:p>
          </table:table-cell>
          <table:table-cell office:value-type="float" office:value="15.3237" calcext:value-type="float">
            <text:p>15.3237</text:p>
          </table:table-cell>
          <table:table-cell office:value-type="float" office:value="7.01662" calcext:value-type="float">
            <text:p>7.01662</text:p>
          </table:table-cell>
          <table:table-cell office:value-type="float" office:value="4.81927" calcext:value-type="float">
            <text:p>4.81927</text:p>
          </table:table-cell>
          <table:table-cell office:value-type="float" office:value="1.9594" calcext:value-type="float">
            <text:p>1.9594</text:p>
          </table:table-cell>
          <table:table-cell office:value-type="float" office:value="0.254714" calcext:value-type="float">
            <text:p>0.254714</text:p>
          </table:table-cell>
          <table:table-cell office:value-type="float" office:value="0.140557" calcext:value-type="float">
            <text:p>0.140557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.4478" calcext:value-type="float">
            <text:p>29.4478</text:p>
          </table:table-cell>
          <table:table-cell office:value-type="float" office:value="15.279" calcext:value-type="float">
            <text:p>15.279</text:p>
          </table:table-cell>
          <table:table-cell office:value-type="float" office:value="6.99884" calcext:value-type="float">
            <text:p>6.99884</text:p>
          </table:table-cell>
          <table:table-cell office:value-type="float" office:value="4.81145" calcext:value-type="float">
            <text:p>4.81145</text:p>
          </table:table-cell>
          <table:table-cell office:value-type="float" office:value="1.95956" calcext:value-type="float">
            <text:p>1.95956</text:p>
          </table:table-cell>
          <table:table-cell office:value-type="float" office:value="0.257544" calcext:value-type="float">
            <text:p>0.257544</text:p>
          </table:table-cell>
          <table:table-cell office:value-type="float" office:value="0.140427" calcext:value-type="float">
            <text:p>0.140427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.4386" calcext:value-type="float">
            <text:p>29.4386</text:p>
          </table:table-cell>
          <table:table-cell office:value-type="float" office:value="15.4889" calcext:value-type="float">
            <text:p>15.4889</text:p>
          </table:table-cell>
          <table:table-cell office:value-type="float" office:value="6.93132" calcext:value-type="float">
            <text:p>6.93132</text:p>
          </table:table-cell>
          <table:table-cell office:value-type="float" office:value="4.65699" calcext:value-type="float">
            <text:p>4.65699</text:p>
          </table:table-cell>
          <table:table-cell office:value-type="float" office:value="1.96992" calcext:value-type="float">
            <text:p>1.96992</text:p>
          </table:table-cell>
          <table:table-cell office:value-type="float" office:value="0.248413" calcext:value-type="float">
            <text:p>0.248413</text:p>
          </table:table-cell>
          <table:table-cell office:value-type="float" office:value="0.14211" calcext:value-type="float">
            <text:p>0.14211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.306" calcext:value-type="float">
            <text:p>29.306</text:p>
          </table:table-cell>
          <table:table-cell office:value-type="float" office:value="15.3875" calcext:value-type="float">
            <text:p>15.3875</text:p>
          </table:table-cell>
          <table:table-cell office:value-type="float" office:value="6.91464" calcext:value-type="float">
            <text:p>6.91464</text:p>
          </table:table-cell>
          <table:table-cell office:value-type="float" office:value="4.67367" calcext:value-type="float">
            <text:p>4.67367</text:p>
          </table:table-cell>
          <table:table-cell office:value-type="float" office:value="1.9473" calcext:value-type="float">
            <text:p>1.9473</text:p>
          </table:table-cell>
          <table:table-cell office:value-type="float" office:value="0.239149" calcext:value-type="float">
            <text:p>0.239149</text:p>
          </table:table-cell>
          <table:table-cell office:value-type="float" office:value="0.142704" calcext:value-type="float">
            <text:p>0.14270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endrils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1">
          <table:table-cell table:style-name="Default" office:value-type="string" calcext:value-type="string">
            <text:p>in.txt</text:p>
          </table:table-cell>
          <table:table-cell table:style-name="ce5" table:formula="of:=AVERAGE([.B2:.B11])" office:value-type="float" office:value="0.0006814" calcext:value-type="float">
            <text:p>0.0007</text:p>
          </table:table-cell>
          <table:table-cell table:style-name="ce5" table:formula="of:=AVERAGE([.C2:.C11])" office:value-type="float" office:value="0.0001113" calcext:value-type="float">
            <text:p>0.0001</text:p>
          </table:table-cell>
          <table:table-cell table:style-name="ce5" table:formula="of:=AVERAGE([.D2:.D11])" office:value-type="float" office:value="0.0000266" calcext:value-type="float">
            <text:p>0.0000</text:p>
          </table:table-cell>
          <table:table-cell table:style-name="ce5" table:formula="of:=AVERAGE([.E2:.E11])" office:value-type="float" office:value="0.0000033" calcext:value-type="float">
            <text:p>0.0000</text:p>
          </table:table-cell>
          <table:table-cell table:style-name="ce5" table:formula="of:=AVERAGE([.F2:.F11])" office:value-type="float" office:value="0.0000051" calcext:value-type="float">
            <text:p>0.0000</text:p>
          </table:table-cell>
          <table:table-cell table:style-name="ce5" table:formula="of:=AVERAGE([.G2:.G11])" office:value-type="float" office:value="0.0000084" calcext:value-type="float">
            <text:p>0.0000</text:p>
          </table:table-cell>
          <table:table-cell table:style-name="ce5" table:formula="of:=AVERAGE([.H2:.H11])" office:value-type="float" office:value="0.0004383" calcext:value-type="float">
            <text:p>0.0004</text:p>
          </table:table-cell>
        </table:table-row>
        <table:table-row table:style-name="ro1">
          <table:table-cell table:style-name="Default" office:value-type="string" calcext:value-type="string">
            <text:p>web-NotreDame.txt</text:p>
          </table:table-cell>
          <table:table-cell table:style-name="ce5" table:formula="of:=AVERAGE([.B12:.B21])" office:value-type="float" office:value="1.077677" calcext:value-type="float">
            <text:p>1.0777</text:p>
          </table:table-cell>
          <table:table-cell table:style-name="ce5" table:formula="of:=AVERAGE([.C12:.C21])" office:value-type="float" office:value="0.5791665" calcext:value-type="float">
            <text:p>0.5792</text:p>
          </table:table-cell>
          <table:table-cell table:style-name="ce5" table:formula="of:=AVERAGE([.D12:.D21])" office:value-type="float" office:value="0.2275211" calcext:value-type="float">
            <text:p>0.2275</text:p>
          </table:table-cell>
          <table:table-cell table:style-name="ce5" table:formula="of:=AVERAGE([.E12:.E21])" office:value-type="float" office:value="0.0269463" calcext:value-type="float">
            <text:p>0.0269</text:p>
          </table:table-cell>
          <table:table-cell table:style-name="ce5" table:formula="of:=AVERAGE([.F12:.F21])" office:value-type="float" office:value="0.0836276" calcext:value-type="float">
            <text:p>0.0836</text:p>
          </table:table-cell>
          <table:table-cell table:style-name="ce5" table:formula="of:=AVERAGE([.G12:.G21])" office:value-type="float" office:value="0.1331032" calcext:value-type="float">
            <text:p>0.1331</text:p>
          </table:table-cell>
          <table:table-cell table:style-name="ce5" table:formula="of:=AVERAGE([.H12:.H21])" office:value-type="float" office:value="0.0268805" calcext:value-type="float">
            <text:p>0.0269</text:p>
          </table:table-cell>
        </table:table-row>
        <table:table-row table:style-name="ro1">
          <table:table-cell table:style-name="Default" office:value-type="string" calcext:value-type="string">
            <text:p>WikiTalk.txt</text:p>
          </table:table-cell>
          <table:table-cell table:style-name="ce5" table:formula="of:=AVERAGE([.B22:.B31])" office:value-type="float" office:value="4.807049" calcext:value-type="float">
            <text:p>4.8070</text:p>
          </table:table-cell>
          <table:table-cell table:style-name="ce5" table:formula="of:=AVERAGE([.C22:.C31])" office:value-type="float" office:value="2.435037" calcext:value-type="float">
            <text:p>2.4350</text:p>
          </table:table-cell>
          <table:table-cell table:style-name="ce5" table:formula="of:=AVERAGE([.D22:.D31])" office:value-type="float" office:value="1.117129" calcext:value-type="float">
            <text:p>1.1171</text:p>
          </table:table-cell>
          <table:table-cell table:style-name="ce5" table:formula="of:=AVERAGE([.E22:.E31])" office:value-type="float" office:value="0.1815126" calcext:value-type="float">
            <text:p>0.1815</text:p>
          </table:table-cell>
          <table:table-cell table:style-name="ce5" table:formula="of:=AVERAGE([.F22:.F31])" office:value-type="float" office:value="0.4293088" calcext:value-type="float">
            <text:p>0.4293</text:p>
          </table:table-cell>
          <table:table-cell table:style-name="ce5" table:formula="of:=AVERAGE([.G22:.G31])" office:value-type="float" office:value="0.4413661" calcext:value-type="float">
            <text:p>0.4414</text:p>
          </table:table-cell>
          <table:table-cell table:style-name="ce5" table:formula="of:=AVERAGE([.H22:.H31])" office:value-type="float" office:value="0.2007244" calcext:value-type="float">
            <text:p>0.2007</text:p>
          </table:table-cell>
        </table:table-row>
        <table:table-row table:style-name="ro1">
          <table:table-cell table:style-name="Default" office:value-type="string" calcext:value-type="string">
            <text:p>web-Google.txt</text:p>
          </table:table-cell>
          <table:table-cell table:style-name="ce5" table:formula="of:=AVERAGE([.B32:.B41])" office:value-type="float" office:value="4.418106" calcext:value-type="float">
            <text:p>4.4181</text:p>
          </table:table-cell>
          <table:table-cell table:style-name="ce5" table:formula="of:=AVERAGE([.C32:.C41])" office:value-type="float" office:value="2.272121" calcext:value-type="float">
            <text:p>2.2721</text:p>
          </table:table-cell>
          <table:table-cell table:style-name="ce5" table:formula="of:=AVERAGE([.D32:.D41])" office:value-type="float" office:value="1.028998" calcext:value-type="float">
            <text:p>1.0290</text:p>
          </table:table-cell>
          <table:table-cell table:style-name="ce5" table:formula="of:=AVERAGE([.E32:.E41])" office:value-type="float" office:value="0.4928023" calcext:value-type="float">
            <text:p>0.4928</text:p>
          </table:table-cell>
          <table:table-cell table:style-name="ce5" table:formula="of:=AVERAGE([.F32:.F41])" office:value-type="float" office:value="0.3031234" calcext:value-type="float">
            <text:p>0.3031</text:p>
          </table:table-cell>
          <table:table-cell table:style-name="ce5" table:formula="of:=AVERAGE([.G32:.G41])" office:value-type="float" office:value="0.2397361" calcext:value-type="float">
            <text:p>0.2397</text:p>
          </table:table-cell>
          <table:table-cell table:style-name="ce5" table:formula="of:=AVERAGE([.H32:.H41])" office:value-type="float" office:value="0.0800381" calcext:value-type="float">
            <text:p>0.0800</text:p>
          </table:table-cell>
        </table:table-row>
        <table:table-row table:style-name="ro1">
          <table:table-cell table:style-name="Default" office:value-type="string" calcext:value-type="string">
            <text:p>web-BerkStan.txt</text:p>
          </table:table-cell>
          <table:table-cell table:style-name="ce5" table:formula="of:=AVERAGE([.B42:.B51])" office:value-type="float" office:value="5.083108" calcext:value-type="float">
            <text:p>5.0831</text:p>
          </table:table-cell>
          <table:table-cell table:style-name="ce5" table:formula="of:=AVERAGE([.C42:.C51])" office:value-type="float" office:value="2.744416" calcext:value-type="float">
            <text:p>2.7444</text:p>
          </table:table-cell>
          <table:table-cell table:style-name="ce5" table:formula="of:=AVERAGE([.D42:.D51])" office:value-type="float" office:value="1.106926" calcext:value-type="float">
            <text:p>1.1069</text:p>
          </table:table-cell>
          <table:table-cell table:style-name="ce5" table:formula="of:=AVERAGE([.E42:.E51])" office:value-type="float" office:value="0.577793" calcext:value-type="float">
            <text:p>0.5778</text:p>
          </table:table-cell>
          <table:table-cell table:style-name="ce5" table:formula="of:=AVERAGE([.F42:.F51])" office:value-type="float" office:value="0.2709235" calcext:value-type="float">
            <text:p>0.2709</text:p>
          </table:table-cell>
          <table:table-cell table:style-name="ce5" table:formula="of:=AVERAGE([.G42:.G51])" office:value-type="float" office:value="0.3256415" calcext:value-type="float">
            <text:p>0.3256</text:p>
          </table:table-cell>
          <table:table-cell table:style-name="ce5" table:formula="of:=AVERAGE([.H42:.H51])" office:value-type="float" office:value="0.0568654" calcext:value-type="float">
            <text:p>0.0569</text:p>
          </table:table-cell>
        </table:table-row>
        <table:table-row table:style-name="ro1">
          <table:table-cell table:style-name="Default" office:value-type="string" calcext:value-type="string">
            <text:p>web-Stanford.txt</text:p>
          </table:table-cell>
          <table:table-cell table:style-name="ce5" table:formula="of:=AVERAGE([.B52:.B61])" office:value-type="float" office:value="1.871834" calcext:value-type="float">
            <text:p>1.8718</text:p>
          </table:table-cell>
          <table:table-cell table:style-name="ce5" table:formula="of:=AVERAGE([.C52:.C61])" office:value-type="float" office:value="0.9672251" calcext:value-type="float">
            <text:p>0.9672</text:p>
          </table:table-cell>
          <table:table-cell table:style-name="ce5" table:formula="of:=AVERAGE([.D52:.D61])" office:value-type="float" office:value="0.4451557" calcext:value-type="float">
            <text:p>0.4452</text:p>
          </table:table-cell>
          <table:table-cell table:style-name="ce5" table:formula="of:=AVERAGE([.E52:.E61])" office:value-type="float" office:value="0.2026613" calcext:value-type="float">
            <text:p>0.2027</text:p>
          </table:table-cell>
          <table:table-cell table:style-name="ce5" table:formula="of:=AVERAGE([.F52:.F61])" office:value-type="float" office:value="0.144711" calcext:value-type="float">
            <text:p>0.1447</text:p>
          </table:table-cell>
          <table:table-cell table:style-name="ce5" table:formula="of:=AVERAGE([.G52:.G61])" office:value-type="float" office:value="0.086072" calcext:value-type="float">
            <text:p>0.0861</text:p>
          </table:table-cell>
          <table:table-cell table:style-name="ce5" table:formula="of:=AVERAGE([.H52:.H61])" office:value-type="float" office:value="0.0257192" calcext:value-type="float">
            <text:p>0.0257</text:p>
          </table:table-cell>
        </table:table-row>
        <table:table-row table:style-name="ro1">
          <table:table-cell table:style-name="Default" office:value-type="string" calcext:value-type="string">
            <text:p>soc-pokec-relationships.txt</text:p>
          </table:table-cell>
          <table:table-cell table:style-name="ce5" table:formula="of:=AVERAGE([.B62:.B71])" office:value-type="float" office:value="29.4298" calcext:value-type="float">
            <text:p>29.4298</text:p>
          </table:table-cell>
          <table:table-cell table:style-name="ce5" table:formula="of:=AVERAGE([.C62:.C71])" office:value-type="float" office:value="15.41249" calcext:value-type="float">
            <text:p>15.4125</text:p>
          </table:table-cell>
          <table:table-cell table:style-name="ce5" table:formula="of:=AVERAGE([.D62:.D71])" office:value-type="float" office:value="6.946514" calcext:value-type="float">
            <text:p>6.9465</text:p>
          </table:table-cell>
          <table:table-cell table:style-name="ce5" table:formula="of:=AVERAGE([.E62:.E71])" office:value-type="float" office:value="4.726224" calcext:value-type="float">
            <text:p>4.7262</text:p>
          </table:table-cell>
          <table:table-cell table:style-name="ce5" table:formula="of:=AVERAGE([.F62:.F71])" office:value-type="float" office:value="1.94923" calcext:value-type="float">
            <text:p>1.9492</text:p>
          </table:table-cell>
          <table:table-cell table:style-name="ce5" table:formula="of:=AVERAGE([.G62:.G71])" office:value-type="float" office:value="0.2525675" calcext:value-type="float">
            <text:p>0.2526</text:p>
          </table:table-cell>
          <table:table-cell table:style-name="ce5" table:formula="of:=AVERAGE([.H62:.H71])" office:value-type="float" office:value="0.1417082" calcext:value-type="float">
            <text:p>0.14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Default" office:value-type="string" calcext:value-type="string">
            <text:p>in.txt</text:p>
          </table:table-cell>
          <table:table-cell table:style-name="ce6" table:formula="of:=[.B75]/[.$B75]" office:value-type="percentage" office:value="1" calcext:value-type="percentage">
            <text:p>100.00%</text:p>
          </table:table-cell>
          <table:table-cell table:style-name="ce6" table:formula="of:=[.C75]/[.$B75]" office:value-type="percentage" office:value="0.16334018197828" calcext:value-type="percentage">
            <text:p>16.33%</text:p>
          </table:table-cell>
          <table:table-cell table:style-name="ce6" table:formula="of:=[.D75]/[.$B75]" office:value-type="percentage" office:value="0.0390372761960669" calcext:value-type="percentage">
            <text:p>3.90%</text:p>
          </table:table-cell>
          <table:table-cell table:style-name="ce6" table:formula="of:=[.E75]/[.$B75]" office:value-type="percentage" office:value="0.00484297035515116" calcext:value-type="percentage">
            <text:p>0.48%</text:p>
          </table:table-cell>
          <table:table-cell table:style-name="ce6" table:formula="of:=[.F75]/[.$B75]" office:value-type="percentage" office:value="0.00748459054886998" calcext:value-type="percentage">
            <text:p>0.75%</text:p>
          </table:table-cell>
          <table:table-cell table:style-name="ce6" table:formula="of:=[.G75]/[.$B75]" office:value-type="percentage" office:value="0.0123275609040211" calcext:value-type="percentage">
            <text:p>1.23%</text:p>
          </table:table-cell>
          <table:table-cell table:style-name="ce6" table:formula="of:=[.H75]/[.$B75]" office:value-type="percentage" office:value="0.643234517170531" calcext:value-type="percentage">
            <text:p>64.32%</text:p>
          </table:table-cell>
        </table:table-row>
        <table:table-row table:style-name="ro1">
          <table:table-cell table:style-name="Default" office:value-type="string" calcext:value-type="string">
            <text:p>web-NotreDame.txt</text:p>
          </table:table-cell>
          <table:table-cell table:style-name="ce6" table:formula="of:=[.B76]/[.$B76]" office:value-type="percentage" office:value="1" calcext:value-type="percentage">
            <text:p>100.00%</text:p>
          </table:table-cell>
          <table:table-cell table:style-name="ce6" table:formula="of:=[.C76]/[.$B76]" office:value-type="percentage" office:value="0.537421231036758" calcext:value-type="percentage">
            <text:p>53.74%</text:p>
          </table:table-cell>
          <table:table-cell table:style-name="ce6" table:formula="of:=[.D76]/[.$B76]" office:value-type="percentage" office:value="0.211121792522249" calcext:value-type="percentage">
            <text:p>21.11%</text:p>
          </table:table-cell>
          <table:table-cell table:style-name="ce6" table:formula="of:=[.E76]/[.$B76]" office:value-type="percentage" office:value="0.0250040596579495" calcext:value-type="percentage">
            <text:p>2.50%</text:p>
          </table:table-cell>
          <table:table-cell table:style-name="ce6" table:formula="of:=[.F76]/[.$B76]" office:value-type="percentage" office:value="0.0775998745449703" calcext:value-type="percentage">
            <text:p>7.76%</text:p>
          </table:table-cell>
          <table:table-cell table:style-name="ce6" table:formula="of:=[.G76]/[.$B76]" office:value-type="percentage" office:value="0.123509363195095" calcext:value-type="percentage">
            <text:p>12.35%</text:p>
          </table:table-cell>
          <table:table-cell table:style-name="ce6" table:formula="of:=[.H76]/[.$B76]" office:value-type="percentage" office:value="0.0249430024023896" calcext:value-type="percentage">
            <text:p>2.49%</text:p>
          </table:table-cell>
        </table:table-row>
        <table:table-row table:style-name="ro1">
          <table:table-cell table:style-name="Default" office:value-type="string" calcext:value-type="string">
            <text:p>WikiTalk.txt</text:p>
          </table:table-cell>
          <table:table-cell table:style-name="ce6" table:formula="of:=[.B77]/[.$B77]" office:value-type="percentage" office:value="1" calcext:value-type="percentage">
            <text:p>100.00%</text:p>
          </table:table-cell>
          <table:table-cell table:style-name="ce6" table:formula="of:=[.C77]/[.$B77]" office:value-type="percentage" office:value="0.50655547717529" calcext:value-type="percentage">
            <text:p>50.66%</text:p>
          </table:table-cell>
          <table:table-cell table:style-name="ce6" table:formula="of:=[.D77]/[.$B77]" office:value-type="percentage" office:value="0.23239392816674" calcext:value-type="percentage">
            <text:p>23.24%</text:p>
          </table:table-cell>
          <table:table-cell table:style-name="ce6" table:formula="of:=[.E77]/[.$B77]" office:value-type="percentage" office:value="0.0377596733463711" calcext:value-type="percentage">
            <text:p>3.78%</text:p>
          </table:table-cell>
          <table:table-cell table:style-name="ce6" table:formula="of:=[.F77]/[.$B77]" office:value-type="percentage" office:value="0.0893081805490229" calcext:value-type="percentage">
            <text:p>8.93%</text:p>
          </table:table-cell>
          <table:table-cell table:style-name="ce6" table:formula="of:=[.G77]/[.$B77]" office:value-type="percentage" office:value="0.0918164345734774" calcext:value-type="percentage">
            <text:p>9.18%</text:p>
          </table:table-cell>
          <table:table-cell table:style-name="ce6" table:formula="of:=[.H77]/[.$B77]" office:value-type="percentage" office:value="0.0417562625219755" calcext:value-type="percentage">
            <text:p>4.18%</text:p>
          </table:table-cell>
        </table:table-row>
        <table:table-row table:style-name="ro1">
          <table:table-cell table:style-name="Default" office:value-type="string" calcext:value-type="string">
            <text:p>web-Google.txt</text:p>
          </table:table-cell>
          <table:table-cell table:style-name="ce6" table:formula="of:=[.B78]/[.$B78]" office:value-type="percentage" office:value="1" calcext:value-type="percentage">
            <text:p>100.00%</text:p>
          </table:table-cell>
          <table:table-cell table:style-name="ce6" table:formula="of:=[.C78]/[.$B78]" office:value-type="percentage" office:value="0.514274895170012" calcext:value-type="percentage">
            <text:p>51.43%</text:p>
          </table:table-cell>
          <table:table-cell table:style-name="ce6" table:formula="of:=[.D78]/[.$B78]" office:value-type="percentage" office:value="0.23290477865402" calcext:value-type="percentage">
            <text:p>23.29%</text:p>
          </table:table-cell>
          <table:table-cell table:style-name="ce6" table:formula="of:=[.E78]/[.$B78]" office:value-type="percentage" office:value="0.111541529334063" calcext:value-type="percentage">
            <text:p>11.15%</text:p>
          </table:table-cell>
          <table:table-cell table:style-name="ce6" table:formula="of:=[.F78]/[.$B78]" office:value-type="percentage" office:value="0.0686093543251339" calcext:value-type="percentage">
            <text:p>6.86%</text:p>
          </table:table-cell>
          <table:table-cell table:style-name="ce6" table:formula="of:=[.G78]/[.$B78]" office:value-type="percentage" office:value="0.0542621883675946" calcext:value-type="percentage">
            <text:p>5.43%</text:p>
          </table:table-cell>
          <table:table-cell table:style-name="ce6" table:formula="of:=[.H78]/[.$B78]" office:value-type="percentage" office:value="0.0181159302198725" calcext:value-type="percentage">
            <text:p>1.81%</text:p>
          </table:table-cell>
        </table:table-row>
        <table:table-row table:style-name="ro1">
          <table:table-cell table:style-name="Default" office:value-type="string" calcext:value-type="string">
            <text:p>web-BerkStan.txt</text:p>
          </table:table-cell>
          <table:table-cell table:style-name="ce6" table:formula="of:=[.B79]/[.$B79]" office:value-type="percentage" office:value="1" calcext:value-type="percentage">
            <text:p>100.00%</text:p>
          </table:table-cell>
          <table:table-cell table:style-name="ce6" table:formula="of:=[.C79]/[.$B79]" office:value-type="percentage" office:value="0.53990904777156" calcext:value-type="percentage">
            <text:p>53.99%</text:p>
          </table:table-cell>
          <table:table-cell table:style-name="ce6" table:formula="of:=[.D79]/[.$B79]" office:value-type="percentage" office:value="0.217765587510633" calcext:value-type="percentage">
            <text:p>21.78%</text:p>
          </table:table-cell>
          <table:table-cell table:style-name="ce6" table:formula="of:=[.E79]/[.$B79]" office:value-type="percentage" office:value="0.113669235436272" calcext:value-type="percentage">
            <text:p>11.37%</text:p>
          </table:table-cell>
          <table:table-cell table:style-name="ce6" table:formula="of:=[.F79]/[.$B79]" office:value-type="percentage" office:value="0.0532987888512304" calcext:value-type="percentage">
            <text:p>5.33%</text:p>
          </table:table-cell>
          <table:table-cell table:style-name="ce6" table:formula="of:=[.G79]/[.$B79]" office:value-type="percentage" office:value="0.0640634627475946" calcext:value-type="percentage">
            <text:p>6.41%</text:p>
          </table:table-cell>
          <table:table-cell table:style-name="ce6" table:formula="of:=[.H79]/[.$B79]" office:value-type="percentage" office:value="0.0111871319672924" calcext:value-type="percentage">
            <text:p>1.12%</text:p>
          </table:table-cell>
        </table:table-row>
        <table:table-row table:style-name="ro1">
          <table:table-cell table:style-name="Default" office:value-type="string" calcext:value-type="string">
            <text:p>web-Stanford.txt</text:p>
          </table:table-cell>
          <table:table-cell table:style-name="ce6" table:formula="of:=[.B80]/[.$B80]" office:value-type="percentage" office:value="1" calcext:value-type="percentage">
            <text:p>100.00%</text:p>
          </table:table-cell>
          <table:table-cell table:style-name="ce6" table:formula="of:=[.C80]/[.$B80]" office:value-type="percentage" office:value="0.516725895565526" calcext:value-type="percentage">
            <text:p>51.67%</text:p>
          </table:table-cell>
          <table:table-cell table:style-name="ce6" table:formula="of:=[.D80]/[.$B80]" office:value-type="percentage" office:value="0.237817936846964" calcext:value-type="percentage">
            <text:p>23.78%</text:p>
          </table:table-cell>
          <table:table-cell table:style-name="ce6" table:formula="of:=[.E80]/[.$B80]" office:value-type="percentage" office:value="0.108268842215709" calcext:value-type="percentage">
            <text:p>10.83%</text:p>
          </table:table-cell>
          <table:table-cell table:style-name="ce6" table:formula="of:=[.F80]/[.$B80]" office:value-type="percentage" office:value="0.0773097400731048" calcext:value-type="percentage">
            <text:p>7.73%</text:p>
          </table:table-cell>
          <table:table-cell table:style-name="ce6" table:formula="of:=[.G80]/[.$B80]" office:value-type="percentage" office:value="0.0459827100052676" calcext:value-type="percentage">
            <text:p>4.60%</text:p>
          </table:table-cell>
          <table:table-cell table:style-name="ce6" table:formula="of:=[.H80]/[.$B80]" office:value-type="percentage" office:value="0.0137401072958393" calcext:value-type="percentage">
            <text:p>1.37%</text:p>
          </table:table-cell>
        </table:table-row>
        <table:table-row table:style-name="ro1">
          <table:table-cell table:style-name="Default" office:value-type="string" calcext:value-type="string">
            <text:p>soc-pokec-relationships.txt</text:p>
          </table:table-cell>
          <table:table-cell table:style-name="ce6" table:formula="of:=[.B81]/[.$B81]" office:value-type="percentage" office:value="1" calcext:value-type="percentage">
            <text:p>100.00%</text:p>
          </table:table-cell>
          <table:table-cell table:style-name="ce6" table:formula="of:=[.C81]/[.$B81]" office:value-type="percentage" office:value="0.523703524998471" calcext:value-type="percentage">
            <text:p>52.37%</text:p>
          </table:table-cell>
          <table:table-cell table:style-name="ce6" table:formula="of:=[.D81]/[.$B81]" office:value-type="percentage" office:value="0.236036738272091" calcext:value-type="percentage">
            <text:p>23.60%</text:p>
          </table:table-cell>
          <table:table-cell table:style-name="ce6" table:formula="of:=[.E81]/[.$B81]" office:value-type="percentage" office:value="0.160593140286376" calcext:value-type="percentage">
            <text:p>16.06%</text:p>
          </table:table-cell>
          <table:table-cell table:style-name="ce6" table:formula="of:=[.F81]/[.$B81]" office:value-type="percentage" office:value="0.0662332057982045" calcext:value-type="percentage">
            <text:p>6.62%</text:p>
          </table:table-cell>
          <table:table-cell table:style-name="ce6" table:formula="of:=[.G81]/[.$B81]" office:value-type="percentage" office:value="0.00858203249767243" calcext:value-type="percentage">
            <text:p>0.86%</text:p>
          </table:table-cell>
          <table:table-cell table:style-name="ce6" table:formula="of:=[.H81]/[.$B81]" office:value-type="percentage" office:value="0.00481512616463585" calcext:value-type="percentage">
            <text:p>0.48%</text:p>
          </table:table-cell>
        </table:table-row>
        <table:table-row table:style-name="ro1" table:number-rows-repeated="104848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Sheet5.A1:Sheet5.K280" table:display-filter-buttons="true">
          <table:filter>
            <table:filter-and>
              <table:filter-condition table:field-number="1" table:value="Executio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20:07:04.445513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1:51:52.181167656</meta:creation-date>
    <dc:date>2014-10-14T23:02:05.073962761</dc:date>
    <meta:editing-duration>PT25M48S</meta:editing-duration>
    <meta:editing-cycles>9</meta:editing-cycles>
    <meta:generator>LibreOffice/4.2.6.3$Linux_X86_64 LibreOffice_project/420m0$Build-3</meta:generator>
    <meta:document-statistic meta:table-count="3" meta:cell-count="2219" meta:object-count="0"/>
  </office:meta>
</office:document-meta>
</file>